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ot" table:style-name="ta1">
        <table:shapes>
          <draw:frame draw:z-index="0" draw:style-name="gr1" draw:text-style-name="P1" svg:width="264.47pt" svg:height="103.32pt" svg:x="361.08pt" svg:y="15.65pt">
            <loext:p draw:notify-on-update-of-ranges="plot.B2:plot.B65 plot.C2:plot.C65 plot.B2:plot.B65 plot.D2:plot.D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7.57pt" svg:height="126pt" svg:x="386.42pt" svg:y="131.75pt">
            <loext:p draw:notify-on-update-of-ranges="plot.B66:plot.B128 plot.C66:plot.C128 plot.B66:plot.B128 plot.D66:plot.D1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8.76pt" svg:height="134.31pt" svg:x="390.67pt" svg:y="272.38pt">
            <loext:p draw:notify-on-update-of-ranges="plot.B129:plot.B191 plot.C129:plot.C191 plot.B129:plot.B191 plot.D129:plot.D19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2.15pt" svg:height="147.46pt" svg:x="375.9pt" svg:y="273.88pt">
            <loext:p draw:notify-on-update-of-ranges="plot.B192:plot.B255 plot.C192:plot.C255 plot.B192:plot.B255 plot.D192:plot.D25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96.14pt" svg:height="166.56pt" svg:x="368.11pt" svg:y="462.87pt">
            <loext:p draw:notify-on-update-of-ranges="plot.B256:plot.B318 plot.C256:plot.C318 plot.B256:plot.B318 plot.D256:plot.D3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00.33pt" svg:height="168.92pt" svg:x="373.55pt" svg:y="654.46pt">
            <loext:p draw:notify-on-update-of-ranges="plot.B319:plot.B381 plot.C319:plot.C381 plot.B319:plot.B381 plot.D319:plot.D38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08.49pt" svg:height="172.29pt" svg:x="375.51pt" svg:y="846.31pt">
            <loext:p draw:notify-on-update-of-ranges="plot.B382:plot.B445 plot.C382:plot.C445 plot.B382:plot.B445 plot.D382:plot.D44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80.83pt" svg:height="157.95pt" svg:x="379.79pt" svg:y="1038.13pt">
            <loext:p draw:notify-on-update-of-ranges="plot.B446:plot.B508 plot.C446:plot.C508 plot.B446:plot.B508 plot.D446:plot.D50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252.79pt" svg:height="142.19pt" svg:x="397.67pt" svg:y="1210.56pt">
            <loext:p draw:notify-on-update-of-ranges="plot.B509:plot.B571 plot.C509:plot.C571 plot.B509:plot.B571 plot.D509:plot.D57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87.86pt" svg:height="161.91pt" svg:x="384.46pt" svg:y="1369.42pt">
            <loext:p draw:notify-on-update-of-ranges="plot.B572:plot.B632 plot.C572:plot.C632 plot.B572:plot.B632 plot.D572:plot.D63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96.55pt" svg:height="110.55pt" svg:x="651.8pt" svg:y="13.38pt">
            <loext:p draw:notify-on-update-of-ranges="plot.E2:plot.E128 plot.F2:plot.F128 plot.E2:plot.E128 plot.G2:plot.G12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210.59pt" svg:height="118.46pt" svg:x="652.56pt" svg:y="136.83pt">
            <loext:p draw:notify-on-update-of-ranges="plot.E129:plot.E255 plot.F129:plot.F255 plot.E129:plot.E255 plot.G129:plot.G25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216.06pt" svg:height="121.52pt" svg:x="684.54pt" svg:y="295.74pt">
            <loext:p draw:notify-on-update-of-ranges="plot.E256:plot.E381 plot.F256:plot.F381 plot.E256:plot.E381 plot.G256:plot.G38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232.95pt" svg:height="131.05pt" svg:x="680.12pt" svg:y="468.17pt">
            <loext:p draw:notify-on-update-of-ranges="plot.E382:plot.E508 plot.F382:plot.F508 plot.E382:plot.E508 plot.G382:plot.G50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244.89pt" svg:height="137.74pt" svg:x="679.07pt" svg:y="657.16pt">
            <loext:p draw:notify-on-update-of-ranges="plot.E509:plot.E632 plot.F509:plot.F632 plot.E509:plot.E632 plot.G509:plot.G63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#offset(ns)</text:p>
          </table:table-cell>
          <table:table-cell/>
          <table:table-cell office:value-type="string" calcext:value-type="string">
            <text:p><text:s/>V 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formula="of:=[.A2]-[.$A$2]" office:value-type="float" office:value="0" calcext:value-type="float">
            <text:p>0</text:p>
          </table:table-cell>
          <table:table-cell table:number-columns-repeated="2" office:value-type="float" office:value="0.400002" calcext:value-type="float">
            <text:p>0.400002</text:p>
          </table:table-cell>
          <table:table-cell office:value-type="float" office:value="0" calcext:value-type="float">
            <text:p>0</text:p>
          </table:table-cell>
          <table:table-cell office:value-type="float" office:value="0.400002" calcext:value-type="float">
            <text:p>0.400002</text:p>
          </table:table-cell>
          <table:table-cell office:value-type="float" office:value="0.450002" calcext:value-type="float">
            <text:p>0.450002</text:p>
          </table:table-cell>
        </table:table-row>
        <table:table-row table:style-name="ro1">
          <table:table-cell office:value-type="float" office:value="4.029" calcext:value-type="float">
            <text:p>4.029</text:p>
          </table:table-cell>
          <table:table-cell table:formula="of:=[.A3]-[.$A$2]" office:value-type="float" office:value="0.0789999999999997" calcext:value-type="float">
            <text:p>0.079</text:p>
          </table:table-cell>
          <table:table-cell office:value-type="float" office:value="0.450002" calcext:value-type="float">
            <text:p>0.450002</text:p>
          </table:table-cell>
          <table:table-cell office:value-type="float" office:value="0.550002" calcext:value-type="float">
            <text:p>0.550002</text:p>
          </table:table-cell>
          <table:table-cell office:value-type="float" office:value="0.0789999999999997" calcext:value-type="float">
            <text:p>0.079</text:p>
          </table:table-cell>
          <table:table-cell office:value-type="float" office:value="0.500002" calcext:value-type="float">
            <text:p>0.500002</text:p>
          </table:table-cell>
          <table:table-cell office:value-type="float" office:value="0.550002" calcext:value-type="float">
            <text:p>0.550002</text:p>
          </table:table-cell>
        </table:table-row>
        <table:table-row table:style-name="ro1">
          <table:table-cell office:value-type="float" office:value="4.108" calcext:value-type="float">
            <text:p>4.108</text:p>
          </table:table-cell>
          <table:table-cell table:formula="of:=[.A4]-[.$A$2]" office:value-type="float" office:value="0.157999999999999" calcext:value-type="float">
            <text:p>0.158</text:p>
          </table:table-cell>
          <table:table-cell office:value-type="float" office:value="0.600002" calcext:value-type="float">
            <text:p>0.600002</text:p>
          </table:table-cell>
          <table:table-cell office:value-type="float" office:value="0.700002" calcext:value-type="float">
            <text:p>0.700002</text:p>
          </table:table-cell>
          <table:table-cell office:value-type="float" office:value="0.157999999999999" calcext:value-type="float">
            <text:p>0.158</text:p>
          </table:table-cell>
          <table:table-cell office:value-type="float" office:value="0.600002" calcext:value-type="float">
            <text:p>0.600002</text:p>
          </table:table-cell>
          <table:table-cell office:value-type="float" office:value="0.650002" calcext:value-type="float">
            <text:p>0.650002</text:p>
          </table:table-cell>
        </table:table-row>
        <table:table-row table:style-name="ro1">
          <table:table-cell office:value-type="float" office:value="4.187" calcext:value-type="float">
            <text:p>4.187</text:p>
          </table:table-cell>
          <table:table-cell table:formula="of:=[.A5]-[.$A$2]" office:value-type="float" office:value="0.237" calcext:value-type="float">
            <text:p>0.237</text:p>
          </table:table-cell>
          <table:table-cell table:number-columns-repeated="2" office:value-type="float" office:value="0.800002" calcext:value-type="float">
            <text:p>0.800002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.800002" calcext:value-type="float">
            <text:p>0.800002</text:p>
          </table:table-cell>
        </table:table-row>
        <table:table-row table:style-name="ro1">
          <table:table-cell office:value-type="float" office:value="4.266" calcext:value-type="float">
            <text:p>4.266</text:p>
          </table:table-cell>
          <table:table-cell table:formula="of:=[.A6]-[.$A$2]" office:value-type="float" office:value="0.316" calcext:value-type="float">
            <text:p>0.316</text:p>
          </table:table-cell>
          <table:table-cell table:number-columns-repeated="2" office:value-type="float" office:value="0.900002" calcext:value-type="float">
            <text:p>0.900002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4.345" calcext:value-type="float">
            <text:p>4.345</text:p>
          </table:table-cell>
          <table:table-cell table:formula="of:=[.A7]-[.$A$2]" office:value-type="float" office:value="0.395" calcext:value-type="float">
            <text:p>0.395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.424" calcext:value-type="float">
            <text:p>4.424</text:p>
          </table:table-cell>
          <table:table-cell table:formula="of:=[.A8]-[.$A$2]" office:value-type="float" office:value="0.474" calcext:value-type="float">
            <text:p>0.474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0.474" calcext:value-type="float">
            <text:p>0.474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.503" calcext:value-type="float">
            <text:p>4.503</text:p>
          </table:table-cell>
          <table:table-cell table:formula="of:=[.A9]-[.$A$2]" office:value-type="float" office:value="0.553" calcext:value-type="float">
            <text:p>0.553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0.553" calcext:value-type="float">
            <text:p>0.553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.582" calcext:value-type="float">
            <text:p>4.582</text:p>
          </table:table-cell>
          <table:table-cell table:formula="of:=[.A10]-[.$A$2]" office:value-type="float" office:value="0.632" calcext:value-type="float">
            <text:p>0.632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632" calcext:value-type="float">
            <text:p>0.632</text:p>
          </table:table-cell>
          <table:table-cell table:number-columns-repeated="2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.661" calcext:value-type="float">
            <text:p>4.661</text:p>
          </table:table-cell>
          <table:table-cell table:formula="of:=[.A11]-[.$A$2]" office:value-type="float" office:value="0.710999999999999" calcext:value-type="float">
            <text:p>0.711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0.710999999999999" calcext:value-type="float">
            <text:p>0.711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table:formula="of:=[.A12]-[.$A$2]" office:value-type="float" office:value="0.79" calcext:value-type="float">
            <text:p>0.79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0.79" calcext:value-type="float">
            <text:p>0.79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.819" calcext:value-type="float">
            <text:p>4.819</text:p>
          </table:table-cell>
          <table:table-cell table:formula="of:=[.A13]-[.$A$2]" office:value-type="float" office:value="0.869" calcext:value-type="float">
            <text:p>0.86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.898" calcext:value-type="float">
            <text:p>4.898</text:p>
          </table:table-cell>
          <table:table-cell table:formula="of:=[.A14]-[.$A$2]" office:value-type="float" office:value="0.948" calcext:value-type="float">
            <text:p>0.948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0.948" calcext:value-type="float">
            <text:p>0.948</text:p>
          </table:table-cell>
          <table:table-cell table:number-columns-repeated="2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.977" calcext:value-type="float">
            <text:p>4.977</text:p>
          </table:table-cell>
          <table:table-cell table:formula="of:=[.A15]-[.$A$2]" office:value-type="float" office:value="1.027" calcext:value-type="float">
            <text:p>1.027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1.027" calcext:value-type="float">
            <text:p>1.027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.056" calcext:value-type="float">
            <text:p>5.056</text:p>
          </table:table-cell>
          <table:table-cell table:formula="of:=[.A16]-[.$A$2]" office:value-type="float" office:value="1.106" calcext:value-type="float">
            <text:p>1.106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106" calcext:value-type="float">
            <text:p>1.106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.135" calcext:value-type="float">
            <text:p>5.135</text:p>
          </table:table-cell>
          <table:table-cell table:formula="of:=[.A17]-[.$A$2]" office:value-type="float" office:value="1.185" calcext:value-type="float">
            <text:p>1.185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1.185" calcext:value-type="float">
            <text:p>1.185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.214" calcext:value-type="float">
            <text:p>5.214</text:p>
          </table:table-cell>
          <table:table-cell table:formula="of:=[.A18]-[.$A$2]" office:value-type="float" office:value="1.264" calcext:value-type="float">
            <text:p>1.264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264" calcext:value-type="float">
            <text:p>1.264</text:p>
          </table:table-cell>
          <table:table-cell table:number-columns-repeated="2"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5.293" calcext:value-type="float">
            <text:p>5.293</text:p>
          </table:table-cell>
          <table:table-cell table:formula="of:=[.A19]-[.$A$2]" office:value-type="float" office:value="1.343" calcext:value-type="float">
            <text:p>1.343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343" calcext:value-type="float">
            <text:p>1.343</text:p>
          </table:table-cell>
          <table:table-cell table:number-columns-repeated="2"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5.372" calcext:value-type="float">
            <text:p>5.372</text:p>
          </table:table-cell>
          <table:table-cell table:formula="of:=[.A20]-[.$A$2]" office:value-type="float" office:value="1.422" calcext:value-type="float">
            <text:p>1.422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1.422" calcext:value-type="float">
            <text:p>1.422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5.451" calcext:value-type="float">
            <text:p>5.451</text:p>
          </table:table-cell>
          <table:table-cell table:formula="of:=[.A21]-[.$A$2]" office:value-type="float" office:value="1.501" calcext:value-type="float">
            <text:p>1.501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1.501" calcext:value-type="float">
            <text:p>1.501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table:formula="of:=[.A22]-[.$A$2]" office:value-type="float" office:value="1.58" calcext:value-type="float">
            <text:p>1.58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.609" calcext:value-type="float">
            <text:p>5.609</text:p>
          </table:table-cell>
          <table:table-cell table:formula="of:=[.A23]-[.$A$2]" office:value-type="float" office:value="1.659" calcext:value-type="float">
            <text:p>1.65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659" calcext:value-type="float">
            <text:p>1.659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table:formula="of:=[.A24]-[.$A$2]" office:value-type="float" office:value="1.738" calcext:value-type="float">
            <text:p>1.738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738" calcext:value-type="float">
            <text:p>1.738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.767" calcext:value-type="float">
            <text:p>5.767</text:p>
          </table:table-cell>
          <table:table-cell table:formula="of:=[.A25]-[.$A$2]" office:value-type="float" office:value="1.817" calcext:value-type="float">
            <text:p>1.817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817" calcext:value-type="float">
            <text:p>1.817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.846" calcext:value-type="float">
            <text:p>5.846</text:p>
          </table:table-cell>
          <table:table-cell table:formula="of:=[.A26]-[.$A$2]" office:value-type="float" office:value="1.896" calcext:value-type="float">
            <text:p>1.89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896" calcext:value-type="float">
            <text:p>1.896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.925" calcext:value-type="float">
            <text:p>5.925</text:p>
          </table:table-cell>
          <table:table-cell table:formula="of:=[.A27]-[.$A$2]" office:value-type="float" office:value="1.975" calcext:value-type="float">
            <text:p>1.975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975" calcext:value-type="float">
            <text:p>1.975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.004" calcext:value-type="float">
            <text:p>6.004</text:p>
          </table:table-cell>
          <table:table-cell table:formula="of:=[.A28]-[.$A$2]" office:value-type="float" office:value="2.054" calcext:value-type="float">
            <text:p>2.05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054" calcext:value-type="float">
            <text:p>2.054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.083" calcext:value-type="float">
            <text:p>6.083</text:p>
          </table:table-cell>
          <table:table-cell table:formula="of:=[.A29]-[.$A$2]" office:value-type="float" office:value="2.133" calcext:value-type="float">
            <text:p>2.133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133" calcext:value-type="float">
            <text:p>2.133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.162" calcext:value-type="float">
            <text:p>6.162</text:p>
          </table:table-cell>
          <table:table-cell table:formula="of:=[.A30]-[.$A$2]" office:value-type="float" office:value="2.212" calcext:value-type="float">
            <text:p>2.212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212" calcext:value-type="float">
            <text:p>2.212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.241" calcext:value-type="float">
            <text:p>6.241</text:p>
          </table:table-cell>
          <table:table-cell table:formula="of:=[.A31]-[.$A$2]" office:value-type="float" office:value="2.291" calcext:value-type="float">
            <text:p>2.291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291" calcext:value-type="float">
            <text:p>2.291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table:formula="of:=[.A32]-[.$A$2]" office:value-type="float" office:value="2.37" calcext:value-type="float">
            <text:p>2.37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37" calcext:value-type="float">
            <text:p>2.37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6.399" calcext:value-type="float">
            <text:p>6.399</text:p>
          </table:table-cell>
          <table:table-cell table:formula="of:=[.A33]-[.$A$2]" office:value-type="float" office:value="2.449" calcext:value-type="float">
            <text:p>2.449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2.449" calcext:value-type="float">
            <text:p>2.449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6.478" calcext:value-type="float">
            <text:p>6.478</text:p>
          </table:table-cell>
          <table:table-cell table:formula="of:=[.A34]-[.$A$2]" office:value-type="float" office:value="2.528" calcext:value-type="float">
            <text:p>2.528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2.528" calcext:value-type="float">
            <text:p>2.528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.557" calcext:value-type="float">
            <text:p>6.557</text:p>
          </table:table-cell>
          <table:table-cell table:formula="of:=[.A35]-[.$A$2]" office:value-type="float" office:value="2.607" calcext:value-type="float">
            <text:p>2.607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.607" calcext:value-type="float">
            <text:p>2.607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.636" calcext:value-type="float">
            <text:p>6.636</text:p>
          </table:table-cell>
          <table:table-cell table:formula="of:=[.A36]-[.$A$2]" office:value-type="float" office:value="2.686" calcext:value-type="float">
            <text:p>2.686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2.686" calcext:value-type="float">
            <text:p>2.686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.715" calcext:value-type="float">
            <text:p>6.715</text:p>
          </table:table-cell>
          <table:table-cell table:formula="of:=[.A37]-[.$A$2]" office:value-type="float" office:value="2.765" calcext:value-type="float">
            <text:p>2.765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2.765" calcext:value-type="float">
            <text:p>2.765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6.794" calcext:value-type="float">
            <text:p>6.794</text:p>
          </table:table-cell>
          <table:table-cell table:formula="of:=[.A38]-[.$A$2]" office:value-type="float" office:value="2.844" calcext:value-type="float">
            <text:p>2.844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office:value-type="float" office:value="2.844" calcext:value-type="float">
            <text:p>2.844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.873" calcext:value-type="float">
            <text:p>6.873</text:p>
          </table:table-cell>
          <table:table-cell table:formula="of:=[.A39]-[.$A$2]" office:value-type="float" office:value="2.923" calcext:value-type="float">
            <text:p>2.92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.952" calcext:value-type="float">
            <text:p>6.952</text:p>
          </table:table-cell>
          <table:table-cell table:formula="of:=[.A40]-[.$A$2]" office:value-type="float" office:value="3.002" calcext:value-type="float">
            <text:p>3.002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3.002" calcext:value-type="float">
            <text:p>3.002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.031" calcext:value-type="float">
            <text:p>7.031</text:p>
          </table:table-cell>
          <table:table-cell table:formula="of:=[.A41]-[.$A$2]" office:value-type="float" office:value="3.081" calcext:value-type="float">
            <text:p>3.081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3.081" calcext:value-type="float">
            <text:p>3.081</text:p>
          </table:table-cell>
          <table:table-cell table:number-columns-repeated="2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table:formula="of:=[.A42]-[.$A$2]" office:value-type="float" office:value="3.16" calcext:value-type="float">
            <text:p>3.16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.189" calcext:value-type="float">
            <text:p>7.189</text:p>
          </table:table-cell>
          <table:table-cell table:formula="of:=[.A43]-[.$A$2]" office:value-type="float" office:value="3.239" calcext:value-type="float">
            <text:p>3.239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239" calcext:value-type="float">
            <text:p>3.239</text:p>
          </table:table-cell>
          <table:table-cell table:number-columns-repeated="2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.268" calcext:value-type="float">
            <text:p>7.268</text:p>
          </table:table-cell>
          <table:table-cell table:formula="of:=[.A44]-[.$A$2]" office:value-type="float" office:value="3.318" calcext:value-type="float">
            <text:p>3.318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318" calcext:value-type="float">
            <text:p>3.318</text:p>
          </table:table-cell>
          <table:table-cell table:number-columns-repeated="2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.347" calcext:value-type="float">
            <text:p>7.347</text:p>
          </table:table-cell>
          <table:table-cell table:formula="of:=[.A45]-[.$A$2]" office:value-type="float" office:value="3.397" calcext:value-type="float">
            <text:p>3.397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397" calcext:value-type="float">
            <text:p>3.397</text:p>
          </table:table-cell>
          <table:table-cell table:number-columns-repeated="2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.426" calcext:value-type="float">
            <text:p>7.426</text:p>
          </table:table-cell>
          <table:table-cell table:formula="of:=[.A46]-[.$A$2]" office:value-type="float" office:value="3.476" calcext:value-type="float">
            <text:p>3.476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476" calcext:value-type="float">
            <text:p>3.476</text:p>
          </table:table-cell>
          <table:table-cell table:number-columns-repeated="2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.505" calcext:value-type="float">
            <text:p>7.505</text:p>
          </table:table-cell>
          <table:table-cell table:formula="of:=[.A47]-[.$A$2]" office:value-type="float" office:value="3.555" calcext:value-type="float">
            <text:p>3.555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3.555" calcext:value-type="float">
            <text:p>3.555</text:p>
          </table:table-cell>
          <table:table-cell table:number-columns-repeated="2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table:formula="of:=[.A48]-[.$A$2]" office:value-type="float" office:value="3.634" calcext:value-type="float">
            <text:p>3.634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3.634" calcext:value-type="float">
            <text:p>3.634</text:p>
          </table:table-cell>
          <table:table-cell table:number-columns-repeated="2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.663" calcext:value-type="float">
            <text:p>7.663</text:p>
          </table:table-cell>
          <table:table-cell table:formula="of:=[.A49]-[.$A$2]" office:value-type="float" office:value="3.713" calcext:value-type="float">
            <text:p>3.713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3.713" calcext:value-type="float">
            <text:p>3.713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.742" calcext:value-type="float">
            <text:p>7.742</text:p>
          </table:table-cell>
          <table:table-cell table:formula="of:=[.A50]-[.$A$2]" office:value-type="float" office:value="3.792" calcext:value-type="float">
            <text:p>3.79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792" calcext:value-type="float">
            <text:p>3.792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.821" calcext:value-type="float">
            <text:p>7.821</text:p>
          </table:table-cell>
          <table:table-cell table:formula="of:=[.A51]-[.$A$2]" office:value-type="float" office:value="3.871" calcext:value-type="float">
            <text:p>3.871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3.871" calcext:value-type="float">
            <text:p>3.871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[.A52]-[.$A$2]" office:value-type="float" office:value="3.95" calcext:value-type="float">
            <text:p>3.95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3.95" calcext:value-type="float">
            <text:p>3.95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7.979" calcext:value-type="float">
            <text:p>7.979</text:p>
          </table:table-cell>
          <table:table-cell table:formula="of:=[.A53]-[.$A$2]" office:value-type="float" office:value="4.029" calcext:value-type="float">
            <text:p>4.02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.029" calcext:value-type="float">
            <text:p>4.029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8.058" calcext:value-type="float">
            <text:p>8.058</text:p>
          </table:table-cell>
          <table:table-cell table:formula="of:=[.A54]-[.$A$2]" office:value-type="float" office:value="4.108" calcext:value-type="float">
            <text:p>4.108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4.108" calcext:value-type="float">
            <text:p>4.108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8.137" calcext:value-type="float">
            <text:p>8.137</text:p>
          </table:table-cell>
          <table:table-cell table:formula="of:=[.A55]-[.$A$2]" office:value-type="float" office:value="4.187" calcext:value-type="float">
            <text:p>4.187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4.187" calcext:value-type="float">
            <text:p>4.187</text:p>
          </table:table-cell>
          <table:table-cell office:value-type="float" office:value="1.65" calcext:value-type="float">
            <text:p>1.6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8.216" calcext:value-type="float">
            <text:p>8.216</text:p>
          </table:table-cell>
          <table:table-cell table:formula="of:=[.A56]-[.$A$2]" office:value-type="float" office:value="4.266" calcext:value-type="float">
            <text:p>4.26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.266" calcext:value-type="float">
            <text:p>4.266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8.295" calcext:value-type="float">
            <text:p>8.295</text:p>
          </table:table-cell>
          <table:table-cell table:formula="of:=[.A57]-[.$A$2]" office:value-type="float" office:value="4.345" calcext:value-type="float">
            <text:p>4.345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4.345" calcext:value-type="float">
            <text:p>4.345</text:p>
          </table:table-cell>
          <table:table-cell office:value-type="float" office:value="1.75" calcext:value-type="float">
            <text:p>1.7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.374" calcext:value-type="float">
            <text:p>8.374</text:p>
          </table:table-cell>
          <table:table-cell table:formula="of:=[.A58]-[.$A$2]" office:value-type="float" office:value="4.424" calcext:value-type="float">
            <text:p>4.424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4.424" calcext:value-type="float">
            <text:p>4.424</text:p>
          </table:table-cell>
          <table:table-cell office:value-type="float" office:value="1.75" calcext:value-type="float">
            <text:p>1.75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8.453" calcext:value-type="float">
            <text:p>8.453</text:p>
          </table:table-cell>
          <table:table-cell table:formula="of:=[.A59]-[.$A$2]" office:value-type="float" office:value="4.503" calcext:value-type="float">
            <text:p>4.50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4.503" calcext:value-type="float">
            <text:p>4.503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8.532" calcext:value-type="float">
            <text:p>8.532</text:p>
          </table:table-cell>
          <table:table-cell table:formula="of:=[.A60]-[.$A$2]" office:value-type="float" office:value="4.582" calcext:value-type="float">
            <text:p>4.58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4.582" calcext:value-type="float">
            <text:p>4.58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8.611" calcext:value-type="float">
            <text:p>8.611</text:p>
          </table:table-cell>
          <table:table-cell table:formula="of:=[.A61]-[.$A$2]" office:value-type="float" office:value="4.661" calcext:value-type="float">
            <text:p>4.661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4.661" calcext:value-type="float">
            <text:p>4.661</text:p>
          </table:table-cell>
          <table:table-cell office:value-type="float" office:value="1.85" calcext:value-type="float">
            <text:p>1.85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table:formula="of:=[.A62]-[.$A$2]" office:value-type="float" office:value="4.74" calcext:value-type="float">
            <text:p>4.74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4.74" calcext:value-type="float">
            <text:p>4.74</text:p>
          </table:table-cell>
          <table:table-cell office:value-type="float" office:value="1.85" calcext:value-type="float">
            <text:p>1.85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8.769" calcext:value-type="float">
            <text:p>8.769</text:p>
          </table:table-cell>
          <table:table-cell table:formula="of:=[.A63]-[.$A$2]" office:value-type="float" office:value="4.819" calcext:value-type="float">
            <text:p>4.819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office:value-type="float" office:value="4.819" calcext:value-type="float">
            <text:p>4.819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4801" calcext:value-type="float">
            <text:p>8.84801</text:p>
          </table:table-cell>
          <table:table-cell table:formula="of:=[.A64]-[.$A$2]" office:value-type="float" office:value="4.89801" calcext:value-type="float">
            <text:p>4.898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4.89801" calcext:value-type="float">
            <text:p>4.89801</text:p>
          </table:table-cell>
          <table:table-cell office:value-type="float" office:value="1.9" calcext:value-type="float">
            <text:p>1.9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8.92701" calcext:value-type="float">
            <text:p>8.92701</text:p>
          </table:table-cell>
          <table:table-cell table:formula="of:=[.A65]-[.$A$2]" office:value-type="float" office:value="4.97701" calcext:value-type="float">
            <text:p>4.977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4.97701" calcext:value-type="float">
            <text:p>4.97701</text:p>
          </table:table-cell>
          <table:table-cell office:value-type="float" office:value="1.9" calcext:value-type="float">
            <text:p>1.9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9.00601" calcext:value-type="float">
            <text:p>9.00601</text:p>
          </table:table-cell>
          <table:table-cell table:formula="of:=[.A66]-[.$A$2]" office:value-type="float" office:value="5.05601" calcext:value-type="float">
            <text:p>5.056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05601" calcext:value-type="float">
            <text:p>5.05601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.08501" calcext:value-type="float">
            <text:p>9.08501</text:p>
          </table:table-cell>
          <table:table-cell table:formula="of:=[.A67]-[.$A$2]" office:value-type="float" office:value="5.13501" calcext:value-type="float">
            <text:p>5.135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13501" calcext:value-type="float">
            <text:p>5.13501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.16401" calcext:value-type="float">
            <text:p>9.16401</text:p>
          </table:table-cell>
          <table:table-cell table:formula="of:=[.A68]-[.$A$2]" office:value-type="float" office:value="5.21401" calcext:value-type="float">
            <text:p>5.214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21401" calcext:value-type="float">
            <text:p>5.21401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9.24301" calcext:value-type="float">
            <text:p>9.24301</text:p>
          </table:table-cell>
          <table:table-cell table:formula="of:=[.A69]-[.$A$2]" office:value-type="float" office:value="5.29301" calcext:value-type="float">
            <text:p>5.293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29301" calcext:value-type="float">
            <text:p>5.29301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9.32201" calcext:value-type="float">
            <text:p>9.32201</text:p>
          </table:table-cell>
          <table:table-cell table:formula="of:=[.A70]-[.$A$2]" office:value-type="float" office:value="5.37201" calcext:value-type="float">
            <text:p>5.372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37201" calcext:value-type="float">
            <text:p>5.37201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9.40101" calcext:value-type="float">
            <text:p>9.40101</text:p>
          </table:table-cell>
          <table:table-cell table:formula="of:=[.A71]-[.$A$2]" office:value-type="float" office:value="5.45101" calcext:value-type="float">
            <text:p>5.451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45101" calcext:value-type="float">
            <text:p>5.45101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9.48001" calcext:value-type="float">
            <text:p>9.48001</text:p>
          </table:table-cell>
          <table:table-cell table:formula="of:=[.A72]-[.$A$2]" office:value-type="float" office:value="5.53001" calcext:value-type="float">
            <text:p>5.530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53001" calcext:value-type="float">
            <text:p>5.5300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.55901" calcext:value-type="float">
            <text:p>9.55901</text:p>
          </table:table-cell>
          <table:table-cell table:formula="of:=[.A73]-[.$A$2]" office:value-type="float" office:value="5.60901" calcext:value-type="float">
            <text:p>5.609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60901" calcext:value-type="float">
            <text:p>5.6090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.63801" calcext:value-type="float">
            <text:p>9.63801</text:p>
          </table:table-cell>
          <table:table-cell table:formula="of:=[.A74]-[.$A$2]" office:value-type="float" office:value="5.68801" calcext:value-type="float">
            <text:p>5.688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68801" calcext:value-type="float">
            <text:p>5.6880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.71701" calcext:value-type="float">
            <text:p>9.71701</text:p>
          </table:table-cell>
          <table:table-cell table:formula="of:=[.A75]-[.$A$2]" office:value-type="float" office:value="5.76701" calcext:value-type="float">
            <text:p>5.7670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76701" calcext:value-type="float">
            <text:p>5.7670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.79601" calcext:value-type="float">
            <text:p>9.79601</text:p>
          </table:table-cell>
          <table:table-cell table:formula="of:=[.A76]-[.$A$2]" office:value-type="float" office:value="5.84601" calcext:value-type="float">
            <text:p>5.84601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5.84601" calcext:value-type="float">
            <text:p>5.84601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9.87501" calcext:value-type="float">
            <text:p>9.87501</text:p>
          </table:table-cell>
          <table:table-cell table:formula="of:=[.A77]-[.$A$2]" office:value-type="float" office:value="5.92501" calcext:value-type="float">
            <text:p>5.92501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5.92501" calcext:value-type="float">
            <text:p>5.92501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9.95401" calcext:value-type="float">
            <text:p>9.95401</text:p>
          </table:table-cell>
          <table:table-cell table:formula="of:=[.A78]-[.$A$2]" office:value-type="float" office:value="6.00401" calcext:value-type="float">
            <text:p>6.00401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6.00401" calcext:value-type="float">
            <text:p>6.00401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033" calcext:value-type="float">
            <text:p>10.033</text:p>
          </table:table-cell>
          <table:table-cell table:formula="of:=[.A79]-[.$A$2]" office:value-type="float" office:value="6.083" calcext:value-type="float">
            <text:p>6.083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6.083" calcext:value-type="float">
            <text:p>6.083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112" calcext:value-type="float">
            <text:p>10.112</text:p>
          </table:table-cell>
          <table:table-cell table:formula="of:=[.A80]-[.$A$2]" office:value-type="float" office:value="6.162" calcext:value-type="float">
            <text:p>6.162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6.162" calcext:value-type="float">
            <text:p>6.162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191" calcext:value-type="float">
            <text:p>10.191</text:p>
          </table:table-cell>
          <table:table-cell table:formula="of:=[.A81]-[.$A$2]" office:value-type="float" office:value="6.241" calcext:value-type="float">
            <text:p>6.241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6.241" calcext:value-type="float">
            <text:p>6.241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table:formula="of:=[.A82]-[.$A$2]" office:value-type="float" office:value="6.32" calcext:value-type="float">
            <text:p>6.32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6.32" calcext:value-type="float">
            <text:p>6.32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349" calcext:value-type="float">
            <text:p>10.349</text:p>
          </table:table-cell>
          <table:table-cell table:formula="of:=[.A83]-[.$A$2]" office:value-type="float" office:value="6.399" calcext:value-type="float">
            <text:p>6.399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6.399" calcext:value-type="float">
            <text:p>6.399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428" calcext:value-type="float">
            <text:p>10.428</text:p>
          </table:table-cell>
          <table:table-cell table:formula="of:=[.A84]-[.$A$2]" office:value-type="float" office:value="6.478" calcext:value-type="float">
            <text:p>6.478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6.478" calcext:value-type="float">
            <text:p>6.478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507" calcext:value-type="float">
            <text:p>10.507</text:p>
          </table:table-cell>
          <table:table-cell table:formula="of:=[.A85]-[.$A$2]" office:value-type="float" office:value="6.557" calcext:value-type="float">
            <text:p>6.55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6.557" calcext:value-type="float">
            <text:p>6.557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586" calcext:value-type="float">
            <text:p>10.586</text:p>
          </table:table-cell>
          <table:table-cell table:formula="of:=[.A86]-[.$A$2]" office:value-type="float" office:value="6.636" calcext:value-type="float">
            <text:p>6.636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6.636" calcext:value-type="float">
            <text:p>6.636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665" calcext:value-type="float">
            <text:p>10.665</text:p>
          </table:table-cell>
          <table:table-cell table:formula="of:=[.A87]-[.$A$2]" office:value-type="float" office:value="6.715" calcext:value-type="float">
            <text:p>6.71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6.715" calcext:value-type="float">
            <text:p>6.715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744" calcext:value-type="float">
            <text:p>10.744</text:p>
          </table:table-cell>
          <table:table-cell table:formula="of:=[.A88]-[.$A$2]" office:value-type="float" office:value="6.794" calcext:value-type="float">
            <text:p>6.794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6.794" calcext:value-type="float">
            <text:p>6.794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823" calcext:value-type="float">
            <text:p>10.823</text:p>
          </table:table-cell>
          <table:table-cell table:formula="of:=[.A89]-[.$A$2]" office:value-type="float" office:value="6.873" calcext:value-type="float">
            <text:p>6.873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6.873" calcext:value-type="float">
            <text:p>6.873</text:p>
          </table:table-cell>
          <table:table-cell office:value-type="float" office:value="1.95" calcext:value-type="float">
            <text:p>1.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.902" calcext:value-type="float">
            <text:p>10.902</text:p>
          </table:table-cell>
          <table:table-cell table:formula="of:=[.A90]-[.$A$2]" office:value-type="float" office:value="6.952" calcext:value-type="float">
            <text:p>6.952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6.952" calcext:value-type="float">
            <text:p>6.95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.981" calcext:value-type="float">
            <text:p>10.981</text:p>
          </table:table-cell>
          <table:table-cell table:formula="of:=[.A91]-[.$A$2]" office:value-type="float" office:value="7.031" calcext:value-type="float">
            <text:p>7.031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7.031" calcext:value-type="float">
            <text:p>7.03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table:formula="of:=[.A92]-[.$A$2]" office:value-type="float" office:value="7.11" calcext:value-type="float">
            <text:p>7.11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7.11" calcext:value-type="float">
            <text:p>7.1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139" calcext:value-type="float">
            <text:p>11.139</text:p>
          </table:table-cell>
          <table:table-cell table:formula="of:=[.A93]-[.$A$2]" office:value-type="float" office:value="7.189" calcext:value-type="float">
            <text:p>7.18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7.189" calcext:value-type="float">
            <text:p>7.189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218" calcext:value-type="float">
            <text:p>11.218</text:p>
          </table:table-cell>
          <table:table-cell table:formula="of:=[.A94]-[.$A$2]" office:value-type="float" office:value="7.268" calcext:value-type="float">
            <text:p>7.268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7.268" calcext:value-type="float">
            <text:p>7.268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297" calcext:value-type="float">
            <text:p>11.297</text:p>
          </table:table-cell>
          <table:table-cell table:formula="of:=[.A95]-[.$A$2]" office:value-type="float" office:value="7.347" calcext:value-type="float">
            <text:p>7.347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347" calcext:value-type="float">
            <text:p>7.34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table:formula="of:=[.A96]-[.$A$2]" office:value-type="float" office:value="7.426" calcext:value-type="float">
            <text:p>7.426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426" calcext:value-type="float">
            <text:p>7.426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455" calcext:value-type="float">
            <text:p>11.455</text:p>
          </table:table-cell>
          <table:table-cell table:formula="of:=[.A97]-[.$A$2]" office:value-type="float" office:value="7.505" calcext:value-type="float">
            <text:p>7.505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505" calcext:value-type="float">
            <text:p>7.505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534" calcext:value-type="float">
            <text:p>11.534</text:p>
          </table:table-cell>
          <table:table-cell table:formula="of:=[.A98]-[.$A$2]" office:value-type="float" office:value="7.584" calcext:value-type="float">
            <text:p>7.584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584" calcext:value-type="float">
            <text:p>7.584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613" calcext:value-type="float">
            <text:p>11.613</text:p>
          </table:table-cell>
          <table:table-cell table:formula="of:=[.A99]-[.$A$2]" office:value-type="float" office:value="7.663" calcext:value-type="float">
            <text:p>7.663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663" calcext:value-type="float">
            <text:p>7.663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692" calcext:value-type="float">
            <text:p>11.692</text:p>
          </table:table-cell>
          <table:table-cell table:formula="of:=[.A100]-[.$A$2]" office:value-type="float" office:value="7.742" calcext:value-type="float">
            <text:p>7.742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742" calcext:value-type="float">
            <text:p>7.74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771" calcext:value-type="float">
            <text:p>11.771</text:p>
          </table:table-cell>
          <table:table-cell table:formula="of:=[.A101]-[.$A$2]" office:value-type="float" office:value="7.821" calcext:value-type="float">
            <text:p>7.821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821" calcext:value-type="float">
            <text:p>7.821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table:formula="of:=[.A102]-[.$A$2]" office:value-type="float" office:value="7.9" calcext:value-type="float">
            <text:p>7.9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.929" calcext:value-type="float">
            <text:p>11.929</text:p>
          </table:table-cell>
          <table:table-cell table:formula="of:=[.A103]-[.$A$2]" office:value-type="float" office:value="7.979" calcext:value-type="float">
            <text:p>7.979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7.979" calcext:value-type="float">
            <text:p>7.979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2.008" calcext:value-type="float">
            <text:p>12.008</text:p>
          </table:table-cell>
          <table:table-cell table:formula="of:=[.A104]-[.$A$2]" office:value-type="float" office:value="8.058" calcext:value-type="float">
            <text:p>8.058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8.058" calcext:value-type="float">
            <text:p>8.058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087" calcext:value-type="float">
            <text:p>12.087</text:p>
          </table:table-cell>
          <table:table-cell table:formula="of:=[.A105]-[.$A$2]" office:value-type="float" office:value="8.137" calcext:value-type="float">
            <text:p>8.137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8.137" calcext:value-type="float">
            <text:p>8.137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166" calcext:value-type="float">
            <text:p>12.166</text:p>
          </table:table-cell>
          <table:table-cell table:formula="of:=[.A106]-[.$A$2]" office:value-type="float" office:value="8.216" calcext:value-type="float">
            <text:p>8.216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216" calcext:value-type="float">
            <text:p>8.216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245" calcext:value-type="float">
            <text:p>12.245</text:p>
          </table:table-cell>
          <table:table-cell table:formula="of:=[.A107]-[.$A$2]" office:value-type="float" office:value="8.295" calcext:value-type="float">
            <text:p>8.295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295" calcext:value-type="float">
            <text:p>8.295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324" calcext:value-type="float">
            <text:p>12.324</text:p>
          </table:table-cell>
          <table:table-cell table:formula="of:=[.A108]-[.$A$2]" office:value-type="float" office:value="8.374" calcext:value-type="float">
            <text:p>8.374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374" calcext:value-type="float">
            <text:p>8.374</text:p>
          </table:table-cell>
          <table:table-cell office:value-type="float" office:value="1.9" calcext:value-type="float">
            <text:p>1.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403" calcext:value-type="float">
            <text:p>12.403</text:p>
          </table:table-cell>
          <table:table-cell table:formula="of:=[.A109]-[.$A$2]" office:value-type="float" office:value="8.453" calcext:value-type="float">
            <text:p>8.453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453" calcext:value-type="float">
            <text:p>8.453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482" calcext:value-type="float">
            <text:p>12.482</text:p>
          </table:table-cell>
          <table:table-cell table:formula="of:=[.A110]-[.$A$2]" office:value-type="float" office:value="8.532" calcext:value-type="float">
            <text:p>8.532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8.532" calcext:value-type="float">
            <text:p>8.532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561" calcext:value-type="float">
            <text:p>12.561</text:p>
          </table:table-cell>
          <table:table-cell table:formula="of:=[.A111]-[.$A$2]" office:value-type="float" office:value="8.611" calcext:value-type="float">
            <text:p>8.611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8.611" calcext:value-type="float">
            <text:p>8.611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table:formula="of:=[.A112]-[.$A$2]" office:value-type="float" office:value="8.69" calcext:value-type="float">
            <text:p>8.69</text:p>
          </table:table-cell>
          <table:table-cell office:value-type="float" office:value="1.85" calcext:value-type="float">
            <text:p>1.85</text:p>
          </table:table-cell>
          <table:table-cell office:value-type="float" office:value="1.75" calcext:value-type="float">
            <text:p>1.75</text:p>
          </table:table-cell>
          <table:table-cell office:value-type="float" office:value="8.69" calcext:value-type="float">
            <text:p>8.69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719" calcext:value-type="float">
            <text:p>12.719</text:p>
          </table:table-cell>
          <table:table-cell table:formula="of:=[.A113]-[.$A$2]" office:value-type="float" office:value="8.769" calcext:value-type="float">
            <text:p>8.769</text:p>
          </table:table-cell>
          <table:table-cell office:value-type="float" office:value="1.85" calcext:value-type="float">
            <text:p>1.85</text:p>
          </table:table-cell>
          <table:table-cell office:value-type="float" office:value="1.75" calcext:value-type="float">
            <text:p>1.75</text:p>
          </table:table-cell>
          <table:table-cell office:value-type="float" office:value="8.769" calcext:value-type="float">
            <text:p>8.769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798" calcext:value-type="float">
            <text:p>12.798</text:p>
          </table:table-cell>
          <table:table-cell table:formula="of:=[.A114]-[.$A$2]" office:value-type="float" office:value="8.848" calcext:value-type="float">
            <text:p>8.848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8.848" calcext:value-type="float">
            <text:p>8.848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877" calcext:value-type="float">
            <text:p>12.877</text:p>
          </table:table-cell>
          <table:table-cell table:formula="of:=[.A115]-[.$A$2]" office:value-type="float" office:value="8.927" calcext:value-type="float">
            <text:p>8.927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8.927" calcext:value-type="float">
            <text:p>8.927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2.956" calcext:value-type="float">
            <text:p>12.956</text:p>
          </table:table-cell>
          <table:table-cell table:formula="of:=[.A116]-[.$A$2]" office:value-type="float" office:value="9.006" calcext:value-type="float">
            <text:p>9.006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9.006" calcext:value-type="float">
            <text:p>9.006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035" calcext:value-type="float">
            <text:p>13.035</text:p>
          </table:table-cell>
          <table:table-cell table:formula="of:=[.A117]-[.$A$2]" office:value-type="float" office:value="9.085" calcext:value-type="float">
            <text:p>9.085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9.085" calcext:value-type="float">
            <text:p>9.085</text:p>
          </table:table-cell>
          <table:table-cell office:value-type="float" office:value="1.95" calcext:value-type="float">
            <text:p>1.9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114" calcext:value-type="float">
            <text:p>13.114</text:p>
          </table:table-cell>
          <table:table-cell table:formula="of:=[.A118]-[.$A$2]" office:value-type="float" office:value="9.164" calcext:value-type="float">
            <text:p>9.164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9.164" calcext:value-type="float">
            <text:p>9.164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193" calcext:value-type="float">
            <text:p>13.193</text:p>
          </table:table-cell>
          <table:table-cell table:formula="of:=[.A119]-[.$A$2]" office:value-type="float" office:value="9.243" calcext:value-type="float">
            <text:p>9.24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9.243" calcext:value-type="float">
            <text:p>9.243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table:formula="of:=[.A120]-[.$A$2]" office:value-type="float" office:value="9.322" calcext:value-type="float">
            <text:p>9.322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322" calcext:value-type="float">
            <text:p>9.322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351" calcext:value-type="float">
            <text:p>13.351</text:p>
          </table:table-cell>
          <table:table-cell table:formula="of:=[.A121]-[.$A$2]" office:value-type="float" office:value="9.401" calcext:value-type="float">
            <text:p>9.401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401" calcext:value-type="float">
            <text:p>9.401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table:formula="of:=[.A122]-[.$A$2]" office:value-type="float" office:value="9.48" calcext:value-type="float">
            <text:p>9.48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48" calcext:value-type="float">
            <text:p>9.48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509" calcext:value-type="float">
            <text:p>13.509</text:p>
          </table:table-cell>
          <table:table-cell table:formula="of:=[.A123]-[.$A$2]" office:value-type="float" office:value="9.559" calcext:value-type="float">
            <text:p>9.559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559" calcext:value-type="float">
            <text:p>9.559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588" calcext:value-type="float">
            <text:p>13.588</text:p>
          </table:table-cell>
          <table:table-cell table:formula="of:=[.A124]-[.$A$2]" office:value-type="float" office:value="9.638" calcext:value-type="float">
            <text:p>9.638</text:p>
          </table:table-cell>
          <table:table-cell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9.638" calcext:value-type="float">
            <text:p>9.638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667" calcext:value-type="float">
            <text:p>13.667</text:p>
          </table:table-cell>
          <table:table-cell table:formula="of:=[.A125]-[.$A$2]" office:value-type="float" office:value="9.717" calcext:value-type="float">
            <text:p>9.717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9.717" calcext:value-type="float">
            <text:p>9.717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746" calcext:value-type="float">
            <text:p>13.746</text:p>
          </table:table-cell>
          <table:table-cell table:formula="of:=[.A126]-[.$A$2]" office:value-type="float" office:value="9.796" calcext:value-type="float">
            <text:p>9.796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9.796" calcext:value-type="float">
            <text:p>9.796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825" calcext:value-type="float">
            <text:p>13.825</text:p>
          </table:table-cell>
          <table:table-cell table:formula="of:=[.A127]-[.$A$2]" office:value-type="float" office:value="9.875" calcext:value-type="float">
            <text:p>9.875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9.875" calcext:value-type="float">
            <text:p>9.875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904" calcext:value-type="float">
            <text:p>13.904</text:p>
          </table:table-cell>
          <table:table-cell table:formula="of:=[.A128]-[.$A$2]" office:value-type="float" office:value="9.954" calcext:value-type="float">
            <text:p>9.954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9.954" calcext:value-type="float">
            <text:p>9.954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3.983" calcext:value-type="float">
            <text:p>13.983</text:p>
          </table:table-cell>
          <table:table-cell table:formula="of:=[.A129]-[.$A$2]" office:value-type="float" office:value="10.033" calcext:value-type="float">
            <text:p>10.033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office:value-type="float" office:value="10.033" calcext:value-type="float">
            <text:p>10.033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062" calcext:value-type="float">
            <text:p>14.062</text:p>
          </table:table-cell>
          <table:table-cell table:formula="of:=[.A130]-[.$A$2]" office:value-type="float" office:value="10.112" calcext:value-type="float">
            <text:p>10.112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0.112" calcext:value-type="float">
            <text:p>10.112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141" calcext:value-type="float">
            <text:p>14.141</text:p>
          </table:table-cell>
          <table:table-cell table:formula="of:=[.A131]-[.$A$2]" office:value-type="float" office:value="10.191" calcext:value-type="float">
            <text:p>10.191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0.191" calcext:value-type="float">
            <text:p>10.191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table:formula="of:=[.A132]-[.$A$2]" office:value-type="float" office:value="10.27" calcext:value-type="float">
            <text:p>10.27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0.27" calcext:value-type="float">
            <text:p>10.27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299" calcext:value-type="float">
            <text:p>14.299</text:p>
          </table:table-cell>
          <table:table-cell table:formula="of:=[.A133]-[.$A$2]" office:value-type="float" office:value="10.349" calcext:value-type="float">
            <text:p>10.349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0.349" calcext:value-type="float">
            <text:p>10.349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378" calcext:value-type="float">
            <text:p>14.378</text:p>
          </table:table-cell>
          <table:table-cell table:formula="of:=[.A134]-[.$A$2]" office:value-type="float" office:value="10.428" calcext:value-type="float">
            <text:p>10.428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428" calcext:value-type="float">
            <text:p>10.428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457" calcext:value-type="float">
            <text:p>14.457</text:p>
          </table:table-cell>
          <table:table-cell table:formula="of:=[.A135]-[.$A$2]" office:value-type="float" office:value="10.507" calcext:value-type="float">
            <text:p>10.507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507" calcext:value-type="float">
            <text:p>10.507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536" calcext:value-type="float">
            <text:p>14.536</text:p>
          </table:table-cell>
          <table:table-cell table:formula="of:=[.A136]-[.$A$2]" office:value-type="float" office:value="10.586" calcext:value-type="float">
            <text:p>10.586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586" calcext:value-type="float">
            <text:p>10.586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615" calcext:value-type="float">
            <text:p>14.615</text:p>
          </table:table-cell>
          <table:table-cell table:formula="of:=[.A137]-[.$A$2]" office:value-type="float" office:value="10.665" calcext:value-type="float">
            <text:p>10.665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665" calcext:value-type="float">
            <text:p>10.665</text:p>
          </table:table-cell>
          <table:table-cell table:number-columns-repeated="2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694" calcext:value-type="float">
            <text:p>14.694</text:p>
          </table:table-cell>
          <table:table-cell table:formula="of:=[.A138]-[.$A$2]" office:value-type="float" office:value="10.744" calcext:value-type="float">
            <text:p>10.744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744" calcext:value-type="float">
            <text:p>10.744</text:p>
          </table:table-cell>
          <table:table-cell table:number-columns-repeated="2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773" calcext:value-type="float">
            <text:p>14.773</text:p>
          </table:table-cell>
          <table:table-cell table:formula="of:=[.A139]-[.$A$2]" office:value-type="float" office:value="10.823" calcext:value-type="float">
            <text:p>10.823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823" calcext:value-type="float">
            <text:p>10.823</text:p>
          </table:table-cell>
          <table:table-cell table:number-columns-repeated="2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852" calcext:value-type="float">
            <text:p>14.852</text:p>
          </table:table-cell>
          <table:table-cell table:formula="of:=[.A140]-[.$A$2]" office:value-type="float" office:value="10.902" calcext:value-type="float">
            <text:p>10.902</text:p>
          </table:table-cell>
          <table:table-cell office:value-type="float" office:value="2.1" calcext:value-type="float">
            <text:p>2.1</text:p>
          </table:table-cell>
          <table:table-cell office:value-type="float" office:value="1.95" calcext:value-type="float">
            <text:p>1.95</text:p>
          </table:table-cell>
          <table:table-cell office:value-type="float" office:value="10.902" calcext:value-type="float">
            <text:p>10.902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4.931" calcext:value-type="float">
            <text:p>14.931</text:p>
          </table:table-cell>
          <table:table-cell table:formula="of:=[.A141]-[.$A$2]" office:value-type="float" office:value="10.981" calcext:value-type="float">
            <text:p>10.981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0.981" calcext:value-type="float">
            <text:p>10.98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table:formula="of:=[.A142]-[.$A$2]" office:value-type="float" office:value="11.06" calcext:value-type="float">
            <text:p>11.06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1.06" calcext:value-type="float">
            <text:p>11.06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5.089" calcext:value-type="float">
            <text:p>15.089</text:p>
          </table:table-cell>
          <table:table-cell table:formula="of:=[.A143]-[.$A$2]" office:value-type="float" office:value="11.139" calcext:value-type="float">
            <text:p>11.13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1.139" calcext:value-type="float">
            <text:p>11.139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table:formula="of:=[.A144]-[.$A$2]" office:value-type="float" office:value="11.218" calcext:value-type="float">
            <text:p>11.218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218" calcext:value-type="float">
            <text:p>11.218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5.247" calcext:value-type="float">
            <text:p>15.247</text:p>
          </table:table-cell>
          <table:table-cell table:formula="of:=[.A145]-[.$A$2]" office:value-type="float" office:value="11.297" calcext:value-type="float">
            <text:p>11.297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297" calcext:value-type="float">
            <text:p>11.297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.326" calcext:value-type="float">
            <text:p>15.326</text:p>
          </table:table-cell>
          <table:table-cell table:formula="of:=[.A146]-[.$A$2]" office:value-type="float" office:value="11.376" calcext:value-type="float">
            <text:p>11.376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376" calcext:value-type="float">
            <text:p>11.376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.405" calcext:value-type="float">
            <text:p>15.405</text:p>
          </table:table-cell>
          <table:table-cell table:formula="of:=[.A147]-[.$A$2]" office:value-type="float" office:value="11.455" calcext:value-type="float">
            <text:p>11.455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455" calcext:value-type="float">
            <text:p>11.455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.484" calcext:value-type="float">
            <text:p>15.484</text:p>
          </table:table-cell>
          <table:table-cell table:formula="of:=[.A148]-[.$A$2]" office:value-type="float" office:value="11.534" calcext:value-type="float">
            <text:p>11.534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534" calcext:value-type="float">
            <text:p>11.534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.563" calcext:value-type="float">
            <text:p>15.563</text:p>
          </table:table-cell>
          <table:table-cell table:formula="of:=[.A149]-[.$A$2]" office:value-type="float" office:value="11.613" calcext:value-type="float">
            <text:p>11.613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613" calcext:value-type="float">
            <text:p>11.613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.642" calcext:value-type="float">
            <text:p>15.642</text:p>
          </table:table-cell>
          <table:table-cell table:formula="of:=[.A150]-[.$A$2]" office:value-type="float" office:value="11.692" calcext:value-type="float">
            <text:p>11.692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692" calcext:value-type="float">
            <text:p>11.692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.721" calcext:value-type="float">
            <text:p>15.721</text:p>
          </table:table-cell>
          <table:table-cell table:formula="of:=[.A151]-[.$A$2]" office:value-type="float" office:value="11.771" calcext:value-type="float">
            <text:p>11.771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11.771" calcext:value-type="float">
            <text:p>11.77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[.A152]-[.$A$2]" office:value-type="float" office:value="11.85" calcext:value-type="float">
            <text:p>11.85</text:p>
          </table:table-cell>
          <table:table-cell office:value-type="float" office:value="2.15" calcext:value-type="float">
            <text:p>2.15</text:p>
          </table:table-cell>
          <table:table-cell office:value-type="float" office:value="1.95" calcext:value-type="float">
            <text:p>1.95</text:p>
          </table:table-cell>
          <table:table-cell office:value-type="float" office:value="11.85" calcext:value-type="float">
            <text:p>11.85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.879" calcext:value-type="float">
            <text:p>15.879</text:p>
          </table:table-cell>
          <table:table-cell table:formula="of:=[.A153]-[.$A$2]" office:value-type="float" office:value="11.929" calcext:value-type="float">
            <text:p>11.929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1.929" calcext:value-type="float">
            <text:p>11.929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.958" calcext:value-type="float">
            <text:p>15.958</text:p>
          </table:table-cell>
          <table:table-cell table:formula="of:=[.A154]-[.$A$2]" office:value-type="float" office:value="12.008" calcext:value-type="float">
            <text:p>12.008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008" calcext:value-type="float">
            <text:p>12.008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037" calcext:value-type="float">
            <text:p>16.037</text:p>
          </table:table-cell>
          <table:table-cell table:formula="of:=[.A155]-[.$A$2]" office:value-type="float" office:value="12.087" calcext:value-type="float">
            <text:p>12.08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087" calcext:value-type="float">
            <text:p>12.087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116" calcext:value-type="float">
            <text:p>16.116</text:p>
          </table:table-cell>
          <table:table-cell table:formula="of:=[.A156]-[.$A$2]" office:value-type="float" office:value="12.166" calcext:value-type="float">
            <text:p>12.166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166" calcext:value-type="float">
            <text:p>12.166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195" calcext:value-type="float">
            <text:p>16.195</text:p>
          </table:table-cell>
          <table:table-cell table:formula="of:=[.A157]-[.$A$2]" office:value-type="float" office:value="12.245" calcext:value-type="float">
            <text:p>12.24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245" calcext:value-type="float">
            <text:p>12.245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274" calcext:value-type="float">
            <text:p>16.274</text:p>
          </table:table-cell>
          <table:table-cell table:formula="of:=[.A158]-[.$A$2]" office:value-type="float" office:value="12.324" calcext:value-type="float">
            <text:p>12.324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324" calcext:value-type="float">
            <text:p>12.324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3531" calcext:value-type="float">
            <text:p>16.3531</text:p>
          </table:table-cell>
          <table:table-cell table:formula="of:=[.A159]-[.$A$2]" office:value-type="float" office:value="12.4031" calcext:value-type="float">
            <text:p>12.4031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4031" calcext:value-type="float">
            <text:p>12.403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4321" calcext:value-type="float">
            <text:p>16.4321</text:p>
          </table:table-cell>
          <table:table-cell table:formula="of:=[.A160]-[.$A$2]" office:value-type="float" office:value="12.4821" calcext:value-type="float">
            <text:p>12.4821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4821" calcext:value-type="float">
            <text:p>12.482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5111" calcext:value-type="float">
            <text:p>16.5111</text:p>
          </table:table-cell>
          <table:table-cell table:formula="of:=[.A161]-[.$A$2]" office:value-type="float" office:value="12.5611" calcext:value-type="float">
            <text:p>12.5611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2.5611" calcext:value-type="float">
            <text:p>12.561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5901" calcext:value-type="float">
            <text:p>16.5901</text:p>
          </table:table-cell>
          <table:table-cell table:formula="of:=[.A162]-[.$A$2]" office:value-type="float" office:value="12.6401" calcext:value-type="float">
            <text:p>12.640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2.6401" calcext:value-type="float">
            <text:p>12.640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6691" calcext:value-type="float">
            <text:p>16.6691</text:p>
          </table:table-cell>
          <table:table-cell table:formula="of:=[.A163]-[.$A$2]" office:value-type="float" office:value="12.7191" calcext:value-type="float">
            <text:p>12.719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2.7191" calcext:value-type="float">
            <text:p>12.719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7481" calcext:value-type="float">
            <text:p>16.7481</text:p>
          </table:table-cell>
          <table:table-cell table:formula="of:=[.A164]-[.$A$2]" office:value-type="float" office:value="12.7981" calcext:value-type="float">
            <text:p>12.798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2.7981" calcext:value-type="float">
            <text:p>12.798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8271" calcext:value-type="float">
            <text:p>16.8271</text:p>
          </table:table-cell>
          <table:table-cell table:formula="of:=[.A165]-[.$A$2]" office:value-type="float" office:value="12.8771" calcext:value-type="float">
            <text:p>12.877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2.8771" calcext:value-type="float">
            <text:p>12.877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6.9061" calcext:value-type="float">
            <text:p>16.9061</text:p>
          </table:table-cell>
          <table:table-cell table:formula="of:=[.A166]-[.$A$2]" office:value-type="float" office:value="12.9561" calcext:value-type="float">
            <text:p>12.9561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2.9561" calcext:value-type="float">
            <text:p>12.956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6.9851" calcext:value-type="float">
            <text:p>16.9851</text:p>
          </table:table-cell>
          <table:table-cell table:formula="of:=[.A167]-[.$A$2]" office:value-type="float" office:value="13.0351" calcext:value-type="float">
            <text:p>13.0351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3.0351" calcext:value-type="float">
            <text:p>13.035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7.0641" calcext:value-type="float">
            <text:p>17.0641</text:p>
          </table:table-cell>
          <table:table-cell table:formula="of:=[.A168]-[.$A$2]" office:value-type="float" office:value="13.1141" calcext:value-type="float">
            <text:p>13.1141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13.1141" calcext:value-type="float">
            <text:p>13.114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7.1431" calcext:value-type="float">
            <text:p>17.1431</text:p>
          </table:table-cell>
          <table:table-cell table:formula="of:=[.A169]-[.$A$2]" office:value-type="float" office:value="13.1931" calcext:value-type="float">
            <text:p>13.193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1931" calcext:value-type="float">
            <text:p>13.193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7.2221" calcext:value-type="float">
            <text:p>17.2221</text:p>
          </table:table-cell>
          <table:table-cell table:formula="of:=[.A170]-[.$A$2]" office:value-type="float" office:value="13.2721" calcext:value-type="float">
            <text:p>13.272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2721" calcext:value-type="float">
            <text:p>13.272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7.3011" calcext:value-type="float">
            <text:p>17.3011</text:p>
          </table:table-cell>
          <table:table-cell table:formula="of:=[.A171]-[.$A$2]" office:value-type="float" office:value="13.3511" calcext:value-type="float">
            <text:p>13.351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3511" calcext:value-type="float">
            <text:p>13.351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.3801" calcext:value-type="float">
            <text:p>17.3801</text:p>
          </table:table-cell>
          <table:table-cell table:formula="of:=[.A172]-[.$A$2]" office:value-type="float" office:value="13.4301" calcext:value-type="float">
            <text:p>13.430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4301" calcext:value-type="float">
            <text:p>13.430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.4591" calcext:value-type="float">
            <text:p>17.4591</text:p>
          </table:table-cell>
          <table:table-cell table:formula="of:=[.A173]-[.$A$2]" office:value-type="float" office:value="13.5091" calcext:value-type="float">
            <text:p>13.509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5091" calcext:value-type="float">
            <text:p>13.509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.5381" calcext:value-type="float">
            <text:p>17.5381</text:p>
          </table:table-cell>
          <table:table-cell table:formula="of:=[.A174]-[.$A$2]" office:value-type="float" office:value="13.5881" calcext:value-type="float">
            <text:p>13.5881</text:p>
          </table:table-cell>
          <table:table-cell office:value-type="float" office:value="2.25" calcext:value-type="float">
            <text:p>2.25</text:p>
          </table:table-cell>
          <table:table-cell office:value-type="float" office:value="2.05" calcext:value-type="float">
            <text:p>2.05</text:p>
          </table:table-cell>
          <table:table-cell office:value-type="float" office:value="13.5881" calcext:value-type="float">
            <text:p>13.5881</text:p>
          </table:table-cell>
          <table:table-cell table:number-columns-repeated="2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7.6171" calcext:value-type="float">
            <text:p>17.6171</text:p>
          </table:table-cell>
          <table:table-cell table:formula="of:=[.A175]-[.$A$2]" office:value-type="float" office:value="13.6671" calcext:value-type="float">
            <text:p>13.667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6671" calcext:value-type="float">
            <text:p>13.6671</text:p>
          </table:table-cell>
          <table:table-cell table:number-columns-repeated="2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7.6961" calcext:value-type="float">
            <text:p>17.6961</text:p>
          </table:table-cell>
          <table:table-cell table:formula="of:=[.A176]-[.$A$2]" office:value-type="float" office:value="13.7461" calcext:value-type="float">
            <text:p>13.746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7461" calcext:value-type="float">
            <text:p>13.7461</text:p>
          </table:table-cell>
          <table:table-cell office:value-type="float" office:value="2.2" calcext:value-type="float">
            <text:p>2.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7.7751" calcext:value-type="float">
            <text:p>17.7751</text:p>
          </table:table-cell>
          <table:table-cell table:formula="of:=[.A177]-[.$A$2]" office:value-type="float" office:value="13.8251" calcext:value-type="float">
            <text:p>13.825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8251" calcext:value-type="float">
            <text:p>13.8251</text:p>
          </table:table-cell>
          <table:table-cell office:value-type="float" office:value="2.2" calcext:value-type="float">
            <text:p>2.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7.8541" calcext:value-type="float">
            <text:p>17.8541</text:p>
          </table:table-cell>
          <table:table-cell table:formula="of:=[.A178]-[.$A$2]" office:value-type="float" office:value="13.9041" calcext:value-type="float">
            <text:p>13.904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9041" calcext:value-type="float">
            <text:p>13.904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7.9331" calcext:value-type="float">
            <text:p>17.9331</text:p>
          </table:table-cell>
          <table:table-cell table:formula="of:=[.A179]-[.$A$2]" office:value-type="float" office:value="13.9831" calcext:value-type="float">
            <text:p>13.983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3.9831" calcext:value-type="float">
            <text:p>13.983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8.0121" calcext:value-type="float">
            <text:p>18.0121</text:p>
          </table:table-cell>
          <table:table-cell table:formula="of:=[.A180]-[.$A$2]" office:value-type="float" office:value="14.0621" calcext:value-type="float">
            <text:p>14.062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14.0621" calcext:value-type="float">
            <text:p>14.062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8.0911" calcext:value-type="float">
            <text:p>18.0911</text:p>
          </table:table-cell>
          <table:table-cell table:formula="of:=[.A181]-[.$A$2]" office:value-type="float" office:value="14.1411" calcext:value-type="float">
            <text:p>14.141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1411" calcext:value-type="float">
            <text:p>14.141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8.1701" calcext:value-type="float">
            <text:p>18.1701</text:p>
          </table:table-cell>
          <table:table-cell table:formula="of:=[.A182]-[.$A$2]" office:value-type="float" office:value="14.2201" calcext:value-type="float">
            <text:p>14.220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2201" calcext:value-type="float">
            <text:p>14.2201</text:p>
          </table:table-cell>
          <table:table-cell office:value-type="float" office:value="2.15" calcext:value-type="float">
            <text:p>2.1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8.2491" calcext:value-type="float">
            <text:p>18.2491</text:p>
          </table:table-cell>
          <table:table-cell table:formula="of:=[.A183]-[.$A$2]" office:value-type="float" office:value="14.2991" calcext:value-type="float">
            <text:p>14.299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2991" calcext:value-type="float">
            <text:p>14.299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8.3281" calcext:value-type="float">
            <text:p>18.3281</text:p>
          </table:table-cell>
          <table:table-cell table:formula="of:=[.A184]-[.$A$2]" office:value-type="float" office:value="14.3781" calcext:value-type="float">
            <text:p>14.378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3781" calcext:value-type="float">
            <text:p>14.378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8.4071" calcext:value-type="float">
            <text:p>18.4071</text:p>
          </table:table-cell>
          <table:table-cell table:formula="of:=[.A185]-[.$A$2]" office:value-type="float" office:value="14.4571" calcext:value-type="float">
            <text:p>14.457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14.4571" calcext:value-type="float">
            <text:p>14.457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8.4861" calcext:value-type="float">
            <text:p>18.4861</text:p>
          </table:table-cell>
          <table:table-cell table:formula="of:=[.A186]-[.$A$2]" office:value-type="float" office:value="14.5361" calcext:value-type="float">
            <text:p>14.536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4.5361" calcext:value-type="float">
            <text:p>14.536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8.5651" calcext:value-type="float">
            <text:p>18.5651</text:p>
          </table:table-cell>
          <table:table-cell table:formula="of:=[.A187]-[.$A$2]" office:value-type="float" office:value="14.6151" calcext:value-type="float">
            <text:p>14.615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4.6151" calcext:value-type="float">
            <text:p>14.6151</text:p>
          </table:table-cell>
          <table:table-cell office:value-type="float" office:value="2.15" calcext:value-type="float">
            <text:p>2.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8.6441" calcext:value-type="float">
            <text:p>18.6441</text:p>
          </table:table-cell>
          <table:table-cell table:formula="of:=[.A188]-[.$A$2]" office:value-type="float" office:value="14.6941" calcext:value-type="float">
            <text:p>14.694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4.6941" calcext:value-type="float">
            <text:p>14.6941</text:p>
          </table:table-cell>
          <table:table-cell office:value-type="float" office:value="2.15" calcext:value-type="float">
            <text:p>2.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8.7231" calcext:value-type="float">
            <text:p>18.7231</text:p>
          </table:table-cell>
          <table:table-cell table:formula="of:=[.A189]-[.$A$2]" office:value-type="float" office:value="14.7731" calcext:value-type="float">
            <text:p>14.7731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14.7731" calcext:value-type="float">
            <text:p>14.7731</text:p>
          </table:table-cell>
          <table:table-cell office:value-type="float" office:value="2.15" calcext:value-type="float">
            <text:p>2.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8.8021" calcext:value-type="float">
            <text:p>18.8021</text:p>
          </table:table-cell>
          <table:table-cell table:formula="of:=[.A190]-[.$A$2]" office:value-type="float" office:value="14.8521" calcext:value-type="float">
            <text:p>14.852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4.8521" calcext:value-type="float">
            <text:p>14.8521</text:p>
          </table:table-cell>
          <table:table-cell office:value-type="float" office:value="2.15" calcext:value-type="float">
            <text:p>2.1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8.8811" calcext:value-type="float">
            <text:p>18.8811</text:p>
          </table:table-cell>
          <table:table-cell table:formula="of:=[.A191]-[.$A$2]" office:value-type="float" office:value="14.9311" calcext:value-type="float">
            <text:p>14.931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4.9311" calcext:value-type="float">
            <text:p>14.9311</text:p>
          </table:table-cell>
          <table:table-cell office:value-type="float" office:value="2.15" calcext:value-type="float">
            <text:p>2.1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8.9601" calcext:value-type="float">
            <text:p>18.9601</text:p>
          </table:table-cell>
          <table:table-cell table:formula="of:=[.A192]-[.$A$2]" office:value-type="float" office:value="15.0101" calcext:value-type="float">
            <text:p>15.010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5.0101" calcext:value-type="float">
            <text:p>15.0101</text:p>
          </table:table-cell>
          <table:table-cell office:value-type="float" office:value="2.15" calcext:value-type="float">
            <text:p>2.1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9.0391" calcext:value-type="float">
            <text:p>19.0391</text:p>
          </table:table-cell>
          <table:table-cell table:formula="of:=[.A193]-[.$A$2]" office:value-type="float" office:value="15.0891" calcext:value-type="float">
            <text:p>15.089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5.0891" calcext:value-type="float">
            <text:p>15.0891</text:p>
          </table:table-cell>
          <table:table-cell office:value-type="float" office:value="2.15" calcext:value-type="float">
            <text:p>2.1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9.1181" calcext:value-type="float">
            <text:p>19.1181</text:p>
          </table:table-cell>
          <table:table-cell table:formula="of:=[.A194]-[.$A$2]" office:value-type="float" office:value="15.1681" calcext:value-type="float">
            <text:p>15.1681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15.1681" calcext:value-type="float">
            <text:p>15.1681</text:p>
          </table:table-cell>
          <table:table-cell office:value-type="float" office:value="2.15" calcext:value-type="float">
            <text:p>2.1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9.1971" calcext:value-type="float">
            <text:p>19.1971</text:p>
          </table:table-cell>
          <table:table-cell table:formula="of:=[.A195]-[.$A$2]" office:value-type="float" office:value="15.2471" calcext:value-type="float">
            <text:p>15.247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2471" calcext:value-type="float">
            <text:p>15.2471</text:p>
          </table:table-cell>
          <table:table-cell office:value-type="float" office:value="2.15" calcext:value-type="float">
            <text:p>2.1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9.2761" calcext:value-type="float">
            <text:p>19.2761</text:p>
          </table:table-cell>
          <table:table-cell table:formula="of:=[.A196]-[.$A$2]" office:value-type="float" office:value="15.3261" calcext:value-type="float">
            <text:p>15.326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3261" calcext:value-type="float">
            <text:p>15.3261</text:p>
          </table:table-cell>
          <table:table-cell office:value-type="float" office:value="2.15" calcext:value-type="float">
            <text:p>2.1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9.3551" calcext:value-type="float">
            <text:p>19.3551</text:p>
          </table:table-cell>
          <table:table-cell table:formula="of:=[.A197]-[.$A$2]" office:value-type="float" office:value="15.4051" calcext:value-type="float">
            <text:p>15.405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4051" calcext:value-type="float">
            <text:p>15.4051</text:p>
          </table:table-cell>
          <table:table-cell office:value-type="float" office:value="2.15" calcext:value-type="float">
            <text:p>2.1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9.4341" calcext:value-type="float">
            <text:p>19.4341</text:p>
          </table:table-cell>
          <table:table-cell table:formula="of:=[.A198]-[.$A$2]" office:value-type="float" office:value="15.4841" calcext:value-type="float">
            <text:p>15.484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4841" calcext:value-type="float">
            <text:p>15.4841</text:p>
          </table:table-cell>
          <table:table-cell office:value-type="float" office:value="2.15" calcext:value-type="float">
            <text:p>2.1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9.5131" calcext:value-type="float">
            <text:p>19.5131</text:p>
          </table:table-cell>
          <table:table-cell table:formula="of:=[.A199]-[.$A$2]" office:value-type="float" office:value="15.5631" calcext:value-type="float">
            <text:p>15.563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5631" calcext:value-type="float">
            <text:p>15.5631</text:p>
          </table:table-cell>
          <table:table-cell office:value-type="float" office:value="2.15" calcext:value-type="float">
            <text:p>2.1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9.5921" calcext:value-type="float">
            <text:p>19.5921</text:p>
          </table:table-cell>
          <table:table-cell table:formula="of:=[.A200]-[.$A$2]" office:value-type="float" office:value="15.6421" calcext:value-type="float">
            <text:p>15.6421</text:p>
          </table:table-cell>
          <table:table-cell office:value-type="float" office:value="2.25" calcext:value-type="float">
            <text:p>2.25</text:p>
          </table:table-cell>
          <table:table-cell office:value-type="float" office:value="2.3" calcext:value-type="float">
            <text:p>2.3</text:p>
          </table:table-cell>
          <table:table-cell office:value-type="float" office:value="15.6421" calcext:value-type="float">
            <text:p>15.6421</text:p>
          </table:table-cell>
          <table:table-cell office:value-type="float" office:value="2.15" calcext:value-type="float">
            <text:p>2.1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9.6711" calcext:value-type="float">
            <text:p>19.6711</text:p>
          </table:table-cell>
          <table:table-cell table:formula="of:=[.A201]-[.$A$2]" office:value-type="float" office:value="15.7211" calcext:value-type="float">
            <text:p>15.7211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15.7211" calcext:value-type="float">
            <text:p>15.7211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9.7501" calcext:value-type="float">
            <text:p>19.7501</text:p>
          </table:table-cell>
          <table:table-cell table:formula="of:=[.A202]-[.$A$2]" office:value-type="float" office:value="15.8001" calcext:value-type="float">
            <text:p>15.8001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15.8001" calcext:value-type="float">
            <text:p>15.8001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9.8291" calcext:value-type="float">
            <text:p>19.8291</text:p>
          </table:table-cell>
          <table:table-cell table:formula="of:=[.A203]-[.$A$2]" office:value-type="float" office:value="15.8791" calcext:value-type="float">
            <text:p>15.8791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15.8791" calcext:value-type="float">
            <text:p>15.8791</text:p>
          </table:table-cell>
          <table:table-cell office:value-type="float" office:value="2.2" calcext:value-type="float">
            <text:p>2.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9.9081" calcext:value-type="float">
            <text:p>19.9081</text:p>
          </table:table-cell>
          <table:table-cell table:formula="of:=[.A204]-[.$A$2]" office:value-type="float" office:value="15.9581" calcext:value-type="float">
            <text:p>15.9581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15.9581" calcext:value-type="float">
            <text:p>15.9581</text:p>
          </table:table-cell>
          <table:table-cell office:value-type="float" office:value="2.2" calcext:value-type="float">
            <text:p>2.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9.9871" calcext:value-type="float">
            <text:p>19.9871</text:p>
          </table:table-cell>
          <table:table-cell table:formula="of:=[.A205]-[.$A$2]" office:value-type="float" office:value="16.0371" calcext:value-type="float">
            <text:p>16.037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0371" calcext:value-type="float">
            <text:p>16.0371</text:p>
          </table:table-cell>
          <table:table-cell office:value-type="float" office:value="2.2" calcext:value-type="float">
            <text:p>2.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20.0661" calcext:value-type="float">
            <text:p>20.0661</text:p>
          </table:table-cell>
          <table:table-cell table:formula="of:=[.A206]-[.$A$2]" office:value-type="float" office:value="16.1161" calcext:value-type="float">
            <text:p>16.116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1161" calcext:value-type="float">
            <text:p>16.1161</text:p>
          </table:table-cell>
          <table:table-cell office:value-type="float" office:value="2.25" calcext:value-type="float">
            <text:p>2.2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20.1451" calcext:value-type="float">
            <text:p>20.1451</text:p>
          </table:table-cell>
          <table:table-cell table:formula="of:=[.A207]-[.$A$2]" office:value-type="float" office:value="16.1951" calcext:value-type="float">
            <text:p>16.195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1951" calcext:value-type="float">
            <text:p>16.1951</text:p>
          </table:table-cell>
          <table:table-cell office:value-type="float" office:value="2.25" calcext:value-type="float">
            <text:p>2.2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0.2241" calcext:value-type="float">
            <text:p>20.2241</text:p>
          </table:table-cell>
          <table:table-cell table:formula="of:=[.A208]-[.$A$2]" office:value-type="float" office:value="16.2741" calcext:value-type="float">
            <text:p>16.274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2741" calcext:value-type="float">
            <text:p>16.2741</text:p>
          </table:table-cell>
          <table:table-cell office:value-type="float" office:value="2.25" calcext:value-type="float">
            <text:p>2.2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0.3031" calcext:value-type="float">
            <text:p>20.3031</text:p>
          </table:table-cell>
          <table:table-cell table:formula="of:=[.A209]-[.$A$2]" office:value-type="float" office:value="16.3531" calcext:value-type="float">
            <text:p>16.353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3531" calcext:value-type="float">
            <text:p>16.3531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0.3821" calcext:value-type="float">
            <text:p>20.3821</text:p>
          </table:table-cell>
          <table:table-cell table:formula="of:=[.A210]-[.$A$2]" office:value-type="float" office:value="16.4321" calcext:value-type="float">
            <text:p>16.432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4321" calcext:value-type="float">
            <text:p>16.4321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0.4611" calcext:value-type="float">
            <text:p>20.4611</text:p>
          </table:table-cell>
          <table:table-cell table:formula="of:=[.A211]-[.$A$2]" office:value-type="float" office:value="16.5111" calcext:value-type="float">
            <text:p>16.511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5111" calcext:value-type="float">
            <text:p>16.5111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0.5401" calcext:value-type="float">
            <text:p>20.5401</text:p>
          </table:table-cell>
          <table:table-cell table:formula="of:=[.A212]-[.$A$2]" office:value-type="float" office:value="16.5901" calcext:value-type="float">
            <text:p>16.590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5901" calcext:value-type="float">
            <text:p>16.5901</text:p>
          </table:table-cell>
          <table:table-cell office:value-type="float" office:value="2.35" calcext:value-type="float">
            <text:p>2.3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.6191" calcext:value-type="float">
            <text:p>20.6191</text:p>
          </table:table-cell>
          <table:table-cell table:formula="of:=[.A213]-[.$A$2]" office:value-type="float" office:value="16.6691" calcext:value-type="float">
            <text:p>16.669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6691" calcext:value-type="float">
            <text:p>16.6691</text:p>
          </table:table-cell>
          <table:table-cell office:value-type="float" office:value="2.35" calcext:value-type="float">
            <text:p>2.3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.6981" calcext:value-type="float">
            <text:p>20.6981</text:p>
          </table:table-cell>
          <table:table-cell table:formula="of:=[.A214]-[.$A$2]" office:value-type="float" office:value="16.7481" calcext:value-type="float">
            <text:p>16.748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7481" calcext:value-type="float">
            <text:p>16.7481</text:p>
          </table:table-cell>
          <table:table-cell office:value-type="float" office:value="2.35" calcext:value-type="float">
            <text:p>2.3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.7771" calcext:value-type="float">
            <text:p>20.7771</text:p>
          </table:table-cell>
          <table:table-cell table:formula="of:=[.A215]-[.$A$2]" office:value-type="float" office:value="16.8271" calcext:value-type="float">
            <text:p>16.827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8271" calcext:value-type="float">
            <text:p>16.8271</text:p>
          </table:table-cell>
          <table:table-cell office:value-type="float" office:value="2.35" calcext:value-type="float">
            <text:p>2.3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.8561" calcext:value-type="float">
            <text:p>20.8561</text:p>
          </table:table-cell>
          <table:table-cell table:formula="of:=[.A216]-[.$A$2]" office:value-type="float" office:value="16.9061" calcext:value-type="float">
            <text:p>16.9061</text:p>
          </table:table-cell>
          <table:table-cell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office:value-type="float" office:value="16.9061" calcext:value-type="float">
            <text:p>16.9061</text:p>
          </table:table-cell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.9351" calcext:value-type="float">
            <text:p>20.9351</text:p>
          </table:table-cell>
          <table:table-cell table:formula="of:=[.A217]-[.$A$2]" office:value-type="float" office:value="16.9851" calcext:value-type="float">
            <text:p>16.985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6.9851" calcext:value-type="float">
            <text:p>16.9851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1.0141" calcext:value-type="float">
            <text:p>21.0141</text:p>
          </table:table-cell>
          <table:table-cell table:formula="of:=[.A218]-[.$A$2]" office:value-type="float" office:value="17.0641" calcext:value-type="float">
            <text:p>17.064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0641" calcext:value-type="float">
            <text:p>17.0641</text:p>
          </table:table-cell>
          <table:table-cell office:value-type="float" office:value="2.45" calcext:value-type="float">
            <text:p>2.4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1.0931" calcext:value-type="float">
            <text:p>21.0931</text:p>
          </table:table-cell>
          <table:table-cell table:formula="of:=[.A219]-[.$A$2]" office:value-type="float" office:value="17.1431" calcext:value-type="float">
            <text:p>17.143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1431" calcext:value-type="float">
            <text:p>17.1431</text:p>
          </table:table-cell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21.1721" calcext:value-type="float">
            <text:p>21.1721</text:p>
          </table:table-cell>
          <table:table-cell table:formula="of:=[.A220]-[.$A$2]" office:value-type="float" office:value="17.2221" calcext:value-type="float">
            <text:p>17.222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2221" calcext:value-type="float">
            <text:p>17.2221</text:p>
          </table:table-cell>
          <table:table-cell office:value-type="float" office:value="2.5" calcext:value-type="float">
            <text:p>2.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21.2511" calcext:value-type="float">
            <text:p>21.2511</text:p>
          </table:table-cell>
          <table:table-cell table:formula="of:=[.A221]-[.$A$2]" office:value-type="float" office:value="17.3011" calcext:value-type="float">
            <text:p>17.301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3011" calcext:value-type="float">
            <text:p>17.3011</text:p>
          </table:table-cell>
          <table:table-cell office:value-type="float" office:value="2.5" calcext:value-type="float">
            <text:p>2.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21.3301" calcext:value-type="float">
            <text:p>21.3301</text:p>
          </table:table-cell>
          <table:table-cell table:formula="of:=[.A222]-[.$A$2]" office:value-type="float" office:value="17.3801" calcext:value-type="float">
            <text:p>17.380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3801" calcext:value-type="float">
            <text:p>17.3801</text:p>
          </table:table-cell>
          <table:table-cell office:value-type="float" office:value="2.5" calcext:value-type="float">
            <text:p>2.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21.4091" calcext:value-type="float">
            <text:p>21.4091</text:p>
          </table:table-cell>
          <table:table-cell table:formula="of:=[.A223]-[.$A$2]" office:value-type="float" office:value="17.4591" calcext:value-type="float">
            <text:p>17.459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4591" calcext:value-type="float">
            <text:p>17.4591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1.4881" calcext:value-type="float">
            <text:p>21.4881</text:p>
          </table:table-cell>
          <table:table-cell table:formula="of:=[.A224]-[.$A$2]" office:value-type="float" office:value="17.5381" calcext:value-type="float">
            <text:p>17.538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5381" calcext:value-type="float">
            <text:p>17.5381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1.5671" calcext:value-type="float">
            <text:p>21.5671</text:p>
          </table:table-cell>
          <table:table-cell table:formula="of:=[.A225]-[.$A$2]" office:value-type="float" office:value="17.6171" calcext:value-type="float">
            <text:p>17.617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6171" calcext:value-type="float">
            <text:p>17.6171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1.6461" calcext:value-type="float">
            <text:p>21.6461</text:p>
          </table:table-cell>
          <table:table-cell table:formula="of:=[.A226]-[.$A$2]" office:value-type="float" office:value="17.6961" calcext:value-type="float">
            <text:p>17.696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6961" calcext:value-type="float">
            <text:p>17.6961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1.7251" calcext:value-type="float">
            <text:p>21.7251</text:p>
          </table:table-cell>
          <table:table-cell table:formula="of:=[.A227]-[.$A$2]" office:value-type="float" office:value="17.7751" calcext:value-type="float">
            <text:p>17.775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7751" calcext:value-type="float">
            <text:p>17.7751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1.8041" calcext:value-type="float">
            <text:p>21.8041</text:p>
          </table:table-cell>
          <table:table-cell table:formula="of:=[.A228]-[.$A$2]" office:value-type="float" office:value="17.8541" calcext:value-type="float">
            <text:p>17.854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8541" calcext:value-type="float">
            <text:p>17.8541</text:p>
          </table:table-cell>
          <table:table-cell office:value-type="float" office:value="2.65" calcext:value-type="float">
            <text:p>2.6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1.8831" calcext:value-type="float">
            <text:p>21.8831</text:p>
          </table:table-cell>
          <table:table-cell table:formula="of:=[.A229]-[.$A$2]" office:value-type="float" office:value="17.9331" calcext:value-type="float">
            <text:p>17.933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7.9331" calcext:value-type="float">
            <text:p>17.9331</text:p>
          </table:table-cell>
          <table:table-cell office:value-type="float" office:value="2.65" calcext:value-type="float">
            <text:p>2.6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1.9621" calcext:value-type="float">
            <text:p>21.9621</text:p>
          </table:table-cell>
          <table:table-cell table:formula="of:=[.A230]-[.$A$2]" office:value-type="float" office:value="18.0121" calcext:value-type="float">
            <text:p>18.012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8.0121" calcext:value-type="float">
            <text:p>18.0121</text:p>
          </table:table-cell>
          <table:table-cell office:value-type="float" office:value="2.65" calcext:value-type="float">
            <text:p>2.6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.0411" calcext:value-type="float">
            <text:p>22.0411</text:p>
          </table:table-cell>
          <table:table-cell table:formula="of:=[.A231]-[.$A$2]" office:value-type="float" office:value="18.0911" calcext:value-type="float">
            <text:p>18.0911</text:p>
          </table:table-cell>
          <table:table-cell office:value-type="float" office:value="2.15" calcext:value-type="float">
            <text:p>2.15</text:p>
          </table:table-cell>
          <table:table-cell office:value-type="float" office:value="2.35" calcext:value-type="float">
            <text:p>2.35</text:p>
          </table:table-cell>
          <table:table-cell office:value-type="float" office:value="18.0911" calcext:value-type="float">
            <text:p>18.0911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.1201" calcext:value-type="float">
            <text:p>22.1201</text:p>
          </table:table-cell>
          <table:table-cell table:formula="of:=[.A232]-[.$A$2]" office:value-type="float" office:value="18.1701" calcext:value-type="float">
            <text:p>18.1701</text:p>
          </table:table-cell>
          <table:table-cell office:value-type="float" office:value="2.1" calcext:value-type="float">
            <text:p>2.1</text:p>
          </table:table-cell>
          <table:table-cell office:value-type="float" office:value="2.35" calcext:value-type="float">
            <text:p>2.35</text:p>
          </table:table-cell>
          <table:table-cell office:value-type="float" office:value="18.1701" calcext:value-type="float">
            <text:p>18.1701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.1991" calcext:value-type="float">
            <text:p>22.1991</text:p>
          </table:table-cell>
          <table:table-cell table:formula="of:=[.A233]-[.$A$2]" office:value-type="float" office:value="18.2491" calcext:value-type="float">
            <text:p>18.249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2491" calcext:value-type="float">
            <text:p>18.2491</text:p>
          </table:table-cell>
          <table:table-cell office:value-type="float" office:value="2.75" calcext:value-type="float">
            <text:p>2.7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.2781" calcext:value-type="float">
            <text:p>22.2781</text:p>
          </table:table-cell>
          <table:table-cell table:formula="of:=[.A234]-[.$A$2]" office:value-type="float" office:value="18.3281" calcext:value-type="float">
            <text:p>18.328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3281" calcext:value-type="float">
            <text:p>18.3281</text:p>
          </table:table-cell>
          <table:table-cell office:value-type="float" office:value="2.75" calcext:value-type="float">
            <text:p>2.7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.3571" calcext:value-type="float">
            <text:p>22.3571</text:p>
          </table:table-cell>
          <table:table-cell table:formula="of:=[.A235]-[.$A$2]" office:value-type="float" office:value="18.4071" calcext:value-type="float">
            <text:p>18.407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4071" calcext:value-type="float">
            <text:p>18.4071</text:p>
          </table:table-cell>
          <table:table-cell office:value-type="float" office:value="2.75" calcext:value-type="float">
            <text:p>2.7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.4361" calcext:value-type="float">
            <text:p>22.4361</text:p>
          </table:table-cell>
          <table:table-cell table:formula="of:=[.A236]-[.$A$2]" office:value-type="float" office:value="18.4861" calcext:value-type="float">
            <text:p>18.486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4861" calcext:value-type="float">
            <text:p>18.4861</text:p>
          </table:table-cell>
          <table:table-cell office:value-type="float" office:value="2.8" calcext:value-type="float">
            <text:p>2.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.5151" calcext:value-type="float">
            <text:p>22.5151</text:p>
          </table:table-cell>
          <table:table-cell table:formula="of:=[.A237]-[.$A$2]" office:value-type="float" office:value="18.5651" calcext:value-type="float">
            <text:p>18.565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5651" calcext:value-type="float">
            <text:p>18.5651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5941" calcext:value-type="float">
            <text:p>22.5941</text:p>
          </table:table-cell>
          <table:table-cell table:formula="of:=[.A238]-[.$A$2]" office:value-type="float" office:value="18.6441" calcext:value-type="float">
            <text:p>18.644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6441" calcext:value-type="float">
            <text:p>18.6441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6731" calcext:value-type="float">
            <text:p>22.6731</text:p>
          </table:table-cell>
          <table:table-cell table:formula="of:=[.A239]-[.$A$2]" office:value-type="float" office:value="18.7231" calcext:value-type="float">
            <text:p>18.723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7231" calcext:value-type="float">
            <text:p>18.7231</text:p>
          </table:table-cell>
          <table:table-cell office:value-type="float" office:value="2.85" calcext:value-type="float">
            <text:p>2.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7521" calcext:value-type="float">
            <text:p>22.7521</text:p>
          </table:table-cell>
          <table:table-cell table:formula="of:=[.A240]-[.$A$2]" office:value-type="float" office:value="18.8021" calcext:value-type="float">
            <text:p>18.802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8.8021" calcext:value-type="float">
            <text:p>18.8021</text:p>
          </table:table-cell>
          <table:table-cell office:value-type="float" office:value="2.85" calcext:value-type="float">
            <text:p>2.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8311" calcext:value-type="float">
            <text:p>22.8311</text:p>
          </table:table-cell>
          <table:table-cell table:formula="of:=[.A241]-[.$A$2]" office:value-type="float" office:value="18.8811" calcext:value-type="float">
            <text:p>18.881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8.8811" calcext:value-type="float">
            <text:p>18.881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9101" calcext:value-type="float">
            <text:p>22.9101</text:p>
          </table:table-cell>
          <table:table-cell table:formula="of:=[.A242]-[.$A$2]" office:value-type="float" office:value="18.9601" calcext:value-type="float">
            <text:p>18.960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8.9601" calcext:value-type="float">
            <text:p>18.960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9891" calcext:value-type="float">
            <text:p>22.9891</text:p>
          </table:table-cell>
          <table:table-cell table:formula="of:=[.A243]-[.$A$2]" office:value-type="float" office:value="19.0391" calcext:value-type="float">
            <text:p>19.039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9.0391" calcext:value-type="float">
            <text:p>19.039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0681" calcext:value-type="float">
            <text:p>23.0681</text:p>
          </table:table-cell>
          <table:table-cell table:formula="of:=[.A244]-[.$A$2]" office:value-type="float" office:value="19.1181" calcext:value-type="float">
            <text:p>19.118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9.1181" calcext:value-type="float">
            <text:p>19.1181</text:p>
          </table:table-cell>
          <table:table-cell office:value-type="float" office:value="2.95" calcext:value-type="float">
            <text:p>2.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1471" calcext:value-type="float">
            <text:p>23.1471</text:p>
          </table:table-cell>
          <table:table-cell table:formula="of:=[.A245]-[.$A$2]" office:value-type="float" office:value="19.1971" calcext:value-type="float">
            <text:p>19.197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9.1971" calcext:value-type="float">
            <text:p>19.1971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3.2261" calcext:value-type="float">
            <text:p>23.2261</text:p>
          </table:table-cell>
          <table:table-cell table:formula="of:=[.A246]-[.$A$2]" office:value-type="float" office:value="19.2761" calcext:value-type="float">
            <text:p>19.2761</text:p>
          </table:table-cell>
          <table:table-cell office:value-type="float" office:value="2.1" calcext:value-type="float">
            <text:p>2.1</text:p>
          </table:table-cell>
          <table:table-cell office:value-type="float" office:value="2.25" calcext:value-type="float">
            <text:p>2.25</text:p>
          </table:table-cell>
          <table:table-cell office:value-type="float" office:value="19.2761" calcext:value-type="float">
            <text:p>19.2761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3.3051" calcext:value-type="float">
            <text:p>23.3051</text:p>
          </table:table-cell>
          <table:table-cell table:formula="of:=[.A247]-[.$A$2]" office:value-type="float" office:value="19.3551" calcext:value-type="float">
            <text:p>19.355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3551" calcext:value-type="float">
            <text:p>19.3551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3.3841" calcext:value-type="float">
            <text:p>23.3841</text:p>
          </table:table-cell>
          <table:table-cell table:formula="of:=[.A248]-[.$A$2]" office:value-type="float" office:value="19.4341" calcext:value-type="float">
            <text:p>19.434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4341" calcext:value-type="float">
            <text:p>19.4341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3.4631" calcext:value-type="float">
            <text:p>23.4631</text:p>
          </table:table-cell>
          <table:table-cell table:formula="of:=[.A249]-[.$A$2]" office:value-type="float" office:value="19.5131" calcext:value-type="float">
            <text:p>19.513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5131" calcext:value-type="float">
            <text:p>19.5131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3.5421" calcext:value-type="float">
            <text:p>23.5421</text:p>
          </table:table-cell>
          <table:table-cell table:formula="of:=[.A250]-[.$A$2]" office:value-type="float" office:value="19.5921" calcext:value-type="float">
            <text:p>19.592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5921" calcext:value-type="float">
            <text:p>19.5921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3.6211" calcext:value-type="float">
            <text:p>23.6211</text:p>
          </table:table-cell>
          <table:table-cell table:formula="of:=[.A251]-[.$A$2]" office:value-type="float" office:value="19.6711" calcext:value-type="float">
            <text:p>19.671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6711" calcext:value-type="float">
            <text:p>19.671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3.7001" calcext:value-type="float">
            <text:p>23.7001</text:p>
          </table:table-cell>
          <table:table-cell table:formula="of:=[.A252]-[.$A$2]" office:value-type="float" office:value="19.7501" calcext:value-type="float">
            <text:p>19.750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7501" calcext:value-type="float">
            <text:p>19.750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3.7791" calcext:value-type="float">
            <text:p>23.7791</text:p>
          </table:table-cell>
          <table:table-cell table:formula="of:=[.A253]-[.$A$2]" office:value-type="float" office:value="19.8291" calcext:value-type="float">
            <text:p>19.829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9.8291" calcext:value-type="float">
            <text:p>19.829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3.8581" calcext:value-type="float">
            <text:p>23.8581</text:p>
          </table:table-cell>
          <table:table-cell table:formula="of:=[.A254]-[.$A$2]" office:value-type="float" office:value="19.9081" calcext:value-type="float">
            <text:p>19.9081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9.9081" calcext:value-type="float">
            <text:p>19.908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3.9371" calcext:value-type="float">
            <text:p>23.9371</text:p>
          </table:table-cell>
          <table:table-cell table:formula="of:=[.A255]-[.$A$2]" office:value-type="float" office:value="19.9871" calcext:value-type="float">
            <text:p>19.9871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19.9871" calcext:value-type="float">
            <text:p>19.987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4.0161" calcext:value-type="float">
            <text:p>24.0161</text:p>
          </table:table-cell>
          <table:table-cell table:formula="of:=[.A256]-[.$A$2]" office:value-type="float" office:value="20.0661" calcext:value-type="float">
            <text:p>20.066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0661" calcext:value-type="float">
            <text:p>20.066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4.0951" calcext:value-type="float">
            <text:p>24.0951</text:p>
          </table:table-cell>
          <table:table-cell table:formula="of:=[.A257]-[.$A$2]" office:value-type="float" office:value="20.1451" calcext:value-type="float">
            <text:p>20.145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1451" calcext:value-type="float">
            <text:p>20.145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4.1741" calcext:value-type="float">
            <text:p>24.1741</text:p>
          </table:table-cell>
          <table:table-cell table:formula="of:=[.A258]-[.$A$2]" office:value-type="float" office:value="20.2241" calcext:value-type="float">
            <text:p>20.224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2241" calcext:value-type="float">
            <text:p>20.224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4.2531" calcext:value-type="float">
            <text:p>24.2531</text:p>
          </table:table-cell>
          <table:table-cell table:formula="of:=[.A259]-[.$A$2]" office:value-type="float" office:value="20.3031" calcext:value-type="float">
            <text:p>20.303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3031" calcext:value-type="float">
            <text:p>20.303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4.3321" calcext:value-type="float">
            <text:p>24.3321</text:p>
          </table:table-cell>
          <table:table-cell table:formula="of:=[.A260]-[.$A$2]" office:value-type="float" office:value="20.3821" calcext:value-type="float">
            <text:p>20.382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3821" calcext:value-type="float">
            <text:p>20.382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4.4111" calcext:value-type="float">
            <text:p>24.4111</text:p>
          </table:table-cell>
          <table:table-cell table:formula="of:=[.A261]-[.$A$2]" office:value-type="float" office:value="20.4611" calcext:value-type="float">
            <text:p>20.461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4611" calcext:value-type="float">
            <text:p>20.461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4.4901" calcext:value-type="float">
            <text:p>24.4901</text:p>
          </table:table-cell>
          <table:table-cell table:formula="of:=[.A262]-[.$A$2]" office:value-type="float" office:value="20.5401" calcext:value-type="float">
            <text:p>20.540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5401" calcext:value-type="float">
            <text:p>20.540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4.5691" calcext:value-type="float">
            <text:p>24.5691</text:p>
          </table:table-cell>
          <table:table-cell table:formula="of:=[.A263]-[.$A$2]" office:value-type="float" office:value="20.6191" calcext:value-type="float">
            <text:p>20.619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0.6191" calcext:value-type="float">
            <text:p>20.6191</text:p>
          </table:table-cell>
          <table:table-cell office:value-type="float" office:value="3.2" calcext:value-type="float">
            <text:p>3.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4.6481" calcext:value-type="float">
            <text:p>24.6481</text:p>
          </table:table-cell>
          <table:table-cell table:formula="of:=[.A264]-[.$A$2]" office:value-type="float" office:value="20.6981" calcext:value-type="float">
            <text:p>20.698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0.6981" calcext:value-type="float">
            <text:p>20.6981</text:p>
          </table:table-cell>
          <table:table-cell office:value-type="float" office:value="3.2" calcext:value-type="float">
            <text:p>3.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4.7271" calcext:value-type="float">
            <text:p>24.7271</text:p>
          </table:table-cell>
          <table:table-cell table:formula="of:=[.A265]-[.$A$2]" office:value-type="float" office:value="20.7771" calcext:value-type="float">
            <text:p>20.777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0.7771" calcext:value-type="float">
            <text:p>20.7771</text:p>
          </table:table-cell>
          <table:table-cell office:value-type="float" office:value="3.2" calcext:value-type="float">
            <text:p>3.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4.8061" calcext:value-type="float">
            <text:p>24.8061</text:p>
          </table:table-cell>
          <table:table-cell table:formula="of:=[.A266]-[.$A$2]" office:value-type="float" office:value="20.8561" calcext:value-type="float">
            <text:p>20.856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0.8561" calcext:value-type="float">
            <text:p>20.85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4.8851" calcext:value-type="float">
            <text:p>24.8851</text:p>
          </table:table-cell>
          <table:table-cell table:formula="of:=[.A267]-[.$A$2]" office:value-type="float" office:value="20.9351" calcext:value-type="float">
            <text:p>20.935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0.9351" calcext:value-type="float">
            <text:p>20.93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4.9641" calcext:value-type="float">
            <text:p>24.9641</text:p>
          </table:table-cell>
          <table:table-cell table:formula="of:=[.A268]-[.$A$2]" office:value-type="float" office:value="21.0141" calcext:value-type="float">
            <text:p>21.014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1.0141" calcext:value-type="float">
            <text:p>21.01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0431" calcext:value-type="float">
            <text:p>25.0431</text:p>
          </table:table-cell>
          <table:table-cell table:formula="of:=[.A269]-[.$A$2]" office:value-type="float" office:value="21.0931" calcext:value-type="float">
            <text:p>21.093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1.0931" calcext:value-type="float">
            <text:p>21.09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1221" calcext:value-type="float">
            <text:p>25.1221</text:p>
          </table:table-cell>
          <table:table-cell table:formula="of:=[.A270]-[.$A$2]" office:value-type="float" office:value="21.1721" calcext:value-type="float">
            <text:p>21.172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1721" calcext:value-type="float">
            <text:p>21.17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2011" calcext:value-type="float">
            <text:p>25.2011</text:p>
          </table:table-cell>
          <table:table-cell table:formula="of:=[.A271]-[.$A$2]" office:value-type="float" office:value="21.2511" calcext:value-type="float">
            <text:p>21.251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2511" calcext:value-type="float">
            <text:p>21.25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2801" calcext:value-type="float">
            <text:p>25.2801</text:p>
          </table:table-cell>
          <table:table-cell table:formula="of:=[.A272]-[.$A$2]" office:value-type="float" office:value="21.3301" calcext:value-type="float">
            <text:p>21.330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3301" calcext:value-type="float">
            <text:p>21.33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3591" calcext:value-type="float">
            <text:p>25.3591</text:p>
          </table:table-cell>
          <table:table-cell table:formula="of:=[.A273]-[.$A$2]" office:value-type="float" office:value="21.4091" calcext:value-type="float">
            <text:p>21.409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4091" calcext:value-type="float">
            <text:p>21.40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4381" calcext:value-type="float">
            <text:p>25.4381</text:p>
          </table:table-cell>
          <table:table-cell table:formula="of:=[.A274]-[.$A$2]" office:value-type="float" office:value="21.4881" calcext:value-type="float">
            <text:p>21.4881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21.4881" calcext:value-type="float">
            <text:p>21.48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5171" calcext:value-type="float">
            <text:p>25.5171</text:p>
          </table:table-cell>
          <table:table-cell table:formula="of:=[.A275]-[.$A$2]" office:value-type="float" office:value="21.5671" calcext:value-type="float">
            <text:p>21.567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21.5671" calcext:value-type="float">
            <text:p>21.56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5961" calcext:value-type="float">
            <text:p>25.5961</text:p>
          </table:table-cell>
          <table:table-cell table:formula="of:=[.A276]-[.$A$2]" office:value-type="float" office:value="21.6461" calcext:value-type="float">
            <text:p>21.646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21.6461" calcext:value-type="float">
            <text:p>21.64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6751" calcext:value-type="float">
            <text:p>25.6751</text:p>
          </table:table-cell>
          <table:table-cell table:formula="of:=[.A277]-[.$A$2]" office:value-type="float" office:value="21.7251" calcext:value-type="float">
            <text:p>21.725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21.7251" calcext:value-type="float">
            <text:p>21.72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7541" calcext:value-type="float">
            <text:p>25.7541</text:p>
          </table:table-cell>
          <table:table-cell table:formula="of:=[.A278]-[.$A$2]" office:value-type="float" office:value="21.8041" calcext:value-type="float">
            <text:p>21.8041</text:p>
          </table:table-cell>
          <table:table-cell office:value-type="float" office:value="2.3" calcext:value-type="float">
            <text:p>2.3</text:p>
          </table:table-cell>
          <table:table-cell office:value-type="float" office:value="2.15" calcext:value-type="float">
            <text:p>2.15</text:p>
          </table:table-cell>
          <table:table-cell office:value-type="float" office:value="21.8041" calcext:value-type="float">
            <text:p>21.80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8331" calcext:value-type="float">
            <text:p>25.8331</text:p>
          </table:table-cell>
          <table:table-cell table:formula="of:=[.A279]-[.$A$2]" office:value-type="float" office:value="21.8831" calcext:value-type="float">
            <text:p>21.8831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1.8831" calcext:value-type="float">
            <text:p>21.88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9121" calcext:value-type="float">
            <text:p>25.9121</text:p>
          </table:table-cell>
          <table:table-cell table:formula="of:=[.A280]-[.$A$2]" office:value-type="float" office:value="21.9621" calcext:value-type="float">
            <text:p>21.962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1.9621" calcext:value-type="float">
            <text:p>21.96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5.9911" calcext:value-type="float">
            <text:p>25.9911</text:p>
          </table:table-cell>
          <table:table-cell table:formula="of:=[.A281]-[.$A$2]" office:value-type="float" office:value="22.0411" calcext:value-type="float">
            <text:p>22.041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2.0411" calcext:value-type="float">
            <text:p>22.04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0701" calcext:value-type="float">
            <text:p>26.0701</text:p>
          </table:table-cell>
          <table:table-cell table:formula="of:=[.A282]-[.$A$2]" office:value-type="float" office:value="22.1201" calcext:value-type="float">
            <text:p>22.120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2.1201" calcext:value-type="float">
            <text:p>22.12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1491" calcext:value-type="float">
            <text:p>26.1491</text:p>
          </table:table-cell>
          <table:table-cell table:formula="of:=[.A283]-[.$A$2]" office:value-type="float" office:value="22.1991" calcext:value-type="float">
            <text:p>22.199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2.1991" calcext:value-type="float">
            <text:p>22.19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2281" calcext:value-type="float">
            <text:p>26.2281</text:p>
          </table:table-cell>
          <table:table-cell table:formula="of:=[.A284]-[.$A$2]" office:value-type="float" office:value="22.2781" calcext:value-type="float">
            <text:p>22.2781</text:p>
          </table:table-cell>
          <table:table-cell office:value-type="float" office:value="2.35" calcext:value-type="float">
            <text:p>2.35</text:p>
          </table:table-cell>
          <table:table-cell office:value-type="float" office:value="2.2" calcext:value-type="float">
            <text:p>2.2</text:p>
          </table:table-cell>
          <table:table-cell office:value-type="float" office:value="22.2781" calcext:value-type="float">
            <text:p>22.27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3071" calcext:value-type="float">
            <text:p>26.3071</text:p>
          </table:table-cell>
          <table:table-cell table:formula="of:=[.A285]-[.$A$2]" office:value-type="float" office:value="22.3571" calcext:value-type="float">
            <text:p>22.3571</text:p>
          </table:table-cell>
          <table:table-cell office:value-type="float" office:value="2.35" calcext:value-type="float">
            <text:p>2.35</text:p>
          </table:table-cell>
          <table:table-cell office:value-type="float" office:value="2.25" calcext:value-type="float">
            <text:p>2.25</text:p>
          </table:table-cell>
          <table:table-cell office:value-type="float" office:value="22.3571" calcext:value-type="float">
            <text:p>22.35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3861" calcext:value-type="float">
            <text:p>26.3861</text:p>
          </table:table-cell>
          <table:table-cell table:formula="of:=[.A286]-[.$A$2]" office:value-type="float" office:value="22.4361" calcext:value-type="float">
            <text:p>22.4361</text:p>
          </table:table-cell>
          <table:table-cell office:value-type="float" office:value="2.35" calcext:value-type="float">
            <text:p>2.35</text:p>
          </table:table-cell>
          <table:table-cell office:value-type="float" office:value="2.25" calcext:value-type="float">
            <text:p>2.25</text:p>
          </table:table-cell>
          <table:table-cell office:value-type="float" office:value="22.4361" calcext:value-type="float">
            <text:p>22.43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4651" calcext:value-type="float">
            <text:p>26.4651</text:p>
          </table:table-cell>
          <table:table-cell table:formula="of:=[.A287]-[.$A$2]" office:value-type="float" office:value="22.5151" calcext:value-type="float">
            <text:p>22.5151</text:p>
          </table:table-cell>
          <table:table-cell office:value-type="float" office:value="2.4" calcext:value-type="float">
            <text:p>2.4</text:p>
          </table:table-cell>
          <table:table-cell office:value-type="float" office:value="2.25" calcext:value-type="float">
            <text:p>2.25</text:p>
          </table:table-cell>
          <table:table-cell office:value-type="float" office:value="22.5151" calcext:value-type="float">
            <text:p>22.51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5441" calcext:value-type="float">
            <text:p>26.5441</text:p>
          </table:table-cell>
          <table:table-cell table:formula="of:=[.A288]-[.$A$2]" office:value-type="float" office:value="22.5941" calcext:value-type="float">
            <text:p>22.5941</text:p>
          </table:table-cell>
          <table:table-cell office:value-type="float" office:value="2.4" calcext:value-type="float">
            <text:p>2.4</text:p>
          </table:table-cell>
          <table:table-cell office:value-type="float" office:value="2.25" calcext:value-type="float">
            <text:p>2.25</text:p>
          </table:table-cell>
          <table:table-cell office:value-type="float" office:value="22.5941" calcext:value-type="float">
            <text:p>22.59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6231" calcext:value-type="float">
            <text:p>26.6231</text:p>
          </table:table-cell>
          <table:table-cell table:formula="of:=[.A289]-[.$A$2]" office:value-type="float" office:value="22.6731" calcext:value-type="float">
            <text:p>22.6731</text:p>
          </table:table-cell>
          <table:table-cell office:value-type="float" office:value="2.4" calcext:value-type="float">
            <text:p>2.4</text:p>
          </table:table-cell>
          <table:table-cell office:value-type="float" office:value="2.25" calcext:value-type="float">
            <text:p>2.25</text:p>
          </table:table-cell>
          <table:table-cell office:value-type="float" office:value="22.6731" calcext:value-type="float">
            <text:p>22.67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7021" calcext:value-type="float">
            <text:p>26.7021</text:p>
          </table:table-cell>
          <table:table-cell table:formula="of:=[.A290]-[.$A$2]" office:value-type="float" office:value="22.7521" calcext:value-type="float">
            <text:p>22.752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2.7521" calcext:value-type="float">
            <text:p>22.75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7811" calcext:value-type="float">
            <text:p>26.7811</text:p>
          </table:table-cell>
          <table:table-cell table:formula="of:=[.A291]-[.$A$2]" office:value-type="float" office:value="22.8311" calcext:value-type="float">
            <text:p>22.8311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22.8311" calcext:value-type="float">
            <text:p>22.83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8601" calcext:value-type="float">
            <text:p>26.8601</text:p>
          </table:table-cell>
          <table:table-cell table:formula="of:=[.A292]-[.$A$2]" office:value-type="float" office:value="22.9101" calcext:value-type="float">
            <text:p>22.9101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22.9101" calcext:value-type="float">
            <text:p>22.91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6.9391" calcext:value-type="float">
            <text:p>26.9391</text:p>
          </table:table-cell>
          <table:table-cell table:formula="of:=[.A293]-[.$A$2]" office:value-type="float" office:value="22.9891" calcext:value-type="float">
            <text:p>22.9891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22.9891" calcext:value-type="float">
            <text:p>22.98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0181" calcext:value-type="float">
            <text:p>27.0181</text:p>
          </table:table-cell>
          <table:table-cell table:formula="of:=[.A294]-[.$A$2]" office:value-type="float" office:value="23.0681" calcext:value-type="float">
            <text:p>23.0681</text:p>
          </table:table-cell>
          <table:table-cell office:value-type="float" office:value="2.45" calcext:value-type="float">
            <text:p>2.45</text:p>
          </table:table-cell>
          <table:table-cell office:value-type="float" office:value="2.3" calcext:value-type="float">
            <text:p>2.3</text:p>
          </table:table-cell>
          <table:table-cell office:value-type="float" office:value="23.0681" calcext:value-type="float">
            <text:p>23.06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0971" calcext:value-type="float">
            <text:p>27.0971</text:p>
          </table:table-cell>
          <table:table-cell table:formula="of:=[.A295]-[.$A$2]" office:value-type="float" office:value="23.1471" calcext:value-type="float">
            <text:p>23.1471</text:p>
          </table:table-cell>
          <table:table-cell office:value-type="float" office:value="2.45" calcext:value-type="float">
            <text:p>2.45</text:p>
          </table:table-cell>
          <table:table-cell office:value-type="float" office:value="2.35" calcext:value-type="float">
            <text:p>2.35</text:p>
          </table:table-cell>
          <table:table-cell office:value-type="float" office:value="23.1471" calcext:value-type="float">
            <text:p>23.14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1761" calcext:value-type="float">
            <text:p>27.1761</text:p>
          </table:table-cell>
          <table:table-cell table:formula="of:=[.A296]-[.$A$2]" office:value-type="float" office:value="23.2261" calcext:value-type="float">
            <text:p>23.2261</text:p>
          </table:table-cell>
          <table:table-cell office:value-type="float" office:value="2.45" calcext:value-type="float">
            <text:p>2.45</text:p>
          </table:table-cell>
          <table:table-cell office:value-type="float" office:value="2.35" calcext:value-type="float">
            <text:p>2.35</text:p>
          </table:table-cell>
          <table:table-cell office:value-type="float" office:value="23.2261" calcext:value-type="float">
            <text:p>23.22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2551" calcext:value-type="float">
            <text:p>27.2551</text:p>
          </table:table-cell>
          <table:table-cell table:formula="of:=[.A297]-[.$A$2]" office:value-type="float" office:value="23.3051" calcext:value-type="float">
            <text:p>23.3051</text:p>
          </table:table-cell>
          <table:table-cell office:value-type="float" office:value="2.5" calcext:value-type="float">
            <text:p>2.5</text:p>
          </table:table-cell>
          <table:table-cell office:value-type="float" office:value="2.35" calcext:value-type="float">
            <text:p>2.35</text:p>
          </table:table-cell>
          <table:table-cell office:value-type="float" office:value="23.3051" calcext:value-type="float">
            <text:p>23.30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3341" calcext:value-type="float">
            <text:p>27.3341</text:p>
          </table:table-cell>
          <table:table-cell table:formula="of:=[.A298]-[.$A$2]" office:value-type="float" office:value="23.3841" calcext:value-type="float">
            <text:p>23.3841</text:p>
          </table:table-cell>
          <table:table-cell office:value-type="float" office:value="2.5" calcext:value-type="float">
            <text:p>2.5</text:p>
          </table:table-cell>
          <table:table-cell office:value-type="float" office:value="2.35" calcext:value-type="float">
            <text:p>2.35</text:p>
          </table:table-cell>
          <table:table-cell office:value-type="float" office:value="23.3841" calcext:value-type="float">
            <text:p>23.38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4131" calcext:value-type="float">
            <text:p>27.4131</text:p>
          </table:table-cell>
          <table:table-cell table:formula="of:=[.A299]-[.$A$2]" office:value-type="float" office:value="23.4631" calcext:value-type="float">
            <text:p>23.4631</text:p>
          </table:table-cell>
          <table:table-cell office:value-type="float" office:value="2.5" calcext:value-type="float">
            <text:p>2.5</text:p>
          </table:table-cell>
          <table:table-cell office:value-type="float" office:value="2.35" calcext:value-type="float">
            <text:p>2.35</text:p>
          </table:table-cell>
          <table:table-cell office:value-type="float" office:value="23.4631" calcext:value-type="float">
            <text:p>23.46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4921" calcext:value-type="float">
            <text:p>27.4921</text:p>
          </table:table-cell>
          <table:table-cell table:formula="of:=[.A300]-[.$A$2]" office:value-type="float" office:value="23.5421" calcext:value-type="float">
            <text:p>23.5421</text:p>
          </table:table-cell>
          <table:table-cell office:value-type="float" office:value="2.5" calcext:value-type="float">
            <text:p>2.5</text:p>
          </table:table-cell>
          <table:table-cell office:value-type="float" office:value="2.35" calcext:value-type="float">
            <text:p>2.35</text:p>
          </table:table-cell>
          <table:table-cell office:value-type="float" office:value="23.5421" calcext:value-type="float">
            <text:p>23.54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5711" calcext:value-type="float">
            <text:p>27.5711</text:p>
          </table:table-cell>
          <table:table-cell table:formula="of:=[.A301]-[.$A$2]" office:value-type="float" office:value="23.6211" calcext:value-type="float">
            <text:p>23.6211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3.6211" calcext:value-type="float">
            <text:p>23.62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6501" calcext:value-type="float">
            <text:p>27.6501</text:p>
          </table:table-cell>
          <table:table-cell table:formula="of:=[.A302]-[.$A$2]" office:value-type="float" office:value="23.7001" calcext:value-type="float">
            <text:p>23.7001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3.7001" calcext:value-type="float">
            <text:p>23.70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7291" calcext:value-type="float">
            <text:p>27.7291</text:p>
          </table:table-cell>
          <table:table-cell table:formula="of:=[.A303]-[.$A$2]" office:value-type="float" office:value="23.7791" calcext:value-type="float">
            <text:p>23.7791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3.7791" calcext:value-type="float">
            <text:p>23.77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8081" calcext:value-type="float">
            <text:p>27.8081</text:p>
          </table:table-cell>
          <table:table-cell table:formula="of:=[.A304]-[.$A$2]" office:value-type="float" office:value="23.8581" calcext:value-type="float">
            <text:p>23.8581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3.8581" calcext:value-type="float">
            <text:p>23.85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8871" calcext:value-type="float">
            <text:p>27.8871</text:p>
          </table:table-cell>
          <table:table-cell table:formula="of:=[.A305]-[.$A$2]" office:value-type="float" office:value="23.9371" calcext:value-type="float">
            <text:p>23.9371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23.9371" calcext:value-type="float">
            <text:p>23.93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.9661" calcext:value-type="float">
            <text:p>27.9661</text:p>
          </table:table-cell>
          <table:table-cell table:formula="of:=[.A306]-[.$A$2]" office:value-type="float" office:value="24.0161" calcext:value-type="float">
            <text:p>24.0161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24.0161" calcext:value-type="float">
            <text:p>24.01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0451" calcext:value-type="float">
            <text:p>28.0451</text:p>
          </table:table-cell>
          <table:table-cell table:formula="of:=[.A307]-[.$A$2]" office:value-type="float" office:value="24.0951" calcext:value-type="float">
            <text:p>24.0951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24.0951" calcext:value-type="float">
            <text:p>24.09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1241" calcext:value-type="float">
            <text:p>28.1241</text:p>
          </table:table-cell>
          <table:table-cell table:formula="of:=[.A308]-[.$A$2]" office:value-type="float" office:value="24.1741" calcext:value-type="float">
            <text:p>24.1741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  <table:table-cell office:value-type="float" office:value="24.1741" calcext:value-type="float">
            <text:p>24.17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2031" calcext:value-type="float">
            <text:p>28.2031</text:p>
          </table:table-cell>
          <table:table-cell table:formula="of:=[.A309]-[.$A$2]" office:value-type="float" office:value="24.2531" calcext:value-type="float">
            <text:p>24.2531</text:p>
          </table:table-cell>
          <table:table-cell office:value-type="float" office:value="2.65" calcext:value-type="float">
            <text:p>2.65</text:p>
          </table:table-cell>
          <table:table-cell office:value-type="float" office:value="2.5" calcext:value-type="float">
            <text:p>2.5</text:p>
          </table:table-cell>
          <table:table-cell office:value-type="float" office:value="24.2531" calcext:value-type="float">
            <text:p>24.25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2821" calcext:value-type="float">
            <text:p>28.2821</text:p>
          </table:table-cell>
          <table:table-cell table:formula="of:=[.A310]-[.$A$2]" office:value-type="float" office:value="24.3321" calcext:value-type="float">
            <text:p>24.3321</text:p>
          </table:table-cell>
          <table:table-cell office:value-type="float" office:value="2.65" calcext:value-type="float">
            <text:p>2.65</text:p>
          </table:table-cell>
          <table:table-cell office:value-type="float" office:value="2.5" calcext:value-type="float">
            <text:p>2.5</text:p>
          </table:table-cell>
          <table:table-cell office:value-type="float" office:value="24.3321" calcext:value-type="float">
            <text:p>24.33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3611" calcext:value-type="float">
            <text:p>28.3611</text:p>
          </table:table-cell>
          <table:table-cell table:formula="of:=[.A311]-[.$A$2]" office:value-type="float" office:value="24.4111" calcext:value-type="float">
            <text:p>24.4111</text:p>
          </table:table-cell>
          <table:table-cell office:value-type="float" office:value="2.65" calcext:value-type="float">
            <text:p>2.65</text:p>
          </table:table-cell>
          <table:table-cell office:value-type="float" office:value="2.55" calcext:value-type="float">
            <text:p>2.55</text:p>
          </table:table-cell>
          <table:table-cell office:value-type="float" office:value="24.4111" calcext:value-type="float">
            <text:p>24.41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4401" calcext:value-type="float">
            <text:p>28.4401</text:p>
          </table:table-cell>
          <table:table-cell table:formula="of:=[.A312]-[.$A$2]" office:value-type="float" office:value="24.4901" calcext:value-type="float">
            <text:p>24.4901</text:p>
          </table:table-cell>
          <table:table-cell office:value-type="float" office:value="2.65" calcext:value-type="float">
            <text:p>2.65</text:p>
          </table:table-cell>
          <table:table-cell office:value-type="float" office:value="2.55" calcext:value-type="float">
            <text:p>2.55</text:p>
          </table:table-cell>
          <table:table-cell office:value-type="float" office:value="24.4901" calcext:value-type="float">
            <text:p>24.49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5191" calcext:value-type="float">
            <text:p>28.5191</text:p>
          </table:table-cell>
          <table:table-cell table:formula="of:=[.A313]-[.$A$2]" office:value-type="float" office:value="24.5691" calcext:value-type="float">
            <text:p>24.5691</text:p>
          </table:table-cell>
          <table:table-cell office:value-type="float" office:value="2.65" calcext:value-type="float">
            <text:p>2.65</text:p>
          </table:table-cell>
          <table:table-cell office:value-type="float" office:value="2.55" calcext:value-type="float">
            <text:p>2.55</text:p>
          </table:table-cell>
          <table:table-cell office:value-type="float" office:value="24.5691" calcext:value-type="float">
            <text:p>24.56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5981" calcext:value-type="float">
            <text:p>28.5981</text:p>
          </table:table-cell>
          <table:table-cell table:formula="of:=[.A314]-[.$A$2]" office:value-type="float" office:value="24.6481" calcext:value-type="float">
            <text:p>24.6481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24.6481" calcext:value-type="float">
            <text:p>24.64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6771" calcext:value-type="float">
            <text:p>28.6771</text:p>
          </table:table-cell>
          <table:table-cell table:formula="of:=[.A315]-[.$A$2]" office:value-type="float" office:value="24.7271" calcext:value-type="float">
            <text:p>24.7271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4.7271" calcext:value-type="float">
            <text:p>24.72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7561" calcext:value-type="float">
            <text:p>28.7561</text:p>
          </table:table-cell>
          <table:table-cell table:formula="of:=[.A316]-[.$A$2]" office:value-type="float" office:value="24.8061" calcext:value-type="float">
            <text:p>24.8061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4.8061" calcext:value-type="float">
            <text:p>24.80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8351" calcext:value-type="float">
            <text:p>28.8351</text:p>
          </table:table-cell>
          <table:table-cell table:formula="of:=[.A317]-[.$A$2]" office:value-type="float" office:value="24.8851" calcext:value-type="float">
            <text:p>24.8851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4.8851" calcext:value-type="float">
            <text:p>24.88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9141" calcext:value-type="float">
            <text:p>28.9141</text:p>
          </table:table-cell>
          <table:table-cell table:formula="of:=[.A318]-[.$A$2]" office:value-type="float" office:value="24.9641" calcext:value-type="float">
            <text:p>24.9641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24.9641" calcext:value-type="float">
            <text:p>24.96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8.9931" calcext:value-type="float">
            <text:p>28.9931</text:p>
          </table:table-cell>
          <table:table-cell table:formula="of:=[.A319]-[.$A$2]" office:value-type="float" office:value="25.0431" calcext:value-type="float">
            <text:p>25.0431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25.0431" calcext:value-type="float">
            <text:p>25.04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0721" calcext:value-type="float">
            <text:p>29.0721</text:p>
          </table:table-cell>
          <table:table-cell table:formula="of:=[.A320]-[.$A$2]" office:value-type="float" office:value="25.1221" calcext:value-type="float">
            <text:p>25.1221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25.1221" calcext:value-type="float">
            <text:p>25.12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1511" calcext:value-type="float">
            <text:p>29.1511</text:p>
          </table:table-cell>
          <table:table-cell table:formula="of:=[.A321]-[.$A$2]" office:value-type="float" office:value="25.2011" calcext:value-type="float">
            <text:p>25.2011</text:p>
          </table:table-cell>
          <table:table-cell office:value-type="float" office:value="2.75" calcext:value-type="float">
            <text:p>2.75</text:p>
          </table:table-cell>
          <table:table-cell office:value-type="float" office:value="2.65" calcext:value-type="float">
            <text:p>2.65</text:p>
          </table:table-cell>
          <table:table-cell office:value-type="float" office:value="25.2011" calcext:value-type="float">
            <text:p>25.20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2301" calcext:value-type="float">
            <text:p>29.2301</text:p>
          </table:table-cell>
          <table:table-cell table:formula="of:=[.A322]-[.$A$2]" office:value-type="float" office:value="25.2801" calcext:value-type="float">
            <text:p>25.280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5.2801" calcext:value-type="float">
            <text:p>25.28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3091" calcext:value-type="float">
            <text:p>29.3091</text:p>
          </table:table-cell>
          <table:table-cell table:formula="of:=[.A323]-[.$A$2]" office:value-type="float" office:value="25.3591" calcext:value-type="float">
            <text:p>25.359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5.3591" calcext:value-type="float">
            <text:p>25.35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3881" calcext:value-type="float">
            <text:p>29.3881</text:p>
          </table:table-cell>
          <table:table-cell table:formula="of:=[.A324]-[.$A$2]" office:value-type="float" office:value="25.4381" calcext:value-type="float">
            <text:p>25.438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5.4381" calcext:value-type="float">
            <text:p>25.43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4671" calcext:value-type="float">
            <text:p>29.4671</text:p>
          </table:table-cell>
          <table:table-cell table:formula="of:=[.A325]-[.$A$2]" office:value-type="float" office:value="25.5171" calcext:value-type="float">
            <text:p>25.517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5.5171" calcext:value-type="float">
            <text:p>25.51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5461" calcext:value-type="float">
            <text:p>29.5461</text:p>
          </table:table-cell>
          <table:table-cell table:formula="of:=[.A326]-[.$A$2]" office:value-type="float" office:value="25.5961" calcext:value-type="float">
            <text:p>25.5961</text:p>
          </table:table-cell>
          <table:table-cell office:value-type="float" office:value="2.85" calcext:value-type="float">
            <text:p>2.85</text:p>
          </table:table-cell>
          <table:table-cell office:value-type="float" office:value="2.75" calcext:value-type="float">
            <text:p>2.75</text:p>
          </table:table-cell>
          <table:table-cell office:value-type="float" office:value="25.5961" calcext:value-type="float">
            <text:p>25.59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6251" calcext:value-type="float">
            <text:p>29.6251</text:p>
          </table:table-cell>
          <table:table-cell table:formula="of:=[.A327]-[.$A$2]" office:value-type="float" office:value="25.6751" calcext:value-type="float">
            <text:p>25.6751</text:p>
          </table:table-cell>
          <table:table-cell office:value-type="float" office:value="2.85" calcext:value-type="float">
            <text:p>2.85</text:p>
          </table:table-cell>
          <table:table-cell office:value-type="float" office:value="2.75" calcext:value-type="float">
            <text:p>2.75</text:p>
          </table:table-cell>
          <table:table-cell office:value-type="float" office:value="25.6751" calcext:value-type="float">
            <text:p>25.67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7041" calcext:value-type="float">
            <text:p>29.7041</text:p>
          </table:table-cell>
          <table:table-cell table:formula="of:=[.A328]-[.$A$2]" office:value-type="float" office:value="25.7541" calcext:value-type="float">
            <text:p>25.7541</text:p>
          </table:table-cell>
          <table:table-cell office:value-type="float" office:value="2.85" calcext:value-type="float">
            <text:p>2.85</text:p>
          </table:table-cell>
          <table:table-cell office:value-type="float" office:value="2.75" calcext:value-type="float">
            <text:p>2.75</text:p>
          </table:table-cell>
          <table:table-cell office:value-type="float" office:value="25.7541" calcext:value-type="float">
            <text:p>25.75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7831" calcext:value-type="float">
            <text:p>29.7831</text:p>
          </table:table-cell>
          <table:table-cell table:formula="of:=[.A329]-[.$A$2]" office:value-type="float" office:value="25.8331" calcext:value-type="float">
            <text:p>25.8331</text:p>
          </table:table-cell>
          <table:table-cell office:value-type="float" office:value="2.85" calcext:value-type="float">
            <text:p>2.85</text:p>
          </table:table-cell>
          <table:table-cell office:value-type="float" office:value="2.8" calcext:value-type="float">
            <text:p>2.8</text:p>
          </table:table-cell>
          <table:table-cell office:value-type="float" office:value="25.8331" calcext:value-type="float">
            <text:p>25.83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8621" calcext:value-type="float">
            <text:p>29.8621</text:p>
          </table:table-cell>
          <table:table-cell table:formula="of:=[.A330]-[.$A$2]" office:value-type="float" office:value="25.9121" calcext:value-type="float">
            <text:p>25.9121</text:p>
          </table:table-cell>
          <table:table-cell office:value-type="float" office:value="2.85" calcext:value-type="float">
            <text:p>2.85</text:p>
          </table:table-cell>
          <table:table-cell office:value-type="float" office:value="2.8" calcext:value-type="float">
            <text:p>2.8</text:p>
          </table:table-cell>
          <table:table-cell office:value-type="float" office:value="25.9121" calcext:value-type="float">
            <text:p>25.91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9.9411" calcext:value-type="float">
            <text:p>29.9411</text:p>
          </table:table-cell>
          <table:table-cell table:formula="of:=[.A331]-[.$A$2]" office:value-type="float" office:value="25.9911" calcext:value-type="float">
            <text:p>25.9911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5.9911" calcext:value-type="float">
            <text:p>25.99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0201" calcext:value-type="float">
            <text:p>30.0201</text:p>
          </table:table-cell>
          <table:table-cell table:formula="of:=[.A332]-[.$A$2]" office:value-type="float" office:value="26.0701" calcext:value-type="float">
            <text:p>26.0701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6.0701" calcext:value-type="float">
            <text:p>26.07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0991" calcext:value-type="float">
            <text:p>30.0991</text:p>
          </table:table-cell>
          <table:table-cell table:formula="of:=[.A333]-[.$A$2]" office:value-type="float" office:value="26.1491" calcext:value-type="float">
            <text:p>26.1491</text:p>
          </table:table-cell>
          <table:table-cell office:value-type="float" office:value="2.9" calcext:value-type="float">
            <text:p>2.9</text:p>
          </table:table-cell>
          <table:table-cell office:value-type="float" office:value="2.85" calcext:value-type="float">
            <text:p>2.85</text:p>
          </table:table-cell>
          <table:table-cell office:value-type="float" office:value="26.1491" calcext:value-type="float">
            <text:p>26.14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1781" calcext:value-type="float">
            <text:p>30.1781</text:p>
          </table:table-cell>
          <table:table-cell table:formula="of:=[.A334]-[.$A$2]" office:value-type="float" office:value="26.2281" calcext:value-type="float">
            <text:p>26.2281</text:p>
          </table:table-cell>
          <table:table-cell office:value-type="float" office:value="2.95" calcext:value-type="float">
            <text:p>2.95</text:p>
          </table:table-cell>
          <table:table-cell office:value-type="float" office:value="2.85" calcext:value-type="float">
            <text:p>2.85</text:p>
          </table:table-cell>
          <table:table-cell office:value-type="float" office:value="26.2281" calcext:value-type="float">
            <text:p>26.22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2571" calcext:value-type="float">
            <text:p>30.2571</text:p>
          </table:table-cell>
          <table:table-cell table:formula="of:=[.A335]-[.$A$2]" office:value-type="float" office:value="26.3071" calcext:value-type="float">
            <text:p>26.3071</text:p>
          </table:table-cell>
          <table:table-cell office:value-type="float" office:value="2.95" calcext:value-type="float">
            <text:p>2.95</text:p>
          </table:table-cell>
          <table:table-cell office:value-type="float" office:value="2.85" calcext:value-type="float">
            <text:p>2.85</text:p>
          </table:table-cell>
          <table:table-cell office:value-type="float" office:value="26.3071" calcext:value-type="float">
            <text:p>26.30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3361" calcext:value-type="float">
            <text:p>30.3361</text:p>
          </table:table-cell>
          <table:table-cell table:formula="of:=[.A336]-[.$A$2]" office:value-type="float" office:value="26.3861" calcext:value-type="float">
            <text:p>26.3861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26.3861" calcext:value-type="float">
            <text:p>26.38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4151" calcext:value-type="float">
            <text:p>30.4151</text:p>
          </table:table-cell>
          <table:table-cell table:formula="of:=[.A337]-[.$A$2]" office:value-type="float" office:value="26.4651" calcext:value-type="float">
            <text:p>26.4651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26.4651" calcext:value-type="float">
            <text:p>26.46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4941" calcext:value-type="float">
            <text:p>30.4941</text:p>
          </table:table-cell>
          <table:table-cell table:formula="of:=[.A338]-[.$A$2]" office:value-type="float" office:value="26.5441" calcext:value-type="float">
            <text:p>26.5441</text:p>
          </table:table-cell>
          <table:table-cell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26.5441" calcext:value-type="float">
            <text:p>26.54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5731" calcext:value-type="float">
            <text:p>30.5731</text:p>
          </table:table-cell>
          <table:table-cell table:formula="of:=[.A339]-[.$A$2]" office:value-type="float" office:value="26.6231" calcext:value-type="float">
            <text:p>26.6231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6.6231" calcext:value-type="float">
            <text:p>26.62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6521" calcext:value-type="float">
            <text:p>30.6521</text:p>
          </table:table-cell>
          <table:table-cell table:formula="of:=[.A340]-[.$A$2]" office:value-type="float" office:value="26.7021" calcext:value-type="float">
            <text:p>26.7021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office:value-type="float" office:value="26.7021" calcext:value-type="float">
            <text:p>26.70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7311" calcext:value-type="float">
            <text:p>30.7311</text:p>
          </table:table-cell>
          <table:table-cell table:formula="of:=[.A341]-[.$A$2]" office:value-type="float" office:value="26.7811" calcext:value-type="float">
            <text:p>26.7811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office:value-type="float" office:value="26.7811" calcext:value-type="float">
            <text:p>26.78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8101" calcext:value-type="float">
            <text:p>30.8101</text:p>
          </table:table-cell>
          <table:table-cell table:formula="of:=[.A342]-[.$A$2]" office:value-type="float" office:value="26.8601" calcext:value-type="float">
            <text:p>26.8601</text:p>
          </table:table-cell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office:value-type="float" office:value="26.8601" calcext:value-type="float">
            <text:p>26.86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8891" calcext:value-type="float">
            <text:p>30.8891</text:p>
          </table:table-cell>
          <table:table-cell table:formula="of:=[.A343]-[.$A$2]" office:value-type="float" office:value="26.9391" calcext:value-type="float">
            <text:p>26.939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6.9391" calcext:value-type="float">
            <text:p>26.93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.9681" calcext:value-type="float">
            <text:p>30.9681</text:p>
          </table:table-cell>
          <table:table-cell table:formula="of:=[.A344]-[.$A$2]" office:value-type="float" office:value="27.0181" calcext:value-type="float">
            <text:p>27.018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7.0181" calcext:value-type="float">
            <text:p>27.01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0471" calcext:value-type="float">
            <text:p>31.0471</text:p>
          </table:table-cell>
          <table:table-cell table:formula="of:=[.A345]-[.$A$2]" office:value-type="float" office:value="27.0971" calcext:value-type="float">
            <text:p>27.097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7.0971" calcext:value-type="float">
            <text:p>27.09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1261" calcext:value-type="float">
            <text:p>31.1261</text:p>
          </table:table-cell>
          <table:table-cell table:formula="of:=[.A346]-[.$A$2]" office:value-type="float" office:value="27.1761" calcext:value-type="float">
            <text:p>27.176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7.1761" calcext:value-type="float">
            <text:p>27.17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2051" calcext:value-type="float">
            <text:p>31.2051</text:p>
          </table:table-cell>
          <table:table-cell table:formula="of:=[.A347]-[.$A$2]" office:value-type="float" office:value="27.2551" calcext:value-type="float">
            <text:p>27.2551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27.2551" calcext:value-type="float">
            <text:p>27.25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2841" calcext:value-type="float">
            <text:p>31.2841</text:p>
          </table:table-cell>
          <table:table-cell table:formula="of:=[.A348]-[.$A$2]" office:value-type="float" office:value="27.3341" calcext:value-type="float">
            <text:p>27.3341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27.3341" calcext:value-type="float">
            <text:p>27.33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3631" calcext:value-type="float">
            <text:p>31.3631</text:p>
          </table:table-cell>
          <table:table-cell table:formula="of:=[.A349]-[.$A$2]" office:value-type="float" office:value="27.4131" calcext:value-type="float">
            <text:p>27.4131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27.4131" calcext:value-type="float">
            <text:p>27.41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4421" calcext:value-type="float">
            <text:p>31.4421</text:p>
          </table:table-cell>
          <table:table-cell table:formula="of:=[.A350]-[.$A$2]" office:value-type="float" office:value="27.4921" calcext:value-type="float">
            <text:p>27.4921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27.4921" calcext:value-type="float">
            <text:p>27.49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5211" calcext:value-type="float">
            <text:p>31.5211</text:p>
          </table:table-cell>
          <table:table-cell table:formula="of:=[.A351]-[.$A$2]" office:value-type="float" office:value="27.5711" calcext:value-type="float">
            <text:p>27.571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7.5711" calcext:value-type="float">
            <text:p>27.57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6001" calcext:value-type="float">
            <text:p>31.6001</text:p>
          </table:table-cell>
          <table:table-cell table:formula="of:=[.A352]-[.$A$2]" office:value-type="float" office:value="27.6501" calcext:value-type="float">
            <text:p>27.650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7.6501" calcext:value-type="float">
            <text:p>27.65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6791" calcext:value-type="float">
            <text:p>31.6791</text:p>
          </table:table-cell>
          <table:table-cell table:formula="of:=[.A353]-[.$A$2]" office:value-type="float" office:value="27.7291" calcext:value-type="float">
            <text:p>27.729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7.7291" calcext:value-type="float">
            <text:p>27.72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7581" calcext:value-type="float">
            <text:p>31.7581</text:p>
          </table:table-cell>
          <table:table-cell table:formula="of:=[.A354]-[.$A$2]" office:value-type="float" office:value="27.8081" calcext:value-type="float">
            <text:p>27.8081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7.8081" calcext:value-type="float">
            <text:p>27.80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8371" calcext:value-type="float">
            <text:p>31.8371</text:p>
          </table:table-cell>
          <table:table-cell table:formula="of:=[.A355]-[.$A$2]" office:value-type="float" office:value="27.8871" calcext:value-type="float">
            <text:p>27.887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7.8871" calcext:value-type="float">
            <text:p>27.88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9161" calcext:value-type="float">
            <text:p>31.9161</text:p>
          </table:table-cell>
          <table:table-cell table:formula="of:=[.A356]-[.$A$2]" office:value-type="float" office:value="27.9661" calcext:value-type="float">
            <text:p>27.966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7.9661" calcext:value-type="float">
            <text:p>27.96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.9951" calcext:value-type="float">
            <text:p>31.9951</text:p>
          </table:table-cell>
          <table:table-cell table:formula="of:=[.A357]-[.$A$2]" office:value-type="float" office:value="28.0451" calcext:value-type="float">
            <text:p>28.045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8.0451" calcext:value-type="float">
            <text:p>28.04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0741" calcext:value-type="float">
            <text:p>32.0741</text:p>
          </table:table-cell>
          <table:table-cell table:formula="of:=[.A358]-[.$A$2]" office:value-type="float" office:value="28.1241" calcext:value-type="float">
            <text:p>28.124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8.1241" calcext:value-type="float">
            <text:p>28.12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1531" calcext:value-type="float">
            <text:p>32.1531</text:p>
          </table:table-cell>
          <table:table-cell table:formula="of:=[.A359]-[.$A$2]" office:value-type="float" office:value="28.2031" calcext:value-type="float">
            <text:p>28.203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8.2031" calcext:value-type="float">
            <text:p>28.20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2321" calcext:value-type="float">
            <text:p>32.2321</text:p>
          </table:table-cell>
          <table:table-cell table:formula="of:=[.A360]-[.$A$2]" office:value-type="float" office:value="28.2821" calcext:value-type="float">
            <text:p>28.282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28.2821" calcext:value-type="float">
            <text:p>28.28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3111" calcext:value-type="float">
            <text:p>32.3111</text:p>
          </table:table-cell>
          <table:table-cell table:formula="of:=[.A361]-[.$A$2]" office:value-type="float" office:value="28.3611" calcext:value-type="float">
            <text:p>28.361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28.3611" calcext:value-type="float">
            <text:p>28.36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3901" calcext:value-type="float">
            <text:p>32.3901</text:p>
          </table:table-cell>
          <table:table-cell table:formula="of:=[.A362]-[.$A$2]" office:value-type="float" office:value="28.4401" calcext:value-type="float">
            <text:p>28.440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28.4401" calcext:value-type="float">
            <text:p>28.44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4691" calcext:value-type="float">
            <text:p>32.4691</text:p>
          </table:table-cell>
          <table:table-cell table:formula="of:=[.A363]-[.$A$2]" office:value-type="float" office:value="28.5191" calcext:value-type="float">
            <text:p>28.519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28.5191" calcext:value-type="float">
            <text:p>28.51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5481" calcext:value-type="float">
            <text:p>32.5481</text:p>
          </table:table-cell>
          <table:table-cell table:formula="of:=[.A364]-[.$A$2]" office:value-type="float" office:value="28.5981" calcext:value-type="float">
            <text:p>28.59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5981" calcext:value-type="float">
            <text:p>28.59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6271" calcext:value-type="float">
            <text:p>32.6271</text:p>
          </table:table-cell>
          <table:table-cell table:formula="of:=[.A365]-[.$A$2]" office:value-type="float" office:value="28.6771" calcext:value-type="float">
            <text:p>28.67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6771" calcext:value-type="float">
            <text:p>28.67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7061" calcext:value-type="float">
            <text:p>32.7061</text:p>
          </table:table-cell>
          <table:table-cell table:formula="of:=[.A366]-[.$A$2]" office:value-type="float" office:value="28.7561" calcext:value-type="float">
            <text:p>28.75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7561" calcext:value-type="float">
            <text:p>28.75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7851" calcext:value-type="float">
            <text:p>32.7851</text:p>
          </table:table-cell>
          <table:table-cell table:formula="of:=[.A367]-[.$A$2]" office:value-type="float" office:value="28.8351" calcext:value-type="float">
            <text:p>28.83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8351" calcext:value-type="float">
            <text:p>28.83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8641" calcext:value-type="float">
            <text:p>32.8641</text:p>
          </table:table-cell>
          <table:table-cell table:formula="of:=[.A368]-[.$A$2]" office:value-type="float" office:value="28.9141" calcext:value-type="float">
            <text:p>28.91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9141" calcext:value-type="float">
            <text:p>28.91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2.9431" calcext:value-type="float">
            <text:p>32.9431</text:p>
          </table:table-cell>
          <table:table-cell table:formula="of:=[.A369]-[.$A$2]" office:value-type="float" office:value="28.9931" calcext:value-type="float">
            <text:p>28.99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8.9931" calcext:value-type="float">
            <text:p>28.99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0221" calcext:value-type="float">
            <text:p>33.0221</text:p>
          </table:table-cell>
          <table:table-cell table:formula="of:=[.A370]-[.$A$2]" office:value-type="float" office:value="29.0721" calcext:value-type="float">
            <text:p>29.07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0721" calcext:value-type="float">
            <text:p>29.07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1011" calcext:value-type="float">
            <text:p>33.1011</text:p>
          </table:table-cell>
          <table:table-cell table:formula="of:=[.A371]-[.$A$2]" office:value-type="float" office:value="29.1511" calcext:value-type="float">
            <text:p>29.15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1511" calcext:value-type="float">
            <text:p>29.15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1801" calcext:value-type="float">
            <text:p>33.1801</text:p>
          </table:table-cell>
          <table:table-cell table:formula="of:=[.A372]-[.$A$2]" office:value-type="float" office:value="29.2301" calcext:value-type="float">
            <text:p>29.23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2301" calcext:value-type="float">
            <text:p>29.23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2591" calcext:value-type="float">
            <text:p>33.2591</text:p>
          </table:table-cell>
          <table:table-cell table:formula="of:=[.A373]-[.$A$2]" office:value-type="float" office:value="29.3091" calcext:value-type="float">
            <text:p>29.30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3091" calcext:value-type="float">
            <text:p>29.30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3381" calcext:value-type="float">
            <text:p>33.3381</text:p>
          </table:table-cell>
          <table:table-cell table:formula="of:=[.A374]-[.$A$2]" office:value-type="float" office:value="29.3881" calcext:value-type="float">
            <text:p>29.38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3881" calcext:value-type="float">
            <text:p>29.38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4171" calcext:value-type="float">
            <text:p>33.4171</text:p>
          </table:table-cell>
          <table:table-cell table:formula="of:=[.A375]-[.$A$2]" office:value-type="float" office:value="29.4671" calcext:value-type="float">
            <text:p>29.46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4671" calcext:value-type="float">
            <text:p>29.46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4961" calcext:value-type="float">
            <text:p>33.4961</text:p>
          </table:table-cell>
          <table:table-cell table:formula="of:=[.A376]-[.$A$2]" office:value-type="float" office:value="29.5461" calcext:value-type="float">
            <text:p>29.54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5461" calcext:value-type="float">
            <text:p>29.54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5751" calcext:value-type="float">
            <text:p>33.5751</text:p>
          </table:table-cell>
          <table:table-cell table:formula="of:=[.A377]-[.$A$2]" office:value-type="float" office:value="29.6251" calcext:value-type="float">
            <text:p>29.62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6251" calcext:value-type="float">
            <text:p>29.62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6541" calcext:value-type="float">
            <text:p>33.6541</text:p>
          </table:table-cell>
          <table:table-cell table:formula="of:=[.A378]-[.$A$2]" office:value-type="float" office:value="29.7041" calcext:value-type="float">
            <text:p>29.70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7041" calcext:value-type="float">
            <text:p>29.70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7331" calcext:value-type="float">
            <text:p>33.7331</text:p>
          </table:table-cell>
          <table:table-cell table:formula="of:=[.A379]-[.$A$2]" office:value-type="float" office:value="29.7831" calcext:value-type="float">
            <text:p>29.78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7831" calcext:value-type="float">
            <text:p>29.78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8121" calcext:value-type="float">
            <text:p>33.8121</text:p>
          </table:table-cell>
          <table:table-cell table:formula="of:=[.A380]-[.$A$2]" office:value-type="float" office:value="29.8621" calcext:value-type="float">
            <text:p>29.86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8621" calcext:value-type="float">
            <text:p>29.86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8911" calcext:value-type="float">
            <text:p>33.8911</text:p>
          </table:table-cell>
          <table:table-cell table:formula="of:=[.A381]-[.$A$2]" office:value-type="float" office:value="29.9411" calcext:value-type="float">
            <text:p>29.94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9.9411" calcext:value-type="float">
            <text:p>29.94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3.9701" calcext:value-type="float">
            <text:p>33.9701</text:p>
          </table:table-cell>
          <table:table-cell table:formula="of:=[.A382]-[.$A$2]" office:value-type="float" office:value="30.0201" calcext:value-type="float">
            <text:p>30.02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0201" calcext:value-type="float">
            <text:p>30.020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0491" calcext:value-type="float">
            <text:p>34.0491</text:p>
          </table:table-cell>
          <table:table-cell table:formula="of:=[.A383]-[.$A$2]" office:value-type="float" office:value="30.0991" calcext:value-type="float">
            <text:p>30.09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0991" calcext:value-type="float">
            <text:p>30.099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1281" calcext:value-type="float">
            <text:p>34.1281</text:p>
          </table:table-cell>
          <table:table-cell table:formula="of:=[.A384]-[.$A$2]" office:value-type="float" office:value="30.1781" calcext:value-type="float">
            <text:p>30.17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1781" calcext:value-type="float">
            <text:p>30.178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2071" calcext:value-type="float">
            <text:p>34.2071</text:p>
          </table:table-cell>
          <table:table-cell table:formula="of:=[.A385]-[.$A$2]" office:value-type="float" office:value="30.2571" calcext:value-type="float">
            <text:p>30.25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2571" calcext:value-type="float">
            <text:p>30.257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2861" calcext:value-type="float">
            <text:p>34.2861</text:p>
          </table:table-cell>
          <table:table-cell table:formula="of:=[.A386]-[.$A$2]" office:value-type="float" office:value="30.3361" calcext:value-type="float">
            <text:p>30.33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3361" calcext:value-type="float">
            <text:p>30.336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3651" calcext:value-type="float">
            <text:p>34.3651</text:p>
          </table:table-cell>
          <table:table-cell table:formula="of:=[.A387]-[.$A$2]" office:value-type="float" office:value="30.4151" calcext:value-type="float">
            <text:p>30.41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4151" calcext:value-type="float">
            <text:p>30.415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4441" calcext:value-type="float">
            <text:p>34.4441</text:p>
          </table:table-cell>
          <table:table-cell table:formula="of:=[.A388]-[.$A$2]" office:value-type="float" office:value="30.4941" calcext:value-type="float">
            <text:p>30.49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4941" calcext:value-type="float">
            <text:p>30.494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5231" calcext:value-type="float">
            <text:p>34.5231</text:p>
          </table:table-cell>
          <table:table-cell table:formula="of:=[.A389]-[.$A$2]" office:value-type="float" office:value="30.5731" calcext:value-type="float">
            <text:p>30.57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5731" calcext:value-type="float">
            <text:p>30.573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6021" calcext:value-type="float">
            <text:p>34.6021</text:p>
          </table:table-cell>
          <table:table-cell table:formula="of:=[.A390]-[.$A$2]" office:value-type="float" office:value="30.6521" calcext:value-type="float">
            <text:p>30.65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6521" calcext:value-type="float">
            <text:p>30.652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6811" calcext:value-type="float">
            <text:p>34.6811</text:p>
          </table:table-cell>
          <table:table-cell table:formula="of:=[.A391]-[.$A$2]" office:value-type="float" office:value="30.7311" calcext:value-type="float">
            <text:p>30.73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7311" calcext:value-type="float">
            <text:p>30.7311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7601" calcext:value-type="float">
            <text:p>34.7601</text:p>
          </table:table-cell>
          <table:table-cell table:formula="of:=[.A392]-[.$A$2]" office:value-type="float" office:value="30.8101" calcext:value-type="float">
            <text:p>30.81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8101" calcext:value-type="float">
            <text:p>30.810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8391" calcext:value-type="float">
            <text:p>34.8391</text:p>
          </table:table-cell>
          <table:table-cell table:formula="of:=[.A393]-[.$A$2]" office:value-type="float" office:value="30.8891" calcext:value-type="float">
            <text:p>30.88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8891" calcext:value-type="float">
            <text:p>30.889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9181" calcext:value-type="float">
            <text:p>34.9181</text:p>
          </table:table-cell>
          <table:table-cell table:formula="of:=[.A394]-[.$A$2]" office:value-type="float" office:value="30.9681" calcext:value-type="float">
            <text:p>30.96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0.9681" calcext:value-type="float">
            <text:p>30.9681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4.9971" calcext:value-type="float">
            <text:p>34.9971</text:p>
          </table:table-cell>
          <table:table-cell table:formula="of:=[.A395]-[.$A$2]" office:value-type="float" office:value="31.0471" calcext:value-type="float">
            <text:p>31.04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0471" calcext:value-type="float">
            <text:p>31.047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0761" calcext:value-type="float">
            <text:p>35.0761</text:p>
          </table:table-cell>
          <table:table-cell table:formula="of:=[.A396]-[.$A$2]" office:value-type="float" office:value="31.1261" calcext:value-type="float">
            <text:p>31.12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1261" calcext:value-type="float">
            <text:p>31.126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1551" calcext:value-type="float">
            <text:p>35.1551</text:p>
          </table:table-cell>
          <table:table-cell table:formula="of:=[.A397]-[.$A$2]" office:value-type="float" office:value="31.2051" calcext:value-type="float">
            <text:p>31.20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2051" calcext:value-type="float">
            <text:p>31.205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2341" calcext:value-type="float">
            <text:p>35.2341</text:p>
          </table:table-cell>
          <table:table-cell table:formula="of:=[.A398]-[.$A$2]" office:value-type="float" office:value="31.2841" calcext:value-type="float">
            <text:p>31.28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2841" calcext:value-type="float">
            <text:p>31.284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3131" calcext:value-type="float">
            <text:p>35.3131</text:p>
          </table:table-cell>
          <table:table-cell table:formula="of:=[.A399]-[.$A$2]" office:value-type="float" office:value="31.3631" calcext:value-type="float">
            <text:p>31.36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3631" calcext:value-type="float">
            <text:p>31.363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3921" calcext:value-type="float">
            <text:p>35.3921</text:p>
          </table:table-cell>
          <table:table-cell table:formula="of:=[.A400]-[.$A$2]" office:value-type="float" office:value="31.4421" calcext:value-type="float">
            <text:p>31.44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4421" calcext:value-type="float">
            <text:p>31.442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4711" calcext:value-type="float">
            <text:p>35.4711</text:p>
          </table:table-cell>
          <table:table-cell table:formula="of:=[.A401]-[.$A$2]" office:value-type="float" office:value="31.5211" calcext:value-type="float">
            <text:p>31.52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5211" calcext:value-type="float">
            <text:p>31.521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5501" calcext:value-type="float">
            <text:p>35.5501</text:p>
          </table:table-cell>
          <table:table-cell table:formula="of:=[.A402]-[.$A$2]" office:value-type="float" office:value="31.6001" calcext:value-type="float">
            <text:p>31.60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6001" calcext:value-type="float">
            <text:p>31.6001</text:p>
          </table:table-cell>
          <table:table-cell table:number-columns-repeated="2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6291" calcext:value-type="float">
            <text:p>35.6291</text:p>
          </table:table-cell>
          <table:table-cell table:formula="of:=[.A403]-[.$A$2]" office:value-type="float" office:value="31.6791" calcext:value-type="float">
            <text:p>31.67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6791" calcext:value-type="float">
            <text:p>31.679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7081" calcext:value-type="float">
            <text:p>35.7081</text:p>
          </table:table-cell>
          <table:table-cell table:formula="of:=[.A404]-[.$A$2]" office:value-type="float" office:value="31.7581" calcext:value-type="float">
            <text:p>31.75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7581" calcext:value-type="float">
            <text:p>31.758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7871" calcext:value-type="float">
            <text:p>35.7871</text:p>
          </table:table-cell>
          <table:table-cell table:formula="of:=[.A405]-[.$A$2]" office:value-type="float" office:value="31.8371" calcext:value-type="float">
            <text:p>31.83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8371" calcext:value-type="float">
            <text:p>31.837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8661" calcext:value-type="float">
            <text:p>35.8661</text:p>
          </table:table-cell>
          <table:table-cell table:formula="of:=[.A406]-[.$A$2]" office:value-type="float" office:value="31.9161" calcext:value-type="float">
            <text:p>31.91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9161" calcext:value-type="float">
            <text:p>31.916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5.9451" calcext:value-type="float">
            <text:p>35.9451</text:p>
          </table:table-cell>
          <table:table-cell table:formula="of:=[.A407]-[.$A$2]" office:value-type="float" office:value="31.9951" calcext:value-type="float">
            <text:p>31.99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1.9951" calcext:value-type="float">
            <text:p>31.995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6.0241" calcext:value-type="float">
            <text:p>36.0241</text:p>
          </table:table-cell>
          <table:table-cell table:formula="of:=[.A408]-[.$A$2]" office:value-type="float" office:value="32.0741" calcext:value-type="float">
            <text:p>32.07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0741" calcext:value-type="float">
            <text:p>32.074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6.1031" calcext:value-type="float">
            <text:p>36.1031</text:p>
          </table:table-cell>
          <table:table-cell table:formula="of:=[.A409]-[.$A$2]" office:value-type="float" office:value="32.1531" calcext:value-type="float">
            <text:p>32.15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1531" calcext:value-type="float">
            <text:p>32.153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6.1821" calcext:value-type="float">
            <text:p>36.1821</text:p>
          </table:table-cell>
          <table:table-cell table:formula="of:=[.A410]-[.$A$2]" office:value-type="float" office:value="32.2321" calcext:value-type="float">
            <text:p>32.23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2321" calcext:value-type="float">
            <text:p>32.232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2611" calcext:value-type="float">
            <text:p>36.2611</text:p>
          </table:table-cell>
          <table:table-cell table:formula="of:=[.A411]-[.$A$2]" office:value-type="float" office:value="32.3111" calcext:value-type="float">
            <text:p>32.31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3111" calcext:value-type="float">
            <text:p>32.311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3401" calcext:value-type="float">
            <text:p>36.3401</text:p>
          </table:table-cell>
          <table:table-cell table:formula="of:=[.A412]-[.$A$2]" office:value-type="float" office:value="32.3901" calcext:value-type="float">
            <text:p>32.39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3901" calcext:value-type="float">
            <text:p>32.390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4191" calcext:value-type="float">
            <text:p>36.4191</text:p>
          </table:table-cell>
          <table:table-cell table:formula="of:=[.A413]-[.$A$2]" office:value-type="float" office:value="32.4691" calcext:value-type="float">
            <text:p>32.46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4691" calcext:value-type="float">
            <text:p>32.469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4981" calcext:value-type="float">
            <text:p>36.4981</text:p>
          </table:table-cell>
          <table:table-cell table:formula="of:=[.A414]-[.$A$2]" office:value-type="float" office:value="32.5481" calcext:value-type="float">
            <text:p>32.54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5481" calcext:value-type="float">
            <text:p>32.548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5771" calcext:value-type="float">
            <text:p>36.5771</text:p>
          </table:table-cell>
          <table:table-cell table:formula="of:=[.A415]-[.$A$2]" office:value-type="float" office:value="32.6271" calcext:value-type="float">
            <text:p>32.62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6271" calcext:value-type="float">
            <text:p>32.627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6561" calcext:value-type="float">
            <text:p>36.6561</text:p>
          </table:table-cell>
          <table:table-cell table:formula="of:=[.A416]-[.$A$2]" office:value-type="float" office:value="32.7061" calcext:value-type="float">
            <text:p>32.70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7061" calcext:value-type="float">
            <text:p>32.706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7351" calcext:value-type="float">
            <text:p>36.7351</text:p>
          </table:table-cell>
          <table:table-cell table:formula="of:=[.A417]-[.$A$2]" office:value-type="float" office:value="32.7851" calcext:value-type="float">
            <text:p>32.78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7851" calcext:value-type="float">
            <text:p>32.785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8141" calcext:value-type="float">
            <text:p>36.8141</text:p>
          </table:table-cell>
          <table:table-cell table:formula="of:=[.A418]-[.$A$2]" office:value-type="float" office:value="32.8641" calcext:value-type="float">
            <text:p>32.86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8641" calcext:value-type="float">
            <text:p>32.864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8931" calcext:value-type="float">
            <text:p>36.8931</text:p>
          </table:table-cell>
          <table:table-cell table:formula="of:=[.A419]-[.$A$2]" office:value-type="float" office:value="32.9431" calcext:value-type="float">
            <text:p>32.94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2.9431" calcext:value-type="float">
            <text:p>32.943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6.9721" calcext:value-type="float">
            <text:p>36.9721</text:p>
          </table:table-cell>
          <table:table-cell table:formula="of:=[.A420]-[.$A$2]" office:value-type="float" office:value="33.0221" calcext:value-type="float">
            <text:p>33.02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0221" calcext:value-type="float">
            <text:p>33.022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0511" calcext:value-type="float">
            <text:p>37.0511</text:p>
          </table:table-cell>
          <table:table-cell table:formula="of:=[.A421]-[.$A$2]" office:value-type="float" office:value="33.1011" calcext:value-type="float">
            <text:p>33.101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1011" calcext:value-type="float">
            <text:p>33.101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1301" calcext:value-type="float">
            <text:p>37.1301</text:p>
          </table:table-cell>
          <table:table-cell table:formula="of:=[.A422]-[.$A$2]" office:value-type="float" office:value="33.1801" calcext:value-type="float">
            <text:p>33.180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1801" calcext:value-type="float">
            <text:p>33.180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209" calcext:value-type="float">
            <text:p>37.209</text:p>
          </table:table-cell>
          <table:table-cell table:formula="of:=[.A423]-[.$A$2]" office:value-type="float" office:value="33.259" calcext:value-type="float">
            <text:p>33.25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259" calcext:value-type="float">
            <text:p>33.25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288" calcext:value-type="float">
            <text:p>37.288</text:p>
          </table:table-cell>
          <table:table-cell table:formula="of:=[.A424]-[.$A$2]" office:value-type="float" office:value="33.338" calcext:value-type="float">
            <text:p>33.33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338" calcext:value-type="float">
            <text:p>33.338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367" calcext:value-type="float">
            <text:p>37.367</text:p>
          </table:table-cell>
          <table:table-cell table:formula="of:=[.A425]-[.$A$2]" office:value-type="float" office:value="33.417" calcext:value-type="float">
            <text:p>33.41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417" calcext:value-type="float">
            <text:p>33.417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446" calcext:value-type="float">
            <text:p>37.446</text:p>
          </table:table-cell>
          <table:table-cell table:formula="of:=[.A426]-[.$A$2]" office:value-type="float" office:value="33.496" calcext:value-type="float">
            <text:p>33.49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496" calcext:value-type="float">
            <text:p>33.496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525" calcext:value-type="float">
            <text:p>37.525</text:p>
          </table:table-cell>
          <table:table-cell table:formula="of:=[.A427]-[.$A$2]" office:value-type="float" office:value="33.575" calcext:value-type="float">
            <text:p>33.57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575" calcext:value-type="float">
            <text:p>33.575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604" calcext:value-type="float">
            <text:p>37.604</text:p>
          </table:table-cell>
          <table:table-cell table:formula="of:=[.A428]-[.$A$2]" office:value-type="float" office:value="33.654" calcext:value-type="float">
            <text:p>33.65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654" calcext:value-type="float">
            <text:p>33.654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683" calcext:value-type="float">
            <text:p>37.683</text:p>
          </table:table-cell>
          <table:table-cell table:formula="of:=[.A429]-[.$A$2]" office:value-type="float" office:value="33.733" calcext:value-type="float">
            <text:p>33.73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733" calcext:value-type="float">
            <text:p>33.733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762" calcext:value-type="float">
            <text:p>37.762</text:p>
          </table:table-cell>
          <table:table-cell table:formula="of:=[.A430]-[.$A$2]" office:value-type="float" office:value="33.812" calcext:value-type="float">
            <text:p>33.81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812" calcext:value-type="float">
            <text:p>33.812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841" calcext:value-type="float">
            <text:p>37.841</text:p>
          </table:table-cell>
          <table:table-cell table:formula="of:=[.A431]-[.$A$2]" office:value-type="float" office:value="33.891" calcext:value-type="float">
            <text:p>33.89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891" calcext:value-type="float">
            <text:p>33.89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table:formula="of:=[.A432]-[.$A$2]" office:value-type="float" office:value="33.97" calcext:value-type="float">
            <text:p>33.9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3.97" calcext:value-type="float">
            <text:p>33.97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7.999" calcext:value-type="float">
            <text:p>37.999</text:p>
          </table:table-cell>
          <table:table-cell table:formula="of:=[.A433]-[.$A$2]" office:value-type="float" office:value="34.049" calcext:value-type="float">
            <text:p>34.04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049" calcext:value-type="float">
            <text:p>34.04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078" calcext:value-type="float">
            <text:p>38.078</text:p>
          </table:table-cell>
          <table:table-cell table:formula="of:=[.A434]-[.$A$2]" office:value-type="float" office:value="34.128" calcext:value-type="float">
            <text:p>34.12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128" calcext:value-type="float">
            <text:p>34.128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157" calcext:value-type="float">
            <text:p>38.157</text:p>
          </table:table-cell>
          <table:table-cell table:formula="of:=[.A435]-[.$A$2]" office:value-type="float" office:value="34.207" calcext:value-type="float">
            <text:p>34.20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207" calcext:value-type="float">
            <text:p>34.207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236" calcext:value-type="float">
            <text:p>38.236</text:p>
          </table:table-cell>
          <table:table-cell table:formula="of:=[.A436]-[.$A$2]" office:value-type="float" office:value="34.286" calcext:value-type="float">
            <text:p>34.28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286" calcext:value-type="float">
            <text:p>34.286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315" calcext:value-type="float">
            <text:p>38.315</text:p>
          </table:table-cell>
          <table:table-cell table:formula="of:=[.A437]-[.$A$2]" office:value-type="float" office:value="34.365" calcext:value-type="float">
            <text:p>34.36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365" calcext:value-type="float">
            <text:p>34.365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394" calcext:value-type="float">
            <text:p>38.394</text:p>
          </table:table-cell>
          <table:table-cell table:formula="of:=[.A438]-[.$A$2]" office:value-type="float" office:value="34.444" calcext:value-type="float">
            <text:p>34.44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444" calcext:value-type="float">
            <text:p>34.444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473" calcext:value-type="float">
            <text:p>38.473</text:p>
          </table:table-cell>
          <table:table-cell table:formula="of:=[.A439]-[.$A$2]" office:value-type="float" office:value="34.523" calcext:value-type="float">
            <text:p>34.52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523" calcext:value-type="float">
            <text:p>34.523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552" calcext:value-type="float">
            <text:p>38.552</text:p>
          </table:table-cell>
          <table:table-cell table:formula="of:=[.A440]-[.$A$2]" office:value-type="float" office:value="34.602" calcext:value-type="float">
            <text:p>34.60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602" calcext:value-type="float">
            <text:p>34.602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631" calcext:value-type="float">
            <text:p>38.631</text:p>
          </table:table-cell>
          <table:table-cell table:formula="of:=[.A441]-[.$A$2]" office:value-type="float" office:value="34.681" calcext:value-type="float">
            <text:p>34.68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681" calcext:value-type="float">
            <text:p>34.68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71" calcext:value-type="float">
            <text:p>38.71</text:p>
          </table:table-cell>
          <table:table-cell table:formula="of:=[.A442]-[.$A$2]" office:value-type="float" office:value="34.76" calcext:value-type="float">
            <text:p>34.7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76" calcext:value-type="float">
            <text:p>34.76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789" calcext:value-type="float">
            <text:p>38.789</text:p>
          </table:table-cell>
          <table:table-cell table:formula="of:=[.A443]-[.$A$2]" office:value-type="float" office:value="34.839" calcext:value-type="float">
            <text:p>34.83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839" calcext:value-type="float">
            <text:p>34.83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868" calcext:value-type="float">
            <text:p>38.868</text:p>
          </table:table-cell>
          <table:table-cell table:formula="of:=[.A444]-[.$A$2]" office:value-type="float" office:value="34.918" calcext:value-type="float">
            <text:p>34.91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918" calcext:value-type="float">
            <text:p>34.918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8.947" calcext:value-type="float">
            <text:p>38.947</text:p>
          </table:table-cell>
          <table:table-cell table:formula="of:=[.A445]-[.$A$2]" office:value-type="float" office:value="34.997" calcext:value-type="float">
            <text:p>34.99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4.997" calcext:value-type="float">
            <text:p>34.997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026" calcext:value-type="float">
            <text:p>39.026</text:p>
          </table:table-cell>
          <table:table-cell table:formula="of:=[.A446]-[.$A$2]" office:value-type="float" office:value="35.076" calcext:value-type="float">
            <text:p>35.07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076" calcext:value-type="float">
            <text:p>35.076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105" calcext:value-type="float">
            <text:p>39.105</text:p>
          </table:table-cell>
          <table:table-cell table:formula="of:=[.A447]-[.$A$2]" office:value-type="float" office:value="35.155" calcext:value-type="float">
            <text:p>35.15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155" calcext:value-type="float">
            <text:p>35.155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184" calcext:value-type="float">
            <text:p>39.184</text:p>
          </table:table-cell>
          <table:table-cell table:formula="of:=[.A448]-[.$A$2]" office:value-type="float" office:value="35.234" calcext:value-type="float">
            <text:p>35.23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234" calcext:value-type="float">
            <text:p>35.234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263" calcext:value-type="float">
            <text:p>39.263</text:p>
          </table:table-cell>
          <table:table-cell table:formula="of:=[.A449]-[.$A$2]" office:value-type="float" office:value="35.313" calcext:value-type="float">
            <text:p>35.31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313" calcext:value-type="float">
            <text:p>35.313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342" calcext:value-type="float">
            <text:p>39.342</text:p>
          </table:table-cell>
          <table:table-cell table:formula="of:=[.A450]-[.$A$2]" office:value-type="float" office:value="35.392" calcext:value-type="float">
            <text:p>35.39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392" calcext:value-type="float">
            <text:p>35.392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421" calcext:value-type="float">
            <text:p>39.421</text:p>
          </table:table-cell>
          <table:table-cell table:formula="of:=[.A451]-[.$A$2]" office:value-type="float" office:value="35.471" calcext:value-type="float">
            <text:p>35.4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471" calcext:value-type="float">
            <text:p>35.47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A452]-[.$A$2]" office:value-type="float" office:value="35.55" calcext:value-type="float">
            <text:p>35.5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55" calcext:value-type="float">
            <text:p>35.55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579" calcext:value-type="float">
            <text:p>39.579</text:p>
          </table:table-cell>
          <table:table-cell table:formula="of:=[.A453]-[.$A$2]" office:value-type="float" office:value="35.629" calcext:value-type="float">
            <text:p>35.62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629" calcext:value-type="float">
            <text:p>35.629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658" calcext:value-type="float">
            <text:p>39.658</text:p>
          </table:table-cell>
          <table:table-cell table:formula="of:=[.A454]-[.$A$2]" office:value-type="float" office:value="35.708" calcext:value-type="float">
            <text:p>35.70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708" calcext:value-type="float">
            <text:p>35.708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737" calcext:value-type="float">
            <text:p>39.737</text:p>
          </table:table-cell>
          <table:table-cell table:formula="of:=[.A455]-[.$A$2]" office:value-type="float" office:value="35.787" calcext:value-type="float">
            <text:p>35.78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787" calcext:value-type="float">
            <text:p>35.787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816" calcext:value-type="float">
            <text:p>39.816</text:p>
          </table:table-cell>
          <table:table-cell table:formula="of:=[.A456]-[.$A$2]" office:value-type="float" office:value="35.866" calcext:value-type="float">
            <text:p>35.86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866" calcext:value-type="float">
            <text:p>35.866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895" calcext:value-type="float">
            <text:p>39.895</text:p>
          </table:table-cell>
          <table:table-cell table:formula="of:=[.A457]-[.$A$2]" office:value-type="float" office:value="35.945" calcext:value-type="float">
            <text:p>35.94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5.945" calcext:value-type="float">
            <text:p>35.945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9.974" calcext:value-type="float">
            <text:p>39.974</text:p>
          </table:table-cell>
          <table:table-cell table:formula="of:=[.A458]-[.$A$2]" office:value-type="float" office:value="36.024" calcext:value-type="float">
            <text:p>36.02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024" calcext:value-type="float">
            <text:p>36.024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053" calcext:value-type="float">
            <text:p>40.053</text:p>
          </table:table-cell>
          <table:table-cell table:formula="of:=[.A459]-[.$A$2]" office:value-type="float" office:value="36.103" calcext:value-type="float">
            <text:p>36.10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103" calcext:value-type="float">
            <text:p>36.103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132" calcext:value-type="float">
            <text:p>40.132</text:p>
          </table:table-cell>
          <table:table-cell table:formula="of:=[.A460]-[.$A$2]" office:value-type="float" office:value="36.182" calcext:value-type="float">
            <text:p>36.18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182" calcext:value-type="float">
            <text:p>36.182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211" calcext:value-type="float">
            <text:p>40.211</text:p>
          </table:table-cell>
          <table:table-cell table:formula="of:=[.A461]-[.$A$2]" office:value-type="float" office:value="36.261" calcext:value-type="float">
            <text:p>36.26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261" calcext:value-type="float">
            <text:p>36.261</text:p>
          </table:table-cell>
          <table:table-cell office:value-type="float" office:value="3.05" calcext:value-type="float">
            <text:p>3.0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29" calcext:value-type="float">
            <text:p>40.29</text:p>
          </table:table-cell>
          <table:table-cell table:formula="of:=[.A462]-[.$A$2]" office:value-type="float" office:value="36.34" calcext:value-type="float">
            <text:p>36.3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34" calcext:value-type="float">
            <text:p>36.34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369" calcext:value-type="float">
            <text:p>40.369</text:p>
          </table:table-cell>
          <table:table-cell table:formula="of:=[.A463]-[.$A$2]" office:value-type="float" office:value="36.419" calcext:value-type="float">
            <text:p>36.41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419" calcext:value-type="float">
            <text:p>36.41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448" calcext:value-type="float">
            <text:p>40.448</text:p>
          </table:table-cell>
          <table:table-cell table:formula="of:=[.A464]-[.$A$2]" office:value-type="float" office:value="36.498" calcext:value-type="float">
            <text:p>36.49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498" calcext:value-type="float">
            <text:p>36.498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527" calcext:value-type="float">
            <text:p>40.527</text:p>
          </table:table-cell>
          <table:table-cell table:formula="of:=[.A465]-[.$A$2]" office:value-type="float" office:value="36.577" calcext:value-type="float">
            <text:p>36.57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577" calcext:value-type="float">
            <text:p>36.577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606" calcext:value-type="float">
            <text:p>40.606</text:p>
          </table:table-cell>
          <table:table-cell table:formula="of:=[.A466]-[.$A$2]" office:value-type="float" office:value="36.656" calcext:value-type="float">
            <text:p>36.65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656" calcext:value-type="float">
            <text:p>36.656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685" calcext:value-type="float">
            <text:p>40.685</text:p>
          </table:table-cell>
          <table:table-cell table:formula="of:=[.A467]-[.$A$2]" office:value-type="float" office:value="36.735" calcext:value-type="float">
            <text:p>36.73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735" calcext:value-type="float">
            <text:p>36.735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764" calcext:value-type="float">
            <text:p>40.764</text:p>
          </table:table-cell>
          <table:table-cell table:formula="of:=[.A468]-[.$A$2]" office:value-type="float" office:value="36.814" calcext:value-type="float">
            <text:p>36.81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814" calcext:value-type="float">
            <text:p>36.814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843" calcext:value-type="float">
            <text:p>40.843</text:p>
          </table:table-cell>
          <table:table-cell table:formula="of:=[.A469]-[.$A$2]" office:value-type="float" office:value="36.893" calcext:value-type="float">
            <text:p>36.89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893" calcext:value-type="float">
            <text:p>36.893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.922" calcext:value-type="float">
            <text:p>40.922</text:p>
          </table:table-cell>
          <table:table-cell table:formula="of:=[.A470]-[.$A$2]" office:value-type="float" office:value="36.972" calcext:value-type="float">
            <text:p>36.97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6.972" calcext:value-type="float">
            <text:p>36.972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001" calcext:value-type="float">
            <text:p>41.001</text:p>
          </table:table-cell>
          <table:table-cell table:formula="of:=[.A471]-[.$A$2]" office:value-type="float" office:value="37.051" calcext:value-type="float">
            <text:p>37.05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051" calcext:value-type="float">
            <text:p>37.05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08" calcext:value-type="float">
            <text:p>41.08</text:p>
          </table:table-cell>
          <table:table-cell table:formula="of:=[.A472]-[.$A$2]" office:value-type="float" office:value="37.13" calcext:value-type="float">
            <text:p>37.1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13" calcext:value-type="float">
            <text:p>37.13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159" calcext:value-type="float">
            <text:p>41.159</text:p>
          </table:table-cell>
          <table:table-cell table:formula="of:=[.A473]-[.$A$2]" office:value-type="float" office:value="37.209" calcext:value-type="float">
            <text:p>37.20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209" calcext:value-type="float">
            <text:p>37.20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238" calcext:value-type="float">
            <text:p>41.238</text:p>
          </table:table-cell>
          <table:table-cell table:formula="of:=[.A474]-[.$A$2]" office:value-type="float" office:value="37.288" calcext:value-type="float">
            <text:p>37.28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288" calcext:value-type="float">
            <text:p>37.288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317" calcext:value-type="float">
            <text:p>41.317</text:p>
          </table:table-cell>
          <table:table-cell table:formula="of:=[.A475]-[.$A$2]" office:value-type="float" office:value="37.367" calcext:value-type="float">
            <text:p>37.36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367" calcext:value-type="float">
            <text:p>37.367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396" calcext:value-type="float">
            <text:p>41.396</text:p>
          </table:table-cell>
          <table:table-cell table:formula="of:=[.A476]-[.$A$2]" office:value-type="float" office:value="37.446" calcext:value-type="float">
            <text:p>37.44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446" calcext:value-type="float">
            <text:p>37.446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475" calcext:value-type="float">
            <text:p>41.475</text:p>
          </table:table-cell>
          <table:table-cell table:formula="of:=[.A477]-[.$A$2]" office:value-type="float" office:value="37.525" calcext:value-type="float">
            <text:p>37.52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525" calcext:value-type="float">
            <text:p>37.525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554" calcext:value-type="float">
            <text:p>41.554</text:p>
          </table:table-cell>
          <table:table-cell table:formula="of:=[.A478]-[.$A$2]" office:value-type="float" office:value="37.604" calcext:value-type="float">
            <text:p>37.60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604" calcext:value-type="float">
            <text:p>37.604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633" calcext:value-type="float">
            <text:p>41.633</text:p>
          </table:table-cell>
          <table:table-cell table:formula="of:=[.A479]-[.$A$2]" office:value-type="float" office:value="37.683" calcext:value-type="float">
            <text:p>37.68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683" calcext:value-type="float">
            <text:p>37.683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712" calcext:value-type="float">
            <text:p>41.712</text:p>
          </table:table-cell>
          <table:table-cell table:formula="of:=[.A480]-[.$A$2]" office:value-type="float" office:value="37.762" calcext:value-type="float">
            <text:p>37.76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762" calcext:value-type="float">
            <text:p>37.762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791" calcext:value-type="float">
            <text:p>41.791</text:p>
          </table:table-cell>
          <table:table-cell table:formula="of:=[.A481]-[.$A$2]" office:value-type="float" office:value="37.841" calcext:value-type="float">
            <text:p>37.84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841" calcext:value-type="float">
            <text:p>37.841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87" calcext:value-type="float">
            <text:p>41.87</text:p>
          </table:table-cell>
          <table:table-cell table:formula="of:=[.A482]-[.$A$2]" office:value-type="float" office:value="37.92" calcext:value-type="float">
            <text:p>37.9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92" calcext:value-type="float">
            <text:p>37.92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1.949" calcext:value-type="float">
            <text:p>41.949</text:p>
          </table:table-cell>
          <table:table-cell table:formula="of:=[.A483]-[.$A$2]" office:value-type="float" office:value="37.999" calcext:value-type="float">
            <text:p>37.99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7.999" calcext:value-type="float">
            <text:p>37.99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028" calcext:value-type="float">
            <text:p>42.028</text:p>
          </table:table-cell>
          <table:table-cell table:formula="of:=[.A484]-[.$A$2]" office:value-type="float" office:value="38.078" calcext:value-type="float">
            <text:p>38.078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078" calcext:value-type="float">
            <text:p>38.078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107" calcext:value-type="float">
            <text:p>42.107</text:p>
          </table:table-cell>
          <table:table-cell table:formula="of:=[.A485]-[.$A$2]" office:value-type="float" office:value="38.157" calcext:value-type="float">
            <text:p>38.15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157" calcext:value-type="float">
            <text:p>38.157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186" calcext:value-type="float">
            <text:p>42.186</text:p>
          </table:table-cell>
          <table:table-cell table:formula="of:=[.A486]-[.$A$2]" office:value-type="float" office:value="38.236" calcext:value-type="float">
            <text:p>38.23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236" calcext:value-type="float">
            <text:p>38.236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265" calcext:value-type="float">
            <text:p>42.265</text:p>
          </table:table-cell>
          <table:table-cell table:formula="of:=[.A487]-[.$A$2]" office:value-type="float" office:value="38.315" calcext:value-type="float">
            <text:p>38.31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315" calcext:value-type="float">
            <text:p>38.315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344" calcext:value-type="float">
            <text:p>42.344</text:p>
          </table:table-cell>
          <table:table-cell table:formula="of:=[.A488]-[.$A$2]" office:value-type="float" office:value="38.394" calcext:value-type="float">
            <text:p>38.39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394" calcext:value-type="float">
            <text:p>38.394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423" calcext:value-type="float">
            <text:p>42.423</text:p>
          </table:table-cell>
          <table:table-cell table:formula="of:=[.A489]-[.$A$2]" office:value-type="float" office:value="38.473" calcext:value-type="float">
            <text:p>38.473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473" calcext:value-type="float">
            <text:p>38.473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502" calcext:value-type="float">
            <text:p>42.502</text:p>
          </table:table-cell>
          <table:table-cell table:formula="of:=[.A490]-[.$A$2]" office:value-type="float" office:value="38.552" calcext:value-type="float">
            <text:p>38.55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552" calcext:value-type="float">
            <text:p>38.552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581" calcext:value-type="float">
            <text:p>42.581</text:p>
          </table:table-cell>
          <table:table-cell table:formula="of:=[.A491]-[.$A$2]" office:value-type="float" office:value="38.631" calcext:value-type="float">
            <text:p>38.63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631" calcext:value-type="float">
            <text:p>38.631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table:formula="of:=[.A492]-[.$A$2]" office:value-type="float" office:value="38.71" calcext:value-type="float">
            <text:p>38.7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71" calcext:value-type="float">
            <text:p>38.71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7389" calcext:value-type="float">
            <text:p>42.7389</text:p>
          </table:table-cell>
          <table:table-cell table:formula="of:=[.A493]-[.$A$2]" office:value-type="float" office:value="38.7889" calcext:value-type="float">
            <text:p>38.788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7889" calcext:value-type="float">
            <text:p>38.788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8179" calcext:value-type="float">
            <text:p>42.8179</text:p>
          </table:table-cell>
          <table:table-cell table:formula="of:=[.A494]-[.$A$2]" office:value-type="float" office:value="38.8679" calcext:value-type="float">
            <text:p>38.867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8679" calcext:value-type="float">
            <text:p>38.867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8969" calcext:value-type="float">
            <text:p>42.8969</text:p>
          </table:table-cell>
          <table:table-cell table:formula="of:=[.A495]-[.$A$2]" office:value-type="float" office:value="38.9469" calcext:value-type="float">
            <text:p>38.946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8.9469" calcext:value-type="float">
            <text:p>38.946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2.9759" calcext:value-type="float">
            <text:p>42.9759</text:p>
          </table:table-cell>
          <table:table-cell table:formula="of:=[.A496]-[.$A$2]" office:value-type="float" office:value="39.0259" calcext:value-type="float">
            <text:p>39.025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0259" calcext:value-type="float">
            <text:p>39.025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3.0549" calcext:value-type="float">
            <text:p>43.0549</text:p>
          </table:table-cell>
          <table:table-cell table:formula="of:=[.A497]-[.$A$2]" office:value-type="float" office:value="39.1049" calcext:value-type="float">
            <text:p>39.104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1049" calcext:value-type="float">
            <text:p>39.104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3.1339" calcext:value-type="float">
            <text:p>43.1339</text:p>
          </table:table-cell>
          <table:table-cell table:formula="of:=[.A498]-[.$A$2]" office:value-type="float" office:value="39.1839" calcext:value-type="float">
            <text:p>39.183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1839" calcext:value-type="float">
            <text:p>39.183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3.2129" calcext:value-type="float">
            <text:p>43.2129</text:p>
          </table:table-cell>
          <table:table-cell table:formula="of:=[.A499]-[.$A$2]" office:value-type="float" office:value="39.2629" calcext:value-type="float">
            <text:p>39.262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2629" calcext:value-type="float">
            <text:p>39.262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3.2919" calcext:value-type="float">
            <text:p>43.2919</text:p>
          </table:table-cell>
          <table:table-cell table:formula="of:=[.A500]-[.$A$2]" office:value-type="float" office:value="39.3419" calcext:value-type="float">
            <text:p>39.341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3419" calcext:value-type="float">
            <text:p>39.341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3.3709" calcext:value-type="float">
            <text:p>43.3709</text:p>
          </table:table-cell>
          <table:table-cell table:formula="of:=[.A501]-[.$A$2]" office:value-type="float" office:value="39.4209" calcext:value-type="float">
            <text:p>39.420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4209" calcext:value-type="float">
            <text:p>39.4209</text:p>
          </table:table-cell>
          <table:table-cell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3.4499" calcext:value-type="float">
            <text:p>43.4499</text:p>
          </table:table-cell>
          <table:table-cell table:formula="of:=[.A502]-[.$A$2]" office:value-type="float" office:value="39.4999" calcext:value-type="float">
            <text:p>39.499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4999" calcext:value-type="float">
            <text:p>39.499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3.5289" calcext:value-type="float">
            <text:p>43.5289</text:p>
          </table:table-cell>
          <table:table-cell table:formula="of:=[.A503]-[.$A$2]" office:value-type="float" office:value="39.5789" calcext:value-type="float">
            <text:p>39.578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5789" calcext:value-type="float">
            <text:p>39.578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3.6079" calcext:value-type="float">
            <text:p>43.6079</text:p>
          </table:table-cell>
          <table:table-cell table:formula="of:=[.A504]-[.$A$2]" office:value-type="float" office:value="39.6579" calcext:value-type="float">
            <text:p>39.657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6579" calcext:value-type="float">
            <text:p>39.6579</text:p>
          </table:table-cell>
          <table:table-cell table:number-columns-repeated="2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3.6869" calcext:value-type="float">
            <text:p>43.6869</text:p>
          </table:table-cell>
          <table:table-cell table:formula="of:=[.A505]-[.$A$2]" office:value-type="float" office:value="39.7369" calcext:value-type="float">
            <text:p>39.736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7369" calcext:value-type="float">
            <text:p>39.7369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3.7659" calcext:value-type="float">
            <text:p>43.7659</text:p>
          </table:table-cell>
          <table:table-cell table:formula="of:=[.A506]-[.$A$2]" office:value-type="float" office:value="39.8159" calcext:value-type="float">
            <text:p>39.8159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9.8159" calcext:value-type="float">
            <text:p>39.8159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.8449" calcext:value-type="float">
            <text:p>43.8449</text:p>
          </table:table-cell>
          <table:table-cell table:formula="of:=[.A507]-[.$A$2]" office:value-type="float" office:value="39.8949" calcext:value-type="float">
            <text:p>39.8949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39.8949" calcext:value-type="float">
            <text:p>39.8949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.9239" calcext:value-type="float">
            <text:p>43.9239</text:p>
          </table:table-cell>
          <table:table-cell table:formula="of:=[.A508]-[.$A$2]" office:value-type="float" office:value="39.9739" calcext:value-type="float">
            <text:p>39.973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9.9739" calcext:value-type="float">
            <text:p>39.9739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4.0029" calcext:value-type="float">
            <text:p>44.0029</text:p>
          </table:table-cell>
          <table:table-cell table:formula="of:=[.A509]-[.$A$2]" office:value-type="float" office:value="40.0529" calcext:value-type="float">
            <text:p>40.05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.0529" calcext:value-type="float">
            <text:p>40.0529</text:p>
          </table:table-cell>
          <table:table-cell office:value-type="float" office:value="2.9" calcext:value-type="float">
            <text:p>2.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4.0819" calcext:value-type="float">
            <text:p>44.0819</text:p>
          </table:table-cell>
          <table:table-cell table:formula="of:=[.A510]-[.$A$2]" office:value-type="float" office:value="40.1319" calcext:value-type="float">
            <text:p>40.1319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40.1319" calcext:value-type="float">
            <text:p>40.1319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4.1609" calcext:value-type="float">
            <text:p>44.1609</text:p>
          </table:table-cell>
          <table:table-cell table:formula="of:=[.A511]-[.$A$2]" office:value-type="float" office:value="40.2109" calcext:value-type="float">
            <text:p>40.2109</text:p>
          </table:table-cell>
          <table:table-cell office:value-type="float" office:value="2.65" calcext:value-type="float">
            <text:p>2.65</text:p>
          </table:table-cell>
          <table:table-cell office:value-type="float" office:value="2.75" calcext:value-type="float">
            <text:p>2.75</text:p>
          </table:table-cell>
          <table:table-cell office:value-type="float" office:value="40.2109" calcext:value-type="float">
            <text:p>40.2109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44.2399" calcext:value-type="float">
            <text:p>44.2399</text:p>
          </table:table-cell>
          <table:table-cell table:formula="of:=[.A512]-[.$A$2]" office:value-type="float" office:value="40.2899" calcext:value-type="float">
            <text:p>40.2899</text:p>
          </table:table-cell>
          <table:table-cell office:value-type="float" office:value="2.55" calcext:value-type="float">
            <text:p>2.55</text:p>
          </table:table-cell>
          <table:table-cell office:value-type="float" office:value="2.65" calcext:value-type="float">
            <text:p>2.65</text:p>
          </table:table-cell>
          <table:table-cell office:value-type="float" office:value="40.2899" calcext:value-type="float">
            <text:p>40.2899</text:p>
          </table:table-cell>
          <table:table-cell office:value-type="float" office:value="2.6" calcext:value-type="float">
            <text:p>2.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44.3189" calcext:value-type="float">
            <text:p>44.3189</text:p>
          </table:table-cell>
          <table:table-cell table:formula="of:=[.A513]-[.$A$2]" office:value-type="float" office:value="40.3689" calcext:value-type="float">
            <text:p>40.3689</text:p>
          </table:table-cell>
          <table:table-cell office:value-type="float" office:value="2.4" calcext:value-type="float">
            <text:p>2.4</text:p>
          </table:table-cell>
          <table:table-cell office:value-type="float" office:value="2.45" calcext:value-type="float">
            <text:p>2.45</text:p>
          </table:table-cell>
          <table:table-cell office:value-type="float" office:value="40.3689" calcext:value-type="float">
            <text:p>40.3689</text:p>
          </table:table-cell>
          <table:table-cell office:value-type="float" office:value="2.45" calcext:value-type="float">
            <text:p>2.4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4.3979" calcext:value-type="float">
            <text:p>44.3979</text:p>
          </table:table-cell>
          <table:table-cell table:formula="of:=[.A514]-[.$A$2]" office:value-type="float" office:value="40.4479" calcext:value-type="float">
            <text:p>40.4479</text:p>
          </table:table-cell>
          <table:table-cell office:value-type="float" office:value="2.15" calcext:value-type="float">
            <text:p>2.15</text:p>
          </table:table-cell>
          <table:table-cell office:value-type="float" office:value="2.3" calcext:value-type="float">
            <text:p>2.3</text:p>
          </table:table-cell>
          <table:table-cell office:value-type="float" office:value="40.4479" calcext:value-type="float">
            <text:p>40.4479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4.4769" calcext:value-type="float">
            <text:p>44.4769</text:p>
          </table:table-cell>
          <table:table-cell table:formula="of:=[.A515]-[.$A$2]" office:value-type="float" office:value="40.5269" calcext:value-type="float">
            <text:p>40.5269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office:value-type="float" office:value="40.5269" calcext:value-type="float">
            <text:p>40.5269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4.5559" calcext:value-type="float">
            <text:p>44.5559</text:p>
          </table:table-cell>
          <table:table-cell table:formula="of:=[.A516]-[.$A$2]" office:value-type="float" office:value="40.6059" calcext:value-type="float">
            <text:p>40.60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6059" calcext:value-type="float">
            <text:p>40.6059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44.6349" calcext:value-type="float">
            <text:p>44.6349</text:p>
          </table:table-cell>
          <table:table-cell table:formula="of:=[.A517]-[.$A$2]" office:value-type="float" office:value="40.6849" calcext:value-type="float">
            <text:p>40.6849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office:value-type="float" office:value="40.6849" calcext:value-type="float">
            <text:p>40.684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4.7139" calcext:value-type="float">
            <text:p>44.7139</text:p>
          </table:table-cell>
          <table:table-cell table:formula="of:=[.A518]-[.$A$2]" office:value-type="float" office:value="40.7639" calcext:value-type="float">
            <text:p>40.763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40.7639" calcext:value-type="float">
            <text:p>40.7639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44.7929" calcext:value-type="float">
            <text:p>44.7929</text:p>
          </table:table-cell>
          <table:table-cell table:formula="of:=[.A519]-[.$A$2]" office:value-type="float" office:value="40.8429" calcext:value-type="float">
            <text:p>40.8429</text:p>
          </table:table-cell>
          <table:table-cell office:value-type="float" office:value="1.65" calcext:value-type="float">
            <text:p>1.65</text:p>
          </table:table-cell>
          <table:table-cell office:value-type="float" office:value="1.75" calcext:value-type="float">
            <text:p>1.75</text:p>
          </table:table-cell>
          <table:table-cell office:value-type="float" office:value="40.8429" calcext:value-type="float">
            <text:p>40.8429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4.8719" calcext:value-type="float">
            <text:p>44.8719</text:p>
          </table:table-cell>
          <table:table-cell table:formula="of:=[.A520]-[.$A$2]" office:value-type="float" office:value="40.9219" calcext:value-type="float">
            <text:p>40.9219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40.9219" calcext:value-type="float">
            <text:p>40.9219</text:p>
          </table:table-cell>
          <table:table-cell table:number-columns-repeated="2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4.9509" calcext:value-type="float">
            <text:p>44.9509</text:p>
          </table:table-cell>
          <table:table-cell table:formula="of:=[.A521]-[.$A$2]" office:value-type="float" office:value="41.0009" calcext:value-type="float">
            <text:p>41.000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1.0009" calcext:value-type="float">
            <text:p>41.0009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5.0299" calcext:value-type="float">
            <text:p>45.0299</text:p>
          </table:table-cell>
          <table:table-cell table:formula="of:=[.A522]-[.$A$2]" office:value-type="float" office:value="41.0799" calcext:value-type="float">
            <text:p>41.079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41.0799" calcext:value-type="float">
            <text:p>41.0799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45.1089" calcext:value-type="float">
            <text:p>45.1089</text:p>
          </table:table-cell>
          <table:table-cell table:formula="of:=[.A523]-[.$A$2]" office:value-type="float" office:value="41.1589" calcext:value-type="float">
            <text:p>41.158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41.1589" calcext:value-type="float">
            <text:p>41.1589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5.1879" calcext:value-type="float">
            <text:p>45.1879</text:p>
          </table:table-cell>
          <table:table-cell table:formula="of:=[.A524]-[.$A$2]" office:value-type="float" office:value="41.2379" calcext:value-type="float">
            <text:p>41.2379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1.2379" calcext:value-type="float">
            <text:p>41.2379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5.2669" calcext:value-type="float">
            <text:p>45.2669</text:p>
          </table:table-cell>
          <table:table-cell table:formula="of:=[.A525]-[.$A$2]" office:value-type="float" office:value="41.3169" calcext:value-type="float">
            <text:p>41.3169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41.3169" calcext:value-type="float">
            <text:p>41.3169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5.3459" calcext:value-type="float">
            <text:p>45.3459</text:p>
          </table:table-cell>
          <table:table-cell table:formula="of:=[.A526]-[.$A$2]" office:value-type="float" office:value="41.3959" calcext:value-type="float">
            <text:p>41.395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3959" calcext:value-type="float">
            <text:p>41.3959</text:p>
          </table:table-cell>
          <table:table-cell table:number-columns-repeated="2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5.4249" calcext:value-type="float">
            <text:p>45.4249</text:p>
          </table:table-cell>
          <table:table-cell table:formula="of:=[.A527]-[.$A$2]" office:value-type="float" office:value="41.4749" calcext:value-type="float">
            <text:p>41.474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4749" calcext:value-type="float">
            <text:p>41.4749</text:p>
          </table:table-cell>
          <table:table-cell table:number-columns-repeated="2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5.5039" calcext:value-type="float">
            <text:p>45.5039</text:p>
          </table:table-cell>
          <table:table-cell table:formula="of:=[.A528]-[.$A$2]" office:value-type="float" office:value="41.5539" calcext:value-type="float">
            <text:p>41.553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5539" calcext:value-type="float">
            <text:p>41.5539</text:p>
          </table:table-cell>
          <table:table-cell table:number-columns-repeated="2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5.5829" calcext:value-type="float">
            <text:p>45.5829</text:p>
          </table:table-cell>
          <table:table-cell table:formula="of:=[.A529]-[.$A$2]" office:value-type="float" office:value="41.6329" calcext:value-type="float">
            <text:p>41.632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6329" calcext:value-type="float">
            <text:p>41.6329</text:p>
          </table:table-cell>
          <table:table-cell table:number-columns-repeated="2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5.6619" calcext:value-type="float">
            <text:p>45.6619</text:p>
          </table:table-cell>
          <table:table-cell table:formula="of:=[.A530]-[.$A$2]" office:value-type="float" office:value="41.7119" calcext:value-type="float">
            <text:p>41.7119</text:p>
          </table:table-cell>
          <table:table-cell office:value-type="float" office:value="1.45" calcext:value-type="float">
            <text:p>1.45</text:p>
          </table:table-cell>
          <table:table-cell office:value-type="float" office:value="1.4" calcext:value-type="float">
            <text:p>1.4</text:p>
          </table:table-cell>
          <table:table-cell office:value-type="float" office:value="41.7119" calcext:value-type="float">
            <text:p>41.7119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5.7409" calcext:value-type="float">
            <text:p>45.7409</text:p>
          </table:table-cell>
          <table:table-cell table:formula="of:=[.A531]-[.$A$2]" office:value-type="float" office:value="41.7909" calcext:value-type="float">
            <text:p>41.790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7909" calcext:value-type="float">
            <text:p>41.7909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5.8199" calcext:value-type="float">
            <text:p>45.8199</text:p>
          </table:table-cell>
          <table:table-cell table:formula="of:=[.A532]-[.$A$2]" office:value-type="float" office:value="41.8699" calcext:value-type="float">
            <text:p>41.869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8699" calcext:value-type="float">
            <text:p>41.8699</text:p>
          </table:table-cell>
          <table:table-cell table:number-columns-repeated="2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5.8989" calcext:value-type="float">
            <text:p>45.8989</text:p>
          </table:table-cell>
          <table:table-cell table:formula="of:=[.A533]-[.$A$2]" office:value-type="float" office:value="41.9489" calcext:value-type="float">
            <text:p>41.948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1.9489" calcext:value-type="float">
            <text:p>41.9489</text:p>
          </table:table-cell>
          <table:table-cell table:number-columns-repeated="2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5.9779" calcext:value-type="float">
            <text:p>45.9779</text:p>
          </table:table-cell>
          <table:table-cell table:formula="of:=[.A534]-[.$A$2]" office:value-type="float" office:value="42.0279" calcext:value-type="float">
            <text:p>42.027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2.0279" calcext:value-type="float">
            <text:p>42.0279</text:p>
          </table:table-cell>
          <table:table-cell table:number-columns-repeated="2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6.0569" calcext:value-type="float">
            <text:p>46.0569</text:p>
          </table:table-cell>
          <table:table-cell table:formula="of:=[.A535]-[.$A$2]" office:value-type="float" office:value="42.1069" calcext:value-type="float">
            <text:p>42.106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2.1069" calcext:value-type="float">
            <text:p>42.1069</text:p>
          </table:table-cell>
          <table:table-cell table:number-columns-repeated="2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6.1359" calcext:value-type="float">
            <text:p>46.1359</text:p>
          </table:table-cell>
          <table:table-cell table:formula="of:=[.A536]-[.$A$2]" office:value-type="float" office:value="42.1859" calcext:value-type="float">
            <text:p>42.185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2.1859" calcext:value-type="float">
            <text:p>42.1859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6.2149" calcext:value-type="float">
            <text:p>46.2149</text:p>
          </table:table-cell>
          <table:table-cell table:formula="of:=[.A537]-[.$A$2]" office:value-type="float" office:value="42.2649" calcext:value-type="float">
            <text:p>42.2649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2.2649" calcext:value-type="float">
            <text:p>42.2649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6.2939" calcext:value-type="float">
            <text:p>46.2939</text:p>
          </table:table-cell>
          <table:table-cell table:formula="of:=[.A538]-[.$A$2]" office:value-type="float" office:value="42.3439" calcext:value-type="float">
            <text:p>42.3439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42.3439" calcext:value-type="float">
            <text:p>42.3439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46.3729" calcext:value-type="float">
            <text:p>46.3729</text:p>
          </table:table-cell>
          <table:table-cell table:formula="of:=[.A539]-[.$A$2]" office:value-type="float" office:value="42.4229" calcext:value-type="float">
            <text:p>42.4229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2.4229" calcext:value-type="float">
            <text:p>42.4229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6.4519" calcext:value-type="float">
            <text:p>46.4519</text:p>
          </table:table-cell>
          <table:table-cell table:formula="of:=[.A540]-[.$A$2]" office:value-type="float" office:value="42.5019" calcext:value-type="float">
            <text:p>42.5019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42.5019" calcext:value-type="float">
            <text:p>42.5019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6.5309" calcext:value-type="float">
            <text:p>46.5309</text:p>
          </table:table-cell>
          <table:table-cell table:formula="of:=[.A541]-[.$A$2]" office:value-type="float" office:value="42.5809" calcext:value-type="float">
            <text:p>42.5809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42.5809" calcext:value-type="float">
            <text:p>42.5809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6.6099" calcext:value-type="float">
            <text:p>46.6099</text:p>
          </table:table-cell>
          <table:table-cell table:formula="of:=[.A542]-[.$A$2]" office:value-type="float" office:value="42.6599" calcext:value-type="float">
            <text:p>42.659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2.6599" calcext:value-type="float">
            <text:p>42.6599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6.6889" calcext:value-type="float">
            <text:p>46.6889</text:p>
          </table:table-cell>
          <table:table-cell table:formula="of:=[.A543]-[.$A$2]" office:value-type="float" office:value="42.7389" calcext:value-type="float">
            <text:p>42.7389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42.7389" calcext:value-type="float">
            <text:p>42.7389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6.7679" calcext:value-type="float">
            <text:p>46.7679</text:p>
          </table:table-cell>
          <table:table-cell table:formula="of:=[.A544]-[.$A$2]" office:value-type="float" office:value="42.8179" calcext:value-type="float">
            <text:p>42.8179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42.8179" calcext:value-type="float">
            <text:p>42.8179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46.8469" calcext:value-type="float">
            <text:p>46.8469</text:p>
          </table:table-cell>
          <table:table-cell table:formula="of:=[.A545]-[.$A$2]" office:value-type="float" office:value="42.8969" calcext:value-type="float">
            <text:p>42.896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2.8969" calcext:value-type="float">
            <text:p>42.8969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46.9259" calcext:value-type="float">
            <text:p>46.9259</text:p>
          </table:table-cell>
          <table:table-cell table:formula="of:=[.A546]-[.$A$2]" office:value-type="float" office:value="42.9759" calcext:value-type="float">
            <text:p>42.975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2.9759" calcext:value-type="float">
            <text:p>42.9759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7.0049" calcext:value-type="float">
            <text:p>47.0049</text:p>
          </table:table-cell>
          <table:table-cell table:formula="of:=[.A547]-[.$A$2]" office:value-type="float" office:value="43.0549" calcext:value-type="float">
            <text:p>43.0549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43.0549" calcext:value-type="float">
            <text:p>43.0549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7.0839" calcext:value-type="float">
            <text:p>47.0839</text:p>
          </table:table-cell>
          <table:table-cell table:formula="of:=[.A548]-[.$A$2]" office:value-type="float" office:value="43.1339" calcext:value-type="float">
            <text:p>43.1339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43.1339" calcext:value-type="float">
            <text:p>43.1339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7.1629" calcext:value-type="float">
            <text:p>47.1629</text:p>
          </table:table-cell>
          <table:table-cell table:formula="of:=[.A549]-[.$A$2]" office:value-type="float" office:value="43.2129" calcext:value-type="float">
            <text:p>43.212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2129" calcext:value-type="float">
            <text:p>43.212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7.2419" calcext:value-type="float">
            <text:p>47.2419</text:p>
          </table:table-cell>
          <table:table-cell table:formula="of:=[.A550]-[.$A$2]" office:value-type="float" office:value="43.2919" calcext:value-type="float">
            <text:p>43.291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2919" calcext:value-type="float">
            <text:p>43.291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7.3209" calcext:value-type="float">
            <text:p>47.3209</text:p>
          </table:table-cell>
          <table:table-cell table:formula="of:=[.A551]-[.$A$2]" office:value-type="float" office:value="43.3709" calcext:value-type="float">
            <text:p>43.370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3709" calcext:value-type="float">
            <text:p>43.370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7.3999" calcext:value-type="float">
            <text:p>47.3999</text:p>
          </table:table-cell>
          <table:table-cell table:formula="of:=[.A552]-[.$A$2]" office:value-type="float" office:value="43.4499" calcext:value-type="float">
            <text:p>43.449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4499" calcext:value-type="float">
            <text:p>43.449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7.4789" calcext:value-type="float">
            <text:p>47.4789</text:p>
          </table:table-cell>
          <table:table-cell table:formula="of:=[.A553]-[.$A$2]" office:value-type="float" office:value="43.5289" calcext:value-type="float">
            <text:p>43.528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5289" calcext:value-type="float">
            <text:p>43.5289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7.5579" calcext:value-type="float">
            <text:p>47.5579</text:p>
          </table:table-cell>
          <table:table-cell table:formula="of:=[.A554]-[.$A$2]" office:value-type="float" office:value="43.6079" calcext:value-type="float">
            <text:p>43.607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6079" calcext:value-type="float">
            <text:p>43.6079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7.6369" calcext:value-type="float">
            <text:p>47.6369</text:p>
          </table:table-cell>
          <table:table-cell table:formula="of:=[.A555]-[.$A$2]" office:value-type="float" office:value="43.6869" calcext:value-type="float">
            <text:p>43.686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43.6869" calcext:value-type="float">
            <text:p>43.6869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7.7159" calcext:value-type="float">
            <text:p>47.7159</text:p>
          </table:table-cell>
          <table:table-cell table:formula="of:=[.A556]-[.$A$2]" office:value-type="float" office:value="43.7659" calcext:value-type="float">
            <text:p>43.7659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43.7659" calcext:value-type="float">
            <text:p>43.7659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7.7949" calcext:value-type="float">
            <text:p>47.7949</text:p>
          </table:table-cell>
          <table:table-cell table:formula="of:=[.A557]-[.$A$2]" office:value-type="float" office:value="43.8449" calcext:value-type="float">
            <text:p>43.8449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43.8449" calcext:value-type="float">
            <text:p>43.8449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47.8739" calcext:value-type="float">
            <text:p>47.8739</text:p>
          </table:table-cell>
          <table:table-cell table:formula="of:=[.A558]-[.$A$2]" office:value-type="float" office:value="43.9239" calcext:value-type="float">
            <text:p>43.923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43.9239" calcext:value-type="float">
            <text:p>43.9239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47.9529" calcext:value-type="float">
            <text:p>47.9529</text:p>
          </table:table-cell>
          <table:table-cell table:formula="of:=[.A559]-[.$A$2]" office:value-type="float" office:value="44.0029" calcext:value-type="float">
            <text:p>44.0029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44.0029" calcext:value-type="float">
            <text:p>44.0029</text:p>
          </table:table-cell>
          <table:table-cell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8.0319" calcext:value-type="float">
            <text:p>48.0319</text:p>
          </table:table-cell>
          <table:table-cell table:formula="of:=[.A560]-[.$A$2]" office:value-type="float" office:value="44.0819" calcext:value-type="float">
            <text:p>44.081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44.0819" calcext:value-type="float">
            <text:p>44.0819</text:p>
          </table:table-cell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8.1109" calcext:value-type="float">
            <text:p>48.1109</text:p>
          </table:table-cell>
          <table:table-cell table:formula="of:=[.A561]-[.$A$2]" office:value-type="float" office:value="44.1609" calcext:value-type="float">
            <text:p>44.1609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44.1609" calcext:value-type="float">
            <text:p>44.1609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8.1898" calcext:value-type="float">
            <text:p>48.1898</text:p>
          </table:table-cell>
          <table:table-cell table:formula="of:=[.A562]-[.$A$2]" office:value-type="float" office:value="44.2398" calcext:value-type="float">
            <text:p>44.2398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office:value-type="float" office:value="44.2398" calcext:value-type="float">
            <text:p>44.2398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48.2688" calcext:value-type="float">
            <text:p>48.2688</text:p>
          </table:table-cell>
          <table:table-cell table:formula="of:=[.A563]-[.$A$2]" office:value-type="float" office:value="44.3188" calcext:value-type="float">
            <text:p>44.3188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44.3188" calcext:value-type="float">
            <text:p>44.3188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8.3478" calcext:value-type="float">
            <text:p>48.3478</text:p>
          </table:table-cell>
          <table:table-cell table:formula="of:=[.A564]-[.$A$2]" office:value-type="float" office:value="44.3978" calcext:value-type="float">
            <text:p>44.3978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4.3978" calcext:value-type="float">
            <text:p>44.3978</text:p>
          </table:table-cell>
          <table:table-cell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8.4268" calcext:value-type="float">
            <text:p>48.4268</text:p>
          </table:table-cell>
          <table:table-cell table:formula="of:=[.A565]-[.$A$2]" office:value-type="float" office:value="44.4768" calcext:value-type="float">
            <text:p>44.476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44.4768" calcext:value-type="float">
            <text:p>44.4768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8.5058" calcext:value-type="float">
            <text:p>48.5058</text:p>
          </table:table-cell>
          <table:table-cell table:formula="of:=[.A566]-[.$A$2]" office:value-type="float" office:value="44.5558" calcext:value-type="float">
            <text:p>44.555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4.5558" calcext:value-type="float">
            <text:p>44.5558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8.5848" calcext:value-type="float">
            <text:p>48.5848</text:p>
          </table:table-cell>
          <table:table-cell table:formula="of:=[.A567]-[.$A$2]" office:value-type="float" office:value="44.6348" calcext:value-type="float">
            <text:p>44.6348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44.6348" calcext:value-type="float">
            <text:p>44.6348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8.6638" calcext:value-type="float">
            <text:p>48.6638</text:p>
          </table:table-cell>
          <table:table-cell table:formula="of:=[.A568]-[.$A$2]" office:value-type="float" office:value="44.7138" calcext:value-type="float">
            <text:p>44.713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4.7138" calcext:value-type="float">
            <text:p>44.7138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8.7428" calcext:value-type="float">
            <text:p>48.7428</text:p>
          </table:table-cell>
          <table:table-cell table:formula="of:=[.A569]-[.$A$2]" office:value-type="float" office:value="44.7928" calcext:value-type="float">
            <text:p>44.7928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44.7928" calcext:value-type="float">
            <text:p>44.7928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8.8218" calcext:value-type="float">
            <text:p>48.8218</text:p>
          </table:table-cell>
          <table:table-cell table:formula="of:=[.A570]-[.$A$2]" office:value-type="float" office:value="44.8718" calcext:value-type="float">
            <text:p>44.871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4.8718" calcext:value-type="float">
            <text:p>44.8718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8.9008" calcext:value-type="float">
            <text:p>48.9008</text:p>
          </table:table-cell>
          <table:table-cell table:formula="of:=[.A571]-[.$A$2]" office:value-type="float" office:value="44.9508" calcext:value-type="float">
            <text:p>44.950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4.9508" calcext:value-type="float">
            <text:p>44.9508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8.9798" calcext:value-type="float">
            <text:p>48.9798</text:p>
          </table:table-cell>
          <table:table-cell table:formula="of:=[.A572]-[.$A$2]" office:value-type="float" office:value="45.0298" calcext:value-type="float">
            <text:p>45.0298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float" office:value="45.0298" calcext:value-type="float">
            <text:p>45.0298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9.0588" calcext:value-type="float">
            <text:p>49.0588</text:p>
          </table:table-cell>
          <table:table-cell table:formula="of:=[.A573]-[.$A$2]" office:value-type="float" office:value="45.1088" calcext:value-type="float">
            <text:p>45.108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1088" calcext:value-type="float">
            <text:p>45.1088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9.1378" calcext:value-type="float">
            <text:p>49.1378</text:p>
          </table:table-cell>
          <table:table-cell table:formula="of:=[.A574]-[.$A$2]" office:value-type="float" office:value="45.1878" calcext:value-type="float">
            <text:p>45.187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1878" calcext:value-type="float">
            <text:p>45.1878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9.2168" calcext:value-type="float">
            <text:p>49.2168</text:p>
          </table:table-cell>
          <table:table-cell table:formula="of:=[.A575]-[.$A$2]" office:value-type="float" office:value="45.2668" calcext:value-type="float">
            <text:p>45.266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2668" calcext:value-type="float">
            <text:p>45.266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2958" calcext:value-type="float">
            <text:p>49.2958</text:p>
          </table:table-cell>
          <table:table-cell table:formula="of:=[.A576]-[.$A$2]" office:value-type="float" office:value="45.3458" calcext:value-type="float">
            <text:p>45.345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3458" calcext:value-type="float">
            <text:p>45.345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3748" calcext:value-type="float">
            <text:p>49.3748</text:p>
          </table:table-cell>
          <table:table-cell table:formula="of:=[.A577]-[.$A$2]" office:value-type="float" office:value="45.4248" calcext:value-type="float">
            <text:p>45.424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4248" calcext:value-type="float">
            <text:p>45.4248</text:p>
          </table:table-cell>
          <table:table-cell office:value-type="float" office:value="1.2" calcext:value-type="float">
            <text:p>1.2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49.4538" calcext:value-type="float">
            <text:p>49.4538</text:p>
          </table:table-cell>
          <table:table-cell table:formula="of:=[.A578]-[.$A$2]" office:value-type="float" office:value="45.5038" calcext:value-type="float">
            <text:p>45.503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5038" calcext:value-type="float">
            <text:p>45.5038</text:p>
          </table:table-cell>
          <table:table-cell office:value-type="float" office:value="1.2" calcext:value-type="float">
            <text:p>1.2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49.5328" calcext:value-type="float">
            <text:p>49.5328</text:p>
          </table:table-cell>
          <table:table-cell table:formula="of:=[.A579]-[.$A$2]" office:value-type="float" office:value="45.5828" calcext:value-type="float">
            <text:p>45.582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5828" calcext:value-type="float">
            <text:p>45.5828</text:p>
          </table:table-cell>
          <table:table-cell office:value-type="float" office:value="1.2" calcext:value-type="float">
            <text:p>1.2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49.6118" calcext:value-type="float">
            <text:p>49.6118</text:p>
          </table:table-cell>
          <table:table-cell table:formula="of:=[.A580]-[.$A$2]" office:value-type="float" office:value="45.6618" calcext:value-type="float">
            <text:p>45.661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5.6618" calcext:value-type="float">
            <text:p>45.661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49.6908" calcext:value-type="float">
            <text:p>49.6908</text:p>
          </table:table-cell>
          <table:table-cell table:formula="of:=[.A581]-[.$A$2]" office:value-type="float" office:value="45.7408" calcext:value-type="float">
            <text:p>45.7408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float" office:value="45.7408" calcext:value-type="float">
            <text:p>45.740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49.7698" calcext:value-type="float">
            <text:p>49.7698</text:p>
          </table:table-cell>
          <table:table-cell table:formula="of:=[.A582]-[.$A$2]" office:value-type="float" office:value="45.8198" calcext:value-type="float">
            <text:p>45.819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5.8198" calcext:value-type="float">
            <text:p>45.819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49.8488" calcext:value-type="float">
            <text:p>49.8488</text:p>
          </table:table-cell>
          <table:table-cell table:formula="of:=[.A583]-[.$A$2]" office:value-type="float" office:value="45.8988" calcext:value-type="float">
            <text:p>45.898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5.8988" calcext:value-type="float">
            <text:p>45.898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49.9278" calcext:value-type="float">
            <text:p>49.9278</text:p>
          </table:table-cell>
          <table:table-cell table:formula="of:=[.A584]-[.$A$2]" office:value-type="float" office:value="45.9778" calcext:value-type="float">
            <text:p>45.977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45.9778" calcext:value-type="float">
            <text:p>45.977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0068" calcext:value-type="float">
            <text:p>50.0068</text:p>
          </table:table-cell>
          <table:table-cell table:formula="of:=[.A585]-[.$A$2]" office:value-type="float" office:value="46.0568" calcext:value-type="float">
            <text:p>46.0568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46.0568" calcext:value-type="float">
            <text:p>46.056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0858" calcext:value-type="float">
            <text:p>50.0858</text:p>
          </table:table-cell>
          <table:table-cell table:formula="of:=[.A586]-[.$A$2]" office:value-type="float" office:value="46.1358" calcext:value-type="float">
            <text:p>46.135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6.1358" calcext:value-type="float">
            <text:p>46.135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1648" calcext:value-type="float">
            <text:p>50.1648</text:p>
          </table:table-cell>
          <table:table-cell table:formula="of:=[.A587]-[.$A$2]" office:value-type="float" office:value="46.2148" calcext:value-type="float">
            <text:p>46.214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6.2148" calcext:value-type="float">
            <text:p>46.214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2438" calcext:value-type="float">
            <text:p>50.2438</text:p>
          </table:table-cell>
          <table:table-cell table:formula="of:=[.A588]-[.$A$2]" office:value-type="float" office:value="46.2938" calcext:value-type="float">
            <text:p>46.293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6.2938" calcext:value-type="float">
            <text:p>46.293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3228" calcext:value-type="float">
            <text:p>50.3228</text:p>
          </table:table-cell>
          <table:table-cell table:formula="of:=[.A589]-[.$A$2]" office:value-type="float" office:value="46.3728" calcext:value-type="float">
            <text:p>46.3728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46.3728" calcext:value-type="float">
            <text:p>46.372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4018" calcext:value-type="float">
            <text:p>50.4018</text:p>
          </table:table-cell>
          <table:table-cell table:formula="of:=[.A590]-[.$A$2]" office:value-type="float" office:value="46.4518" calcext:value-type="float">
            <text:p>46.4518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46.4518" calcext:value-type="float">
            <text:p>46.4518</text:p>
          </table:table-cell>
          <table:table-cell office:value-type="float" office:value="1.2" calcext:value-type="float">
            <text:p>1.2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4808" calcext:value-type="float">
            <text:p>50.4808</text:p>
          </table:table-cell>
          <table:table-cell table:formula="of:=[.A591]-[.$A$2]" office:value-type="float" office:value="46.5308" calcext:value-type="float">
            <text:p>46.530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5308" calcext:value-type="float">
            <text:p>46.530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5598" calcext:value-type="float">
            <text:p>50.5598</text:p>
          </table:table-cell>
          <table:table-cell table:formula="of:=[.A592]-[.$A$2]" office:value-type="float" office:value="46.6098" calcext:value-type="float">
            <text:p>46.609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6098" calcext:value-type="float">
            <text:p>46.609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6388" calcext:value-type="float">
            <text:p>50.6388</text:p>
          </table:table-cell>
          <table:table-cell table:formula="of:=[.A593]-[.$A$2]" office:value-type="float" office:value="46.6888" calcext:value-type="float">
            <text:p>46.688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6888" calcext:value-type="float">
            <text:p>46.688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7178" calcext:value-type="float">
            <text:p>50.7178</text:p>
          </table:table-cell>
          <table:table-cell table:formula="of:=[.A594]-[.$A$2]" office:value-type="float" office:value="46.7678" calcext:value-type="float">
            <text:p>46.767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7678" calcext:value-type="float">
            <text:p>46.767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7968" calcext:value-type="float">
            <text:p>50.7968</text:p>
          </table:table-cell>
          <table:table-cell table:formula="of:=[.A595]-[.$A$2]" office:value-type="float" office:value="46.8468" calcext:value-type="float">
            <text:p>46.846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8468" calcext:value-type="float">
            <text:p>46.846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8758" calcext:value-type="float">
            <text:p>50.8758</text:p>
          </table:table-cell>
          <table:table-cell table:formula="of:=[.A596]-[.$A$2]" office:value-type="float" office:value="46.9258" calcext:value-type="float">
            <text:p>46.925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6.9258" calcext:value-type="float">
            <text:p>46.9258</text:p>
          </table:table-cell>
          <table:table-cell office:value-type="float" office:value="1.25" calcext:value-type="float">
            <text:p>1.25</text:p>
          </table:table-cell>
          <table:table-cell office:value-type="float" office:value="0.900002" calcext:value-type="float">
            <text:p>0.900002</text:p>
          </table:table-cell>
        </table:table-row>
        <table:table-row table:style-name="ro1">
          <table:table-cell office:value-type="float" office:value="50.9548" calcext:value-type="float">
            <text:p>50.9548</text:p>
          </table:table-cell>
          <table:table-cell table:formula="of:=[.A597]-[.$A$2]" office:value-type="float" office:value="47.0048" calcext:value-type="float">
            <text:p>47.00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7.0048" calcext:value-type="float">
            <text:p>47.004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0338" calcext:value-type="float">
            <text:p>51.0338</text:p>
          </table:table-cell>
          <table:table-cell table:formula="of:=[.A598]-[.$A$2]" office:value-type="float" office:value="47.0838" calcext:value-type="float">
            <text:p>47.083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0838" calcext:value-type="float">
            <text:p>47.083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1128" calcext:value-type="float">
            <text:p>51.1128</text:p>
          </table:table-cell>
          <table:table-cell table:formula="of:=[.A599]-[.$A$2]" office:value-type="float" office:value="47.1628" calcext:value-type="float">
            <text:p>47.162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1628" calcext:value-type="float">
            <text:p>47.162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1918" calcext:value-type="float">
            <text:p>51.1918</text:p>
          </table:table-cell>
          <table:table-cell table:formula="of:=[.A600]-[.$A$2]" office:value-type="float" office:value="47.2418" calcext:value-type="float">
            <text:p>47.241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2418" calcext:value-type="float">
            <text:p>47.241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2708" calcext:value-type="float">
            <text:p>51.2708</text:p>
          </table:table-cell>
          <table:table-cell table:formula="of:=[.A601]-[.$A$2]" office:value-type="float" office:value="47.3208" calcext:value-type="float">
            <text:p>47.320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3208" calcext:value-type="float">
            <text:p>47.320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3498" calcext:value-type="float">
            <text:p>51.3498</text:p>
          </table:table-cell>
          <table:table-cell table:formula="of:=[.A602]-[.$A$2]" office:value-type="float" office:value="47.3998" calcext:value-type="float">
            <text:p>47.399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3998" calcext:value-type="float">
            <text:p>47.399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4288" calcext:value-type="float">
            <text:p>51.4288</text:p>
          </table:table-cell>
          <table:table-cell table:formula="of:=[.A603]-[.$A$2]" office:value-type="float" office:value="47.4788" calcext:value-type="float">
            <text:p>47.478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4788" calcext:value-type="float">
            <text:p>47.478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5078" calcext:value-type="float">
            <text:p>51.5078</text:p>
          </table:table-cell>
          <table:table-cell table:formula="of:=[.A604]-[.$A$2]" office:value-type="float" office:value="47.5578" calcext:value-type="float">
            <text:p>47.557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5578" calcext:value-type="float">
            <text:p>47.557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5868" calcext:value-type="float">
            <text:p>51.5868</text:p>
          </table:table-cell>
          <table:table-cell table:formula="of:=[.A605]-[.$A$2]" office:value-type="float" office:value="47.6368" calcext:value-type="float">
            <text:p>47.636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6368" calcext:value-type="float">
            <text:p>47.636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6658" calcext:value-type="float">
            <text:p>51.6658</text:p>
          </table:table-cell>
          <table:table-cell table:formula="of:=[.A606]-[.$A$2]" office:value-type="float" office:value="47.7158" calcext:value-type="float">
            <text:p>47.715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7158" calcext:value-type="float">
            <text:p>47.715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7448" calcext:value-type="float">
            <text:p>51.7448</text:p>
          </table:table-cell>
          <table:table-cell table:formula="of:=[.A607]-[.$A$2]" office:value-type="float" office:value="47.7948" calcext:value-type="float">
            <text:p>47.794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7948" calcext:value-type="float">
            <text:p>47.794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8238" calcext:value-type="float">
            <text:p>51.8238</text:p>
          </table:table-cell>
          <table:table-cell table:formula="of:=[.A608]-[.$A$2]" office:value-type="float" office:value="47.8738" calcext:value-type="float">
            <text:p>47.873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8738" calcext:value-type="float">
            <text:p>47.873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9028" calcext:value-type="float">
            <text:p>51.9028</text:p>
          </table:table-cell>
          <table:table-cell table:formula="of:=[.A609]-[.$A$2]" office:value-type="float" office:value="47.9528" calcext:value-type="float">
            <text:p>47.952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7.9528" calcext:value-type="float">
            <text:p>47.9528</text:p>
          </table:table-cell>
          <table:table-cell office:value-type="float" office:value="1.25" calcext:value-type="float">
            <text:p>1.25</text:p>
          </table:table-cell>
          <table:table-cell office:value-type="float" office:value="0.950002" calcext:value-type="float">
            <text:p>0.950002</text:p>
          </table:table-cell>
        </table:table-row>
        <table:table-row table:style-name="ro1">
          <table:table-cell office:value-type="float" office:value="51.9818" calcext:value-type="float">
            <text:p>51.9818</text:p>
          </table:table-cell>
          <table:table-cell table:formula="of:=[.A610]-[.$A$2]" office:value-type="float" office:value="48.0318" calcext:value-type="float">
            <text:p>48.031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8.0318" calcext:value-type="float">
            <text:p>48.031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0608" calcext:value-type="float">
            <text:p>52.0608</text:p>
          </table:table-cell>
          <table:table-cell table:formula="of:=[.A611]-[.$A$2]" office:value-type="float" office:value="48.1108" calcext:value-type="float">
            <text:p>48.110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8.1108" calcext:value-type="float">
            <text:p>48.110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1398" calcext:value-type="float">
            <text:p>52.1398</text:p>
          </table:table-cell>
          <table:table-cell table:formula="of:=[.A612]-[.$A$2]" office:value-type="float" office:value="48.1898" calcext:value-type="float">
            <text:p>48.1898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48.1898" calcext:value-type="float">
            <text:p>48.189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2188" calcext:value-type="float">
            <text:p>52.2188</text:p>
          </table:table-cell>
          <table:table-cell table:formula="of:=[.A613]-[.$A$2]" office:value-type="float" office:value="48.2688" calcext:value-type="float">
            <text:p>48.268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8.2688" calcext:value-type="float">
            <text:p>48.268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2978" calcext:value-type="float">
            <text:p>52.2978</text:p>
          </table:table-cell>
          <table:table-cell table:formula="of:=[.A614]-[.$A$2]" office:value-type="float" office:value="48.3478" calcext:value-type="float">
            <text:p>48.347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8.3478" calcext:value-type="float">
            <text:p>48.347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3768" calcext:value-type="float">
            <text:p>52.3768</text:p>
          </table:table-cell>
          <table:table-cell table:formula="of:=[.A615]-[.$A$2]" office:value-type="float" office:value="48.4268" calcext:value-type="float">
            <text:p>48.426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8.4268" calcext:value-type="float">
            <text:p>48.426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4558" calcext:value-type="float">
            <text:p>52.4558</text:p>
          </table:table-cell>
          <table:table-cell table:formula="of:=[.A616]-[.$A$2]" office:value-type="float" office:value="48.5058" calcext:value-type="float">
            <text:p>48.505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48.5058" calcext:value-type="float">
            <text:p>48.505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5348" calcext:value-type="float">
            <text:p>52.5348</text:p>
          </table:table-cell>
          <table:table-cell table:formula="of:=[.A617]-[.$A$2]" office:value-type="float" office:value="48.5848" calcext:value-type="float">
            <text:p>48.5848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48.5848" calcext:value-type="float">
            <text:p>48.584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6138" calcext:value-type="float">
            <text:p>52.6138</text:p>
          </table:table-cell>
          <table:table-cell table:formula="of:=[.A618]-[.$A$2]" office:value-type="float" office:value="48.6638" calcext:value-type="float">
            <text:p>48.6638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48.6638" calcext:value-type="float">
            <text:p>48.663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6928" calcext:value-type="float">
            <text:p>52.6928</text:p>
          </table:table-cell>
          <table:table-cell table:formula="of:=[.A619]-[.$A$2]" office:value-type="float" office:value="48.7428" calcext:value-type="float">
            <text:p>48.7428</text:p>
          </table:table-cell>
          <table:table-cell office:value-type="float" office:value="1.2" calcext:value-type="float">
            <text:p>1.2</text:p>
          </table:table-cell>
          <table:table-cell office:value-type="float" office:value="1.35" calcext:value-type="float">
            <text:p>1.35</text:p>
          </table:table-cell>
          <table:table-cell office:value-type="float" office:value="48.7428" calcext:value-type="float">
            <text:p>48.7428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7718" calcext:value-type="float">
            <text:p>52.7718</text:p>
          </table:table-cell>
          <table:table-cell table:formula="of:=[.A620]-[.$A$2]" office:value-type="float" office:value="48.8218" calcext:value-type="float">
            <text:p>48.8218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8.8218" calcext:value-type="float">
            <text:p>48.821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8508" calcext:value-type="float">
            <text:p>52.8508</text:p>
          </table:table-cell>
          <table:table-cell table:formula="of:=[.A621]-[.$A$2]" office:value-type="float" office:value="48.9008" calcext:value-type="float">
            <text:p>48.9008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8.9008" calcext:value-type="float">
            <text:p>48.900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9298" calcext:value-type="float">
            <text:p>52.9298</text:p>
          </table:table-cell>
          <table:table-cell table:formula="of:=[.A622]-[.$A$2]" office:value-type="float" office:value="48.9798" calcext:value-type="float">
            <text:p>48.9798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48.9798" calcext:value-type="float">
            <text:p>48.979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0088" calcext:value-type="float">
            <text:p>53.0088</text:p>
          </table:table-cell>
          <table:table-cell table:formula="of:=[.A623]-[.$A$2]" office:value-type="float" office:value="49.0588" calcext:value-type="float">
            <text:p>49.0588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49.0588" calcext:value-type="float">
            <text:p>49.058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0878" calcext:value-type="float">
            <text:p>53.0878</text:p>
          </table:table-cell>
          <table:table-cell table:formula="of:=[.A624]-[.$A$2]" office:value-type="float" office:value="49.1378" calcext:value-type="float">
            <text:p>49.1378</text:p>
          </table:table-cell>
          <table:table-cell office:value-type="float" office:value="1.15" calcext:value-type="float">
            <text:p>1.15</text:p>
          </table:table-cell>
          <table:table-cell office:value-type="float" office:value="1.25" calcext:value-type="float">
            <text:p>1.25</text:p>
          </table:table-cell>
          <table:table-cell office:value-type="float" office:value="49.1378" calcext:value-type="float">
            <text:p>49.137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1668" calcext:value-type="float">
            <text:p>53.1668</text:p>
          </table:table-cell>
          <table:table-cell table:formula="of:=[.A625]-[.$A$2]" office:value-type="float" office:value="49.2168" calcext:value-type="float">
            <text:p>49.2168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49.2168" calcext:value-type="float">
            <text:p>49.216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2458" calcext:value-type="float">
            <text:p>53.2458</text:p>
          </table:table-cell>
          <table:table-cell table:formula="of:=[.A626]-[.$A$2]" office:value-type="float" office:value="49.2958" calcext:value-type="float">
            <text:p>49.2958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49.2958" calcext:value-type="float">
            <text:p>49.295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3248" calcext:value-type="float">
            <text:p>53.3248</text:p>
          </table:table-cell>
          <table:table-cell table:formula="of:=[.A627]-[.$A$2]" office:value-type="float" office:value="49.3748" calcext:value-type="float">
            <text:p>49.3748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49.3748" calcext:value-type="float">
            <text:p>49.374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038" calcext:value-type="float">
            <text:p>53.4038</text:p>
          </table:table-cell>
          <table:table-cell table:formula="of:=[.A628]-[.$A$2]" office:value-type="float" office:value="49.4538" calcext:value-type="float">
            <text:p>49.453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9.4538" calcext:value-type="float">
            <text:p>49.453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828" calcext:value-type="float">
            <text:p>53.4828</text:p>
          </table:table-cell>
          <table:table-cell table:formula="of:=[.A629]-[.$A$2]" office:value-type="float" office:value="49.5328" calcext:value-type="float">
            <text:p>49.532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49.5328" calcext:value-type="float">
            <text:p>49.5328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5618" calcext:value-type="float">
            <text:p>53.5618</text:p>
          </table:table-cell>
          <table:table-cell table:formula="of:=[.A630]-[.$A$2]" office:value-type="float" office:value="49.6118" calcext:value-type="float">
            <text:p>49.6118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49.6118" calcext:value-type="float">
            <text:p>49.611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6408" calcext:value-type="float">
            <text:p>53.6408</text:p>
          </table:table-cell>
          <table:table-cell table:formula="of:=[.A631]-[.$A$2]" office:value-type="float" office:value="49.6908" calcext:value-type="float">
            <text:p>49.6908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49.6908" calcext:value-type="float">
            <text:p>49.690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7197" calcext:value-type="float">
            <text:p>53.7197</text:p>
          </table:table-cell>
          <table:table-cell table:formula="of:=[.A632]-[.$A$2]" office:value-type="float" office:value="49.7697" calcext:value-type="float">
            <text:p>49.7697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49.7697" calcext:value-type="float">
            <text:p>49.769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23:36:44.852317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23:47:56.842484819</dc:date>
    <meta:editing-duration>PT18M42S</meta:editing-duration>
    <meta:editing-cycles>10</meta:editing-cycles>
    <meta:generator>LibreOffice/5.1.4.2$Linux_X86_64 LibreOffice_project/10m0$Build-2</meta:generator>
    <meta:document-statistic meta:table-count="1" meta:cell-count="4419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31cm" svg:height="3.646cm" xlink:href=".." xlink:type="simple" chart:class="chart:scatter" chart:style-name="ch1">
        <chart:legend chart:legend-position="end" svg:x="6.479cm" svg:y="1.275cm" style:legend-expansion="high" chart:style-name="ch2"/>
        <chart:plot-area chart:style-name="ch3" table:cell-range-address="plot.B2:plot.D65" svg:x="0.186cm" svg:y="0.072cm" svg:width="6.107cm" svg:height="3.502cm">
          <chartooo:coordinate-region svg:x="0.913cm" svg:y="0.271cm" svg:width="5.286cm" svg:height="2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2:plot.C65" chart:class="chart:scatter">
            <chart:domain table:cell-range-address="plot.B2:plot.B65"/>
            <chart:data-point chart:repeated="64"/>
          </chart:series>
          <chart:series chart:style-name="ch7" chart:values-cell-range-address="plot.D2:plot.D65" chart:class="chart:scatte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.B2:plot.B65</svg:desc>
                </draw:g>
              </table:table-cell>
              <table:table-cell office:value-type="float" office:value="0.400002">
                <text:p>0.400002</text:p>
                <draw:g>
                  <svg:desc>plot.C2:plot.C65</svg:desc>
                </draw:g>
              </table:table-cell>
              <table:table-cell office:value-type="float" office:value="0.400002">
                <text:p>0.400002</text:p>
                <draw:g>
                  <svg:desc>plot.D2:plot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9999999999997">
                <text:p>0.0789999999999997</text:p>
              </table:table-cell>
              <table:table-cell office:value-type="float" office:value="0.450002">
                <text:p>0.450002</text:p>
              </table:table-cell>
              <table:table-cell office:value-type="float" office:value="0.550002">
                <text:p>0.55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999999999999">
                <text:p>0.157999999999999</text:p>
              </table:table-cell>
              <table:table-cell office:value-type="float" office:value="0.600002">
                <text:p>0.600002</text:p>
              </table:table-cell>
              <table:table-cell office:value-type="float" office:value="0.700002">
                <text:p>0.7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">
                <text:p>0.237</text:p>
              </table:table-cell>
              <table:table-cell office:value-type="float" office:value="0.800002">
                <text:p>0.800002</text:p>
              </table:table-cell>
              <table:table-cell office:value-type="float" office:value="0.800002">
                <text:p>0.8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">
                <text:p>0.316</text:p>
              </table:table-cell>
              <table:table-cell office:value-type="float" office:value="0.900002">
                <text:p>0.90000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5">
                <text:p>0.39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4">
                <text:p>0.474</text:p>
              </table:table-cell>
              <table:table-cell office:value-type="float" office:value="1.1">
                <text:p>1.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3">
                <text:p>0.553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2">
                <text:p>0.632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0999999999999">
                <text:p>0.710999999999999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">
                <text:p>0.79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9">
                <text:p>0.86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8">
                <text:p>0.948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7">
                <text:p>1.027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6">
                <text:p>1.10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5">
                <text:p>1.185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4">
                <text:p>1.264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3">
                <text:p>1.343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22">
                <text:p>1.422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1">
                <text:p>1.501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">
                <text:p>1.5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59">
                <text:p>1.65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38">
                <text:p>1.73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17">
                <text:p>1.81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96">
                <text:p>1.896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75">
                <text:p>1.975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4">
                <text:p>2.054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33">
                <text:p>2.133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12">
                <text:p>2.212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91">
                <text:p>2.291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7">
                <text:p>2.3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49">
                <text:p>2.449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28">
                <text:p>2.528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7">
                <text:p>2.607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86">
                <text:p>2.686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65">
                <text:p>2.765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44">
                <text:p>2.844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23">
                <text:p>2.92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2">
                <text:p>3.002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81">
                <text:p>3.081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6">
                <text:p>3.16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39">
                <text:p>3.239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18">
                <text:p>3.318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97">
                <text:p>3.397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76">
                <text:p>3.476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55">
                <text:p>3.555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34">
                <text:p>3.634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13">
                <text:p>3.713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92">
                <text:p>3.79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71">
                <text:p>3.871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5">
                <text:p>3.95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29">
                <text:p>4.02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08">
                <text:p>4.108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187">
                <text:p>4.187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66">
                <text:p>4.266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45">
                <text:p>4.345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24">
                <text:p>4.424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03">
                <text:p>4.503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82">
                <text:p>4.582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61">
                <text:p>4.661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4">
                <text:p>4.74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19">
                <text:p>4.819</text:p>
              </table:table-cell>
              <table:table-cell office:value-type="float" office:value="1.85">
                <text:p>1.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9801">
                <text:p>4.898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7701">
                <text:p>4.977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56cm" svg:height="5.713cm" xlink:href=".." xlink:type="simple" chart:class="chart:scatter" chart:style-name="ch1">
        <chart:legend chart:legend-position="end" svg:x="7.304cm" svg:y="2.308cm" style:legend-expansion="high" chart:style-name="ch2"/>
        <chart:plot-area chart:style-name="ch3" table:cell-range-address="plot.B572:plot.D632" svg:x="0.203cm" svg:y="0.114cm" svg:width="6.898cm" svg:height="5.485cm">
          <chartooo:coordinate-region svg:x="0.93cm" svg:y="0.313cm" svg:width="5.984cm" svg:height="4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572:plot.C632" chart:class="chart:scatter">
            <chart:domain table:cell-range-address="plot.B572:plot.B632"/>
            <chart:data-point chart:repeated="61"/>
          </chart:series>
          <chart:series chart:style-name="ch7" chart:values-cell-range-address="plot.D572:plot.D632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0298">
                <text:p>45.0298</text:p>
                <draw:g>
                  <svg:desc>plot.B572:plot.B632</svg:desc>
                </draw:g>
              </table:table-cell>
              <table:table-cell office:value-type="float" office:value="1.25">
                <text:p>1.25</text:p>
                <draw:g>
                  <svg:desc>plot.C572:plot.C632</svg:desc>
                </draw:g>
              </table:table-cell>
              <table:table-cell office:value-type="float" office:value="1.2">
                <text:p>1.2</text:p>
                <draw:g>
                  <svg:desc>plot.D572:plot.D6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1088">
                <text:p>45.108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1878">
                <text:p>45.187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2668">
                <text:p>45.266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3458">
                <text:p>45.345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4248">
                <text:p>45.424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5038">
                <text:p>45.503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5828">
                <text:p>45.582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6618">
                <text:p>45.6618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7408">
                <text:p>45.7408</text:p>
              </table:table-cell>
              <table:table-cell office:value-type="float" office:value="1.25">
                <text:p>1.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8198">
                <text:p>45.819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8988">
                <text:p>45.898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778">
                <text:p>45.977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0568">
                <text:p>46.0568</text:p>
              </table:table-cell>
              <table:table-cell office:value-type="float" office:value="1.3">
                <text:p>1.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1358">
                <text:p>46.135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2148">
                <text:p>46.214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2938">
                <text:p>46.293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3728">
                <text:p>46.3728</text:p>
              </table:table-cell>
              <table:table-cell office:value-type="float" office:value="1.35">
                <text:p>1.3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4518">
                <text:p>46.4518</text:p>
              </table:table-cell>
              <table:table-cell office:value-type="float" office:value="1.35">
                <text:p>1.3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.5308">
                <text:p>46.530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6098">
                <text:p>46.609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.6888">
                <text:p>46.688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7678">
                <text:p>46.767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8468">
                <text:p>46.846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9258">
                <text:p>46.925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0048">
                <text:p>47.004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0838">
                <text:p>47.083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1628">
                <text:p>47.162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2418">
                <text:p>47.241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3208">
                <text:p>47.320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3998">
                <text:p>47.399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4788">
                <text:p>47.478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5578">
                <text:p>47.557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6368">
                <text:p>47.636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158">
                <text:p>47.715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7948">
                <text:p>47.794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8738">
                <text:p>47.873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9528">
                <text:p>47.952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0318">
                <text:p>48.031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1108">
                <text:p>48.110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1898">
                <text:p>48.1898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2688">
                <text:p>48.2688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3478">
                <text:p>48.3478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4268">
                <text:p>48.4268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058">
                <text:p>48.5058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5848">
                <text:p>48.5848</text:p>
              </table:table-cell>
              <table:table-cell office:value-type="float" office:value="1.25">
                <text:p>1.2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.6638">
                <text:p>48.6638</text:p>
              </table:table-cell>
              <table:table-cell office:value-type="float" office:value="1.25">
                <text:p>1.2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.7428">
                <text:p>48.7428</text:p>
              </table:table-cell>
              <table:table-cell office:value-type="float" office:value="1.2">
                <text:p>1.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8218">
                <text:p>48.8218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9008">
                <text:p>48.9008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798">
                <text:p>48.9798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0588">
                <text:p>49.0588</text:p>
              </table:table-cell>
              <table:table-cell office:value-type="float" office:value="1.2">
                <text:p>1.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1378">
                <text:p>49.1378</text:p>
              </table:table-cell>
              <table:table-cell office:value-type="float" office:value="1.15">
                <text:p>1.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2168">
                <text:p>49.2168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2958">
                <text:p>49.2958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.3748">
                <text:p>49.3748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.4538">
                <text:p>49.4538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5328">
                <text:p>49.5328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.6118">
                <text:p>49.6118</text:p>
              </table:table-cell>
              <table:table-cell office:value-type="float" office:value="1.1">
                <text:p>1.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6908">
                <text:p>49.6908</text:p>
              </table:table-cell>
              <table:table-cell office:value-type="float" office:value="1.1">
                <text:p>1.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.7697">
                <text:p>49.7697</text:p>
              </table:table-cell>
              <table:table-cell office:value-type="float" office:value="1.1">
                <text:p>1.1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935cm" svg:height="3.901cm" xlink:href=".." xlink:type="simple" chart:class="chart:scatter" chart:style-name="ch1">
        <chart:legend chart:legend-position="end" svg:x="4.056cm" svg:y="1.402cm" style:legend-expansion="high" chart:style-name="ch2"/>
        <chart:plot-area chart:style-name="ch3" table:cell-range-address="plot.E2:plot.G128" svg:x="0.138cm" svg:y="0.078cm" svg:width="3.78cm" svg:height="3.745cm">
          <chartooo:coordinate-region svg:x="0.865cm" svg:y="0.277cm" svg:width="2.866cm" svg:height="2.8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2:plot.F128" chart:class="chart:scatter">
            <chart:domain table:cell-range-address="plot.E2:plot.E128"/>
            <chart:data-point chart:repeated="127"/>
          </chart:series>
          <chart:series chart:style-name="ch7" chart:values-cell-range-address="plot.G2:plot.G128" chart:class="chart:scatte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.E2:plot.E128</svg:desc>
                </draw:g>
              </table:table-cell>
              <table:table-cell office:value-type="float" office:value="0.400002">
                <text:p>0.400002</text:p>
                <draw:g>
                  <svg:desc>plot.F2:plot.F128</svg:desc>
                </draw:g>
              </table:table-cell>
              <table:table-cell office:value-type="float" office:value="0.450002">
                <text:p>0.450002</text:p>
                <draw:g>
                  <svg:desc>plot.G2:plot.G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9999999999997">
                <text:p>0.0789999999999997</text:p>
              </table:table-cell>
              <table:table-cell office:value-type="float" office:value="0.500002">
                <text:p>0.500002</text:p>
              </table:table-cell>
              <table:table-cell office:value-type="float" office:value="0.550002">
                <text:p>0.55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999999999999">
                <text:p>0.157999999999999</text:p>
              </table:table-cell>
              <table:table-cell office:value-type="float" office:value="0.600002">
                <text:p>0.600002</text:p>
              </table:table-cell>
              <table:table-cell office:value-type="float" office:value="0.650002">
                <text:p>0.65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">
                <text:p>0.237</text:p>
              </table:table-cell>
              <table:table-cell office:value-type="float" office:value="0.800002">
                <text:p>0.800002</text:p>
              </table:table-cell>
              <table:table-cell office:value-type="float" office:value="0.800002">
                <text:p>0.8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">
                <text:p>0.316</text:p>
              </table:table-cell>
              <table:table-cell office:value-type="float" office:value="0.950002">
                <text:p>0.950002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5">
                <text:p>0.39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4">
                <text:p>0.474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3">
                <text:p>0.553</text:p>
              </table:table-cell>
              <table:table-cell office:value-type="float" office:value="1.3">
                <text:p>1.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2">
                <text:p>0.632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0999999999999">
                <text:p>0.71099999999999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">
                <text:p>0.79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9">
                <text:p>0.86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8">
                <text:p>0.948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7">
                <text:p>1.027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6">
                <text:p>1.10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5">
                <text:p>1.185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4">
                <text:p>1.264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3">
                <text:p>1.343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22">
                <text:p>1.422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1">
                <text:p>1.501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">
                <text:p>1.5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59">
                <text:p>1.65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38">
                <text:p>1.73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17">
                <text:p>1.81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96">
                <text:p>1.896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75">
                <text:p>1.975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4">
                <text:p>2.054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33">
                <text:p>2.133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12">
                <text:p>2.212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91">
                <text:p>2.291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7">
                <text:p>2.37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49">
                <text:p>2.44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28">
                <text:p>2.528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7">
                <text:p>2.607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86">
                <text:p>2.68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65">
                <text:p>2.765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44">
                <text:p>2.844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23">
                <text:p>2.92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2">
                <text:p>3.002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81">
                <text:p>3.081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6">
                <text:p>3.16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39">
                <text:p>3.23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18">
                <text:p>3.318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97">
                <text:p>3.397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76">
                <text:p>3.476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55">
                <text:p>3.555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34">
                <text:p>3.634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13">
                <text:p>3.713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92">
                <text:p>3.79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71">
                <text:p>3.871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5">
                <text:p>3.95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29">
                <text:p>4.029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08">
                <text:p>4.108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187">
                <text:p>4.187</text:p>
              </table:table-cell>
              <table:table-cell office:value-type="float" office:value="1.65">
                <text:p>1.6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66">
                <text:p>4.266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45">
                <text:p>4.345</text:p>
              </table:table-cell>
              <table:table-cell office:value-type="float" office:value="1.75">
                <text:p>1.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24">
                <text:p>4.424</text:p>
              </table:table-cell>
              <table:table-cell office:value-type="float" office:value="1.75">
                <text:p>1.7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03">
                <text:p>4.503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82">
                <text:p>4.582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61">
                <text:p>4.661</text:p>
              </table:table-cell>
              <table:table-cell office:value-type="float" office:value="1.85">
                <text:p>1.8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4">
                <text:p>4.74</text:p>
              </table:table-cell>
              <table:table-cell office:value-type="float" office:value="1.85">
                <text:p>1.8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19">
                <text:p>4.819</text:p>
              </table:table-cell>
              <table:table-cell office:value-type="float" office:value="1.85">
                <text:p>1.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9801">
                <text:p>4.89801</text:p>
              </table:table-cell>
              <table:table-cell office:value-type="float" office:value="1.9">
                <text:p>1.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7701">
                <text:p>4.97701</text:p>
              </table:table-cell>
              <table:table-cell office:value-type="float" office:value="1.9">
                <text:p>1.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05601">
                <text:p>5.05601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13501">
                <text:p>5.13501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1401">
                <text:p>5.21401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29301">
                <text:p>5.29301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37201">
                <text:p>5.37201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45101">
                <text:p>5.45101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3001">
                <text:p>5.5300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0901">
                <text:p>5.6090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8801">
                <text:p>5.6880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76701">
                <text:p>5.7670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4601">
                <text:p>5.84601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92501">
                <text:p>5.92501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0401">
                <text:p>6.00401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083">
                <text:p>6.083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162">
                <text:p>6.162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241">
                <text:p>6.241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2">
                <text:p>6.32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399">
                <text:p>6.399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478">
                <text:p>6.478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557">
                <text:p>6.557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636">
                <text:p>6.636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715">
                <text:p>6.715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794">
                <text:p>6.794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873">
                <text:p>6.873</text:p>
              </table:table-cell>
              <table:table-cell office:value-type="float" office:value="1.95">
                <text:p>1.9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952">
                <text:p>6.952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31">
                <text:p>7.03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11">
                <text:p>7.1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89">
                <text:p>7.189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268">
                <text:p>7.268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47">
                <text:p>7.347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26">
                <text:p>7.426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505">
                <text:p>7.505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584">
                <text:p>7.584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663">
                <text:p>7.663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742">
                <text:p>7.742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821">
                <text:p>7.821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9">
                <text:p>7.9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979">
                <text:p>7.979</text:p>
              </table:table-cell>
              <table:table-cell office:value-type="float" office:value="1.95">
                <text:p>1.9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058">
                <text:p>8.058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137">
                <text:p>8.137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216">
                <text:p>8.216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295">
                <text:p>8.295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374">
                <text:p>8.374</text:p>
              </table:table-cell>
              <table:table-cell office:value-type="float" office:value="1.9">
                <text:p>1.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453">
                <text:p>8.453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532">
                <text:p>8.532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611">
                <text:p>8.611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69">
                <text:p>8.69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769">
                <text:p>8.769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48">
                <text:p>8.848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927">
                <text:p>8.927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006">
                <text:p>9.006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085">
                <text:p>9.085</text:p>
              </table:table-cell>
              <table:table-cell office:value-type="float" office:value="1.95">
                <text:p>1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164">
                <text:p>9.164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243">
                <text:p>9.243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322">
                <text:p>9.322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401">
                <text:p>9.401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48">
                <text:p>9.48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559">
                <text:p>9.559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638">
                <text:p>9.638</text:p>
              </table:table-cell>
              <table:table-cell office:value-type="float" office:value="2">
                <text:p>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717">
                <text:p>9.717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796">
                <text:p>9.796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875">
                <text:p>9.875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954">
                <text:p>9.954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3cm" svg:height="4.18cm" xlink:href=".." xlink:type="simple" chart:class="chart:scatter" chart:style-name="ch1">
        <chart:legend chart:legend-position="end" svg:x="4.551cm" svg:y="1.542cm" style:legend-expansion="high" chart:style-name="ch2"/>
        <chart:plot-area chart:style-name="ch3" table:cell-range-address="plot.E129:plot.G255" svg:x="0.148cm" svg:y="0.083cm" svg:width="4.255cm" svg:height="4.014cm">
          <chartooo:coordinate-region svg:x="0.875cm" svg:y="0.282cm" svg:width="3.341cm" svg:height="3.1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129:plot.F255" chart:class="chart:scatter">
            <chart:domain table:cell-range-address="plot.E129:plot.E255"/>
            <chart:data-point chart:repeated="127"/>
          </chart:series>
          <chart:series chart:style-name="ch7" chart:values-cell-range-address="plot.G129:plot.G255" chart:class="chart:scatte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33">
                <text:p>10.033</text:p>
                <draw:g>
                  <svg:desc>plot.E129:plot.E255</svg:desc>
                </draw:g>
              </table:table-cell>
              <table:table-cell office:value-type="float" office:value="2.05">
                <text:p>2.05</text:p>
                <draw:g>
                  <svg:desc>plot.F129:plot.F255</svg:desc>
                </draw:g>
              </table:table-cell>
              <table:table-cell office:value-type="float" office:value="2.15">
                <text:p>2.15</text:p>
                <draw:g>
                  <svg:desc>plot.G129:plot.G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12">
                <text:p>10.112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91">
                <text:p>10.191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7">
                <text:p>10.27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49">
                <text:p>10.349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28">
                <text:p>10.428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07">
                <text:p>10.507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86">
                <text:p>10.586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65">
                <text:p>10.665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44">
                <text:p>10.744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23">
                <text:p>10.823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02">
                <text:p>10.902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81">
                <text:p>10.98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6">
                <text:p>11.06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39">
                <text:p>11.139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18">
                <text:p>11.218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97">
                <text:p>11.297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76">
                <text:p>11.376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55">
                <text:p>11.455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34">
                <text:p>11.534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13">
                <text:p>11.613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92">
                <text:p>11.692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71">
                <text:p>11.77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5">
                <text:p>11.85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29">
                <text:p>11.929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008">
                <text:p>12.008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87">
                <text:p>12.087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166">
                <text:p>12.166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45">
                <text:p>12.245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324">
                <text:p>12.324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031">
                <text:p>12.403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821">
                <text:p>12.482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5611">
                <text:p>12.561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6401">
                <text:p>12.640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7191">
                <text:p>12.719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7981">
                <text:p>12.798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771">
                <text:p>12.877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9561">
                <text:p>12.956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0351">
                <text:p>13.035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1141">
                <text:p>13.114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1931">
                <text:p>13.193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2721">
                <text:p>13.272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511">
                <text:p>13.351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301">
                <text:p>13.430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091">
                <text:p>13.509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81">
                <text:p>13.588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6671">
                <text:p>13.667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7461">
                <text:p>13.7461</text:p>
              </table:table-cell>
              <table:table-cell office:value-type="float" office:value="2.2">
                <text:p>2.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251">
                <text:p>13.8251</text:p>
              </table:table-cell>
              <table:table-cell office:value-type="float" office:value="2.2">
                <text:p>2.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9041">
                <text:p>13.904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9831">
                <text:p>13.983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0621">
                <text:p>14.062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1411">
                <text:p>14.141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2201">
                <text:p>14.2201</text:p>
              </table:table-cell>
              <table:table-cell office:value-type="float" office:value="2.15">
                <text:p>2.1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2991">
                <text:p>14.299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3781">
                <text:p>14.378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4571">
                <text:p>14.457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5361">
                <text:p>14.536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6151">
                <text:p>14.6151</text:p>
              </table:table-cell>
              <table:table-cell office:value-type="float" office:value="2.15">
                <text:p>2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6941">
                <text:p>14.6941</text:p>
              </table:table-cell>
              <table:table-cell office:value-type="float" office:value="2.15">
                <text:p>2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7731">
                <text:p>14.7731</text:p>
              </table:table-cell>
              <table:table-cell office:value-type="float" office:value="2.15">
                <text:p>2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8521">
                <text:p>14.8521</text:p>
              </table:table-cell>
              <table:table-cell office:value-type="float" office:value="2.15">
                <text:p>2.1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311">
                <text:p>14.9311</text:p>
              </table:table-cell>
              <table:table-cell office:value-type="float" office:value="2.15">
                <text:p>2.1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0101">
                <text:p>15.0101</text:p>
              </table:table-cell>
              <table:table-cell office:value-type="float" office:value="2.15">
                <text:p>2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0891">
                <text:p>15.0891</text:p>
              </table:table-cell>
              <table:table-cell office:value-type="float" office:value="2.15">
                <text:p>2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1681">
                <text:p>15.1681</text:p>
              </table:table-cell>
              <table:table-cell office:value-type="float" office:value="2.15">
                <text:p>2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2471">
                <text:p>15.2471</text:p>
              </table:table-cell>
              <table:table-cell office:value-type="float" office:value="2.15">
                <text:p>2.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3261">
                <text:p>15.3261</text:p>
              </table:table-cell>
              <table:table-cell office:value-type="float" office:value="2.15">
                <text:p>2.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4051">
                <text:p>15.4051</text:p>
              </table:table-cell>
              <table:table-cell office:value-type="float" office:value="2.15">
                <text:p>2.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841">
                <text:p>15.4841</text:p>
              </table:table-cell>
              <table:table-cell office:value-type="float" office:value="2.15">
                <text:p>2.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5631">
                <text:p>15.5631</text:p>
              </table:table-cell>
              <table:table-cell office:value-type="float" office:value="2.15">
                <text:p>2.1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6421">
                <text:p>15.6421</text:p>
              </table:table-cell>
              <table:table-cell office:value-type="float" office:value="2.15">
                <text:p>2.1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7211">
                <text:p>15.7211</text:p>
              </table:table-cell>
              <table:table-cell office:value-type="float" office:value="2.2">
                <text:p>2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001">
                <text:p>15.8001</text:p>
              </table:table-cell>
              <table:table-cell office:value-type="float" office:value="2.2">
                <text:p>2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8791">
                <text:p>15.8791</text:p>
              </table:table-cell>
              <table:table-cell office:value-type="float" office:value="2.2">
                <text:p>2.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9581">
                <text:p>15.9581</text:p>
              </table:table-cell>
              <table:table-cell office:value-type="float" office:value="2.2">
                <text:p>2.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0371">
                <text:p>16.0371</text:p>
              </table:table-cell>
              <table:table-cell office:value-type="float" office:value="2.2">
                <text:p>2.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161">
                <text:p>16.1161</text:p>
              </table:table-cell>
              <table:table-cell office:value-type="float" office:value="2.25">
                <text:p>2.2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951">
                <text:p>16.1951</text:p>
              </table:table-cell>
              <table:table-cell office:value-type="float" office:value="2.25">
                <text:p>2.2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2741">
                <text:p>16.2741</text:p>
              </table:table-cell>
              <table:table-cell office:value-type="float" office:value="2.25">
                <text:p>2.2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531">
                <text:p>16.3531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321">
                <text:p>16.4321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5111">
                <text:p>16.5111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5901">
                <text:p>16.5901</text:p>
              </table:table-cell>
              <table:table-cell office:value-type="float" office:value="2.35">
                <text:p>2.3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6691">
                <text:p>16.6691</text:p>
              </table:table-cell>
              <table:table-cell office:value-type="float" office:value="2.35">
                <text:p>2.3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7481">
                <text:p>16.7481</text:p>
              </table:table-cell>
              <table:table-cell office:value-type="float" office:value="2.35">
                <text:p>2.3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8271">
                <text:p>16.8271</text:p>
              </table:table-cell>
              <table:table-cell office:value-type="float" office:value="2.35">
                <text:p>2.3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9061">
                <text:p>16.9061</text:p>
              </table:table-cell>
              <table:table-cell office:value-type="float" office:value="2.4">
                <text:p>2.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9851">
                <text:p>16.9851</text:p>
              </table:table-cell>
              <table:table-cell office:value-type="float" office:value="2.4">
                <text:p>2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0641">
                <text:p>17.0641</text:p>
              </table:table-cell>
              <table:table-cell office:value-type="float" office:value="2.45">
                <text:p>2.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1431">
                <text:p>17.1431</text:p>
              </table:table-cell>
              <table:table-cell office:value-type="float" office:value="2.45">
                <text:p>2.4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2221">
                <text:p>17.2221</text:p>
              </table:table-cell>
              <table:table-cell office:value-type="float" office:value="2.5">
                <text:p>2.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3011">
                <text:p>17.3011</text:p>
              </table:table-cell>
              <table:table-cell office:value-type="float" office:value="2.5">
                <text:p>2.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3801">
                <text:p>17.3801</text:p>
              </table:table-cell>
              <table:table-cell office:value-type="float" office:value="2.5">
                <text:p>2.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4591">
                <text:p>17.4591</text:p>
              </table:table-cell>
              <table:table-cell office:value-type="float" office:value="2.55">
                <text:p>2.5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5381">
                <text:p>17.5381</text:p>
              </table:table-cell>
              <table:table-cell office:value-type="float" office:value="2.55">
                <text:p>2.5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6171">
                <text:p>17.6171</text:p>
              </table:table-cell>
              <table:table-cell office:value-type="float" office:value="2.6">
                <text:p>2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6961">
                <text:p>17.6961</text:p>
              </table:table-cell>
              <table:table-cell office:value-type="float" office:value="2.6">
                <text:p>2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7751">
                <text:p>17.7751</text:p>
              </table:table-cell>
              <table:table-cell office:value-type="float" office:value="2.6">
                <text:p>2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8541">
                <text:p>17.8541</text:p>
              </table:table-cell>
              <table:table-cell office:value-type="float" office:value="2.65">
                <text:p>2.6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9331">
                <text:p>17.9331</text:p>
              </table:table-cell>
              <table:table-cell office:value-type="float" office:value="2.65">
                <text:p>2.6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0121">
                <text:p>18.0121</text:p>
              </table:table-cell>
              <table:table-cell office:value-type="float" office:value="2.65">
                <text:p>2.6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0911">
                <text:p>18.0911</text:p>
              </table:table-cell>
              <table:table-cell office:value-type="float" office:value="2.7">
                <text:p>2.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1701">
                <text:p>18.1701</text:p>
              </table:table-cell>
              <table:table-cell office:value-type="float" office:value="2.7">
                <text:p>2.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2491">
                <text:p>18.2491</text:p>
              </table:table-cell>
              <table:table-cell office:value-type="float" office:value="2.75">
                <text:p>2.7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3281">
                <text:p>18.3281</text:p>
              </table:table-cell>
              <table:table-cell office:value-type="float" office:value="2.75">
                <text:p>2.7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4071">
                <text:p>18.4071</text:p>
              </table:table-cell>
              <table:table-cell office:value-type="float" office:value="2.75">
                <text:p>2.7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4861">
                <text:p>18.4861</text:p>
              </table:table-cell>
              <table:table-cell office:value-type="float" office:value="2.8">
                <text:p>2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5651">
                <text:p>18.5651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6441">
                <text:p>18.6441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7231">
                <text:p>18.7231</text:p>
              </table:table-cell>
              <table:table-cell office:value-type="float" office:value="2.85">
                <text:p>2.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8021">
                <text:p>18.8021</text:p>
              </table:table-cell>
              <table:table-cell office:value-type="float" office:value="2.85">
                <text:p>2.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8811">
                <text:p>18.8811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9601">
                <text:p>18.9601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0391">
                <text:p>19.0391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1181">
                <text:p>19.1181</text:p>
              </table:table-cell>
              <table:table-cell office:value-type="float" office:value="2.95">
                <text:p>2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1971">
                <text:p>19.1971</text:p>
              </table:table-cell>
              <table:table-cell office:value-type="float" office:value="2.95">
                <text:p>2.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2761">
                <text:p>19.2761</text:p>
              </table:table-cell>
              <table:table-cell office:value-type="float" office:value="2.95">
                <text:p>2.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3551">
                <text:p>19.3551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4341">
                <text:p>19.4341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5131">
                <text:p>19.5131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921">
                <text:p>19.5921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711">
                <text:p>19.671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7501">
                <text:p>19.750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8291">
                <text:p>19.829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9081">
                <text:p>19.908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9871">
                <text:p>19.987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23cm" svg:height="4.288cm" xlink:href=".." xlink:type="simple" chart:class="chart:scatter" chart:style-name="ch1">
        <chart:legend chart:legend-position="end" svg:x="4.744cm" svg:y="1.596cm" style:legend-expansion="high" chart:style-name="ch2"/>
        <chart:plot-area chart:style-name="ch3" table:cell-range-address="plot.E256:plot.G381" svg:x="0.152cm" svg:y="0.085cm" svg:width="4.44cm" svg:height="4.118cm">
          <chartooo:coordinate-region svg:x="1.064cm" svg:y="0.284cm" svg:width="3.341cm" svg:height="3.2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256:plot.F381" chart:class="chart:scatter">
            <chart:domain table:cell-range-address="plot.E256:plot.E381"/>
            <chart:data-point chart:repeated="126"/>
          </chart:series>
          <chart:series chart:style-name="ch7" chart:values-cell-range-address="plot.G256:plot.G381" chart:class="chart:scatter"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661">
                <text:p>20.0661</text:p>
                <draw:g>
                  <svg:desc>plot.E256:plot.E381</svg:desc>
                </draw:g>
              </table:table-cell>
              <table:table-cell office:value-type="float" office:value="3.1">
                <text:p>3.1</text:p>
                <draw:g>
                  <svg:desc>plot.F256:plot.F381</svg:desc>
                </draw:g>
              </table:table-cell>
              <table:table-cell office:value-type="float" office:value="3.1">
                <text:p>3.1</text:p>
                <draw:g>
                  <svg:desc>plot.G256:plot.G3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451">
                <text:p>20.145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241">
                <text:p>20.224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031">
                <text:p>20.303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821">
                <text:p>20.382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611">
                <text:p>20.461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401">
                <text:p>20.540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6191">
                <text:p>20.6191</text:p>
              </table:table-cell>
              <table:table-cell office:value-type="float" office:value="3.2">
                <text:p>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6981">
                <text:p>20.6981</text:p>
              </table:table-cell>
              <table:table-cell office:value-type="float" office:value="3.2">
                <text:p>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7771">
                <text:p>20.7771</text:p>
              </table:table-cell>
              <table:table-cell office:value-type="float" office:value="3.2">
                <text:p>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61">
                <text:p>20.85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9351">
                <text:p>20.93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0141">
                <text:p>21.01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931">
                <text:p>21.09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721">
                <text:p>21.17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511">
                <text:p>21.25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3301">
                <text:p>21.33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4091">
                <text:p>21.40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4881">
                <text:p>21.48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5671">
                <text:p>21.56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6461">
                <text:p>21.64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251">
                <text:p>21.72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8041">
                <text:p>21.80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8831">
                <text:p>21.88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9621">
                <text:p>21.96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0411">
                <text:p>22.04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201">
                <text:p>22.12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1991">
                <text:p>22.19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2781">
                <text:p>22.27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3571">
                <text:p>22.35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4361">
                <text:p>22.43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5151">
                <text:p>22.51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5941">
                <text:p>22.59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6731">
                <text:p>22.67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7521">
                <text:p>22.75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8311">
                <text:p>22.83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9101">
                <text:p>22.91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891">
                <text:p>22.98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0681">
                <text:p>23.06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1471">
                <text:p>23.14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2261">
                <text:p>23.22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3051">
                <text:p>23.30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3841">
                <text:p>23.38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4631">
                <text:p>23.46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5421">
                <text:p>23.54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6211">
                <text:p>23.62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7001">
                <text:p>23.70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7791">
                <text:p>23.77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8581">
                <text:p>23.85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9371">
                <text:p>23.93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0161">
                <text:p>24.01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0951">
                <text:p>24.09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1741">
                <text:p>24.17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2531">
                <text:p>24.25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3321">
                <text:p>24.33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4111">
                <text:p>24.41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4901">
                <text:p>24.49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691">
                <text:p>24.56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6481">
                <text:p>24.64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7271">
                <text:p>24.72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8061">
                <text:p>24.80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8851">
                <text:p>24.88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9641">
                <text:p>24.96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0431">
                <text:p>25.04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1221">
                <text:p>25.12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2011">
                <text:p>25.20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2801">
                <text:p>25.28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3591">
                <text:p>25.35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381">
                <text:p>25.43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5171">
                <text:p>25.51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5961">
                <text:p>25.59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6751">
                <text:p>25.67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7541">
                <text:p>25.75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8331">
                <text:p>25.83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9121">
                <text:p>25.91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9911">
                <text:p>25.99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0701">
                <text:p>26.07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.1491">
                <text:p>26.14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2281">
                <text:p>26.22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3071">
                <text:p>26.30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3861">
                <text:p>26.38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4651">
                <text:p>26.46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5441">
                <text:p>26.54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6231">
                <text:p>26.62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7021">
                <text:p>26.70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7811">
                <text:p>26.78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8601">
                <text:p>26.86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9391">
                <text:p>26.93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0181">
                <text:p>27.01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0971">
                <text:p>27.09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1761">
                <text:p>27.17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2551">
                <text:p>27.25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3341">
                <text:p>27.33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4131">
                <text:p>27.41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4921">
                <text:p>27.49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5711">
                <text:p>27.57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6501">
                <text:p>27.65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7291">
                <text:p>27.72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8081">
                <text:p>27.80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8871">
                <text:p>27.88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.9661">
                <text:p>27.96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0451">
                <text:p>28.04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1241">
                <text:p>28.12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2031">
                <text:p>28.20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2821">
                <text:p>28.28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3611">
                <text:p>28.36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4401">
                <text:p>28.44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5191">
                <text:p>28.51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5981">
                <text:p>28.59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.6771">
                <text:p>28.67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.7561">
                <text:p>28.75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8351">
                <text:p>28.83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9141">
                <text:p>28.91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9931">
                <text:p>28.99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0721">
                <text:p>29.07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1511">
                <text:p>29.15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2301">
                <text:p>29.23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3091">
                <text:p>29.30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3881">
                <text:p>29.38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.4671">
                <text:p>29.46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.5461">
                <text:p>29.54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.6251">
                <text:p>29.62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.7041">
                <text:p>29.70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.7831">
                <text:p>29.78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.8621">
                <text:p>29.86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9411">
                <text:p>29.94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19cm" svg:height="4.624cm" xlink:href=".." xlink:type="simple" chart:class="chart:scatter" chart:style-name="ch1">
        <chart:legend chart:legend-position="end" svg:x="5.34cm" svg:y="1.764cm" style:legend-expansion="high" chart:style-name="ch2"/>
        <chart:plot-area chart:style-name="ch3" table:cell-range-address="plot.E382:plot.G508" svg:x="0.164cm" svg:y="0.092cm" svg:width="5.012cm" svg:height="4.44cm">
          <chartooo:coordinate-region svg:x="0.891cm" svg:y="0.291cm" svg:width="4.099cm" svg:height="3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382:plot.F508" chart:class="chart:scatter">
            <chart:domain table:cell-range-address="plot.E382:plot.E508"/>
            <chart:data-point chart:repeated="127"/>
          </chart:series>
          <chart:series chart:style-name="ch7" chart:values-cell-range-address="plot.G382:plot.G508" chart:class="chart:scatter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0201">
                <text:p>30.0201</text:p>
                <draw:g>
                  <svg:desc>plot.E382:plot.E508</svg:desc>
                </draw:g>
              </table:table-cell>
              <table:table-cell office:value-type="float" office:value="3.2">
                <text:p>3.2</text:p>
                <draw:g>
                  <svg:desc>plot.F382:plot.F508</svg:desc>
                </draw:g>
              </table:table-cell>
              <table:table-cell office:value-type="float" office:value="3.2">
                <text:p>3.2</text:p>
                <draw:g>
                  <svg:desc>plot.G382:plot.G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0991">
                <text:p>30.09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781">
                <text:p>30.17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571">
                <text:p>30.25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3361">
                <text:p>30.33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51">
                <text:p>30.41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941">
                <text:p>30.49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5731">
                <text:p>30.57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6521">
                <text:p>30.65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311">
                <text:p>30.73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8101">
                <text:p>30.810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8891">
                <text:p>30.889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9681">
                <text:p>30.968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0471">
                <text:p>31.047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1261">
                <text:p>31.126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2051">
                <text:p>31.205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2841">
                <text:p>31.284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3631">
                <text:p>31.363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421">
                <text:p>31.442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5211">
                <text:p>31.521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6001">
                <text:p>31.600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6791">
                <text:p>31.679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7581">
                <text:p>31.758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8371">
                <text:p>31.837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9161">
                <text:p>31.916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9951">
                <text:p>31.995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0741">
                <text:p>32.074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1531">
                <text:p>32.1531</text:p>
              </table:table-cell>
              <table:table-cell office:value-type="float" office:value="3.1">
                <text:p>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2321">
                <text:p>32.232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3111">
                <text:p>32.311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3901">
                <text:p>32.390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4691">
                <text:p>32.469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481">
                <text:p>32.548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6271">
                <text:p>32.627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7061">
                <text:p>32.706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7851">
                <text:p>32.785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8641">
                <text:p>32.864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.9431">
                <text:p>32.943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0221">
                <text:p>33.022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1011">
                <text:p>33.101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1801">
                <text:p>33.180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259">
                <text:p>33.25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338">
                <text:p>33.33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417">
                <text:p>33.41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.496">
                <text:p>33.49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575">
                <text:p>33.57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654">
                <text:p>33.65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733">
                <text:p>33.73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.812">
                <text:p>33.81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.891">
                <text:p>33.89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97">
                <text:p>33.9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049">
                <text:p>34.04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128">
                <text:p>34.12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07">
                <text:p>34.20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286">
                <text:p>34.28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65">
                <text:p>34.36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444">
                <text:p>34.44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523">
                <text:p>34.52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602">
                <text:p>34.60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681">
                <text:p>34.68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76">
                <text:p>34.7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839">
                <text:p>34.83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918">
                <text:p>34.91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997">
                <text:p>34.99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076">
                <text:p>35.07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155">
                <text:p>35.15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.234">
                <text:p>35.23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.313">
                <text:p>35.313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.392">
                <text:p>35.392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.471">
                <text:p>35.47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55">
                <text:p>35.55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629">
                <text:p>35.629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708">
                <text:p>35.708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787">
                <text:p>35.787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.866">
                <text:p>35.866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.945">
                <text:p>35.945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.024">
                <text:p>36.024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103">
                <text:p>36.103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.182">
                <text:p>36.182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.261">
                <text:p>36.261</text:p>
              </table:table-cell>
              <table:table-cell office:value-type="float" office:value="3.05">
                <text:p>3.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34">
                <text:p>36.3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.419">
                <text:p>36.41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.498">
                <text:p>36.49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.577">
                <text:p>36.57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656">
                <text:p>36.65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735">
                <text:p>36.73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814">
                <text:p>36.81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893">
                <text:p>36.89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972">
                <text:p>36.97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051">
                <text:p>37.05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13">
                <text:p>37.1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209">
                <text:p>37.20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.288">
                <text:p>37.28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367">
                <text:p>37.36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446">
                <text:p>37.446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.525">
                <text:p>37.52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.604">
                <text:p>37.60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83">
                <text:p>37.683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.762">
                <text:p>37.76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.841">
                <text:p>37.84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92">
                <text:p>37.9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.999">
                <text:p>37.99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.078">
                <text:p>38.07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.157">
                <text:p>38.157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.236">
                <text:p>38.236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.315">
                <text:p>38.315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.394">
                <text:p>38.394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.473">
                <text:p>38.473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.552">
                <text:p>38.552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.631">
                <text:p>38.631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.71">
                <text:p>38.71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.7889">
                <text:p>38.788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.8679">
                <text:p>38.867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.9469">
                <text:p>38.946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.0259">
                <text:p>39.025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.1049">
                <text:p>39.104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.1839">
                <text:p>39.183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.2629">
                <text:p>39.262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.3419">
                <text:p>39.341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.4209">
                <text:p>39.4209</text:p>
              </table:table-cell>
              <table:table-cell office:value-type="float" office:value="3.15">
                <text:p>3.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.4999">
                <text:p>39.499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789">
                <text:p>39.578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.6579">
                <text:p>39.657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.7369">
                <text:p>39.7369</text:p>
              </table:table-cell>
              <table:table-cell office:value-type="float" office:value="3.1">
                <text:p>3.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.8159">
                <text:p>39.8159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8949">
                <text:p>39.8949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9739">
                <text:p>39.9739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4cm" svg:height="4.86cm" xlink:href=".." xlink:type="simple" chart:class="chart:scatter" chart:style-name="ch1">
        <chart:legend chart:legend-position="end" svg:x="5.761cm" svg:y="1.882cm" style:legend-expansion="high" chart:style-name="ch2"/>
        <chart:plot-area chart:style-name="ch3" table:cell-range-address="plot.E509:plot.G632" svg:x="0.172cm" svg:y="0.097cm" svg:width="5.417cm" svg:height="4.666cm">
          <chartooo:coordinate-region svg:x="0.899cm" svg:y="0.297cm" svg:width="4.503cm" svg:height="3.8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F509:plot.F632" chart:class="chart:scatter">
            <chart:domain table:cell-range-address="plot.E509:plot.E632"/>
            <chart:data-point chart:repeated="124"/>
          </chart:series>
          <chart:series chart:style-name="ch7" chart:values-cell-range-address="plot.G509:plot.G632" chart:class="chart:scatter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0529">
                <text:p>40.0529</text:p>
                <draw:g>
                  <svg:desc>plot.E509:plot.E632</svg:desc>
                </draw:g>
              </table:table-cell>
              <table:table-cell office:value-type="float" office:value="2.9">
                <text:p>2.9</text:p>
                <draw:g>
                  <svg:desc>plot.F509:plot.F632</svg:desc>
                </draw:g>
              </table:table-cell>
              <table:table-cell office:value-type="float" office:value="2.75">
                <text:p>2.75</text:p>
                <draw:g>
                  <svg:desc>plot.G509:plot.G6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1319">
                <text:p>40.1319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2109">
                <text:p>40.2109</text:p>
              </table:table-cell>
              <table:table-cell office:value-type="float" office:value="2.7">
                <text:p>2.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899">
                <text:p>40.2899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689">
                <text:p>40.3689</text:p>
              </table:table-cell>
              <table:table-cell office:value-type="float" office:value="2.45">
                <text:p>2.4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4479">
                <text:p>40.4479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5269">
                <text:p>40.5269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6059">
                <text:p>40.6059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6849">
                <text:p>40.684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7639">
                <text:p>40.763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8429">
                <text:p>40.842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9219">
                <text:p>40.921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009">
                <text:p>41.000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0799">
                <text:p>41.0799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1589">
                <text:p>41.158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2379">
                <text:p>41.237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3169">
                <text:p>41.3169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3959">
                <text:p>41.395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4749">
                <text:p>41.474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.5539">
                <text:p>41.553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6329">
                <text:p>41.632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7119">
                <text:p>41.7119</text:p>
              </table:table-cell>
              <table:table-cell office:value-type="float" office:value="1.3">
                <text:p>1.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7909">
                <text:p>41.7909</text:p>
              </table:table-cell>
              <table:table-cell office:value-type="float" office:value="1.3">
                <text:p>1.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8699">
                <text:p>41.869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9489">
                <text:p>41.948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0279">
                <text:p>42.027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1069">
                <text:p>42.1069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.1859">
                <text:p>42.1859</text:p>
              </table:table-cell>
              <table:table-cell office:value-type="float" office:value="1.35">
                <text:p>1.3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2649">
                <text:p>42.264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3439">
                <text:p>42.3439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4229">
                <text:p>42.4229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5019">
                <text:p>42.5019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5809">
                <text:p>42.5809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6599">
                <text:p>42.6599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7389">
                <text:p>42.7389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.8179">
                <text:p>42.8179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8969">
                <text:p>42.8969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9759">
                <text:p>42.9759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0549">
                <text:p>43.0549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1339">
                <text:p>43.133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2129">
                <text:p>43.212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.2919">
                <text:p>43.291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.3709">
                <text:p>43.370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499">
                <text:p>43.449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5289">
                <text:p>43.5289</text:p>
              </table:table-cell>
              <table:table-cell office:value-type="float" office:value="1.7">
                <text:p>1.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6079">
                <text:p>43.607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6869">
                <text:p>43.686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7659">
                <text:p>43.765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8449">
                <text:p>43.844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9239">
                <text:p>43.9239</text:p>
              </table:table-cell>
              <table:table-cell office:value-type="float" office:value="1.7">
                <text:p>1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.0029">
                <text:p>44.0029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0819">
                <text:p>44.0819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1609">
                <text:p>44.1609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2398">
                <text:p>44.2398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3188">
                <text:p>44.3188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3978">
                <text:p>44.3978</text:p>
              </table:table-cell>
              <table:table-cell office:value-type="float" office:value="1.45">
                <text:p>1.4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4768">
                <text:p>44.4768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5558">
                <text:p>44.5558</text:p>
              </table:table-cell>
              <table:table-cell office:value-type="float" office:value="1.35">
                <text:p>1.3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6348">
                <text:p>44.6348</text:p>
              </table:table-cell>
              <table:table-cell office:value-type="float" office:value="1.35">
                <text:p>1.3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7138">
                <text:p>44.7138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7928">
                <text:p>44.7928</text:p>
              </table:table-cell>
              <table:table-cell office:value-type="float" office:value="1.3">
                <text:p>1.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8718">
                <text:p>44.8718</text:p>
              </table:table-cell>
              <table:table-cell office:value-type="float" office:value="1.25">
                <text:p>1.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9508">
                <text:p>44.9508</text:p>
              </table:table-cell>
              <table:table-cell office:value-type="float" office:value="1.25">
                <text:p>1.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.0298">
                <text:p>45.0298</text:p>
              </table:table-cell>
              <table:table-cell office:value-type="float" office:value="1.25">
                <text:p>1.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1088">
                <text:p>45.1088</text:p>
              </table:table-cell>
              <table:table-cell office:value-type="float" office:value="1.2">
                <text:p>1.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1878">
                <text:p>45.1878</text:p>
              </table:table-cell>
              <table:table-cell office:value-type="float" office:value="1.2">
                <text:p>1.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2668">
                <text:p>45.266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3458">
                <text:p>45.345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.4248">
                <text:p>45.4248</text:p>
              </table:table-cell>
              <table:table-cell office:value-type="float" office:value="1.2">
                <text:p>1.2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5038">
                <text:p>45.5038</text:p>
              </table:table-cell>
              <table:table-cell office:value-type="float" office:value="1.2">
                <text:p>1.2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.5828">
                <text:p>45.5828</text:p>
              </table:table-cell>
              <table:table-cell office:value-type="float" office:value="1.2">
                <text:p>1.2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.6618">
                <text:p>45.661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7408">
                <text:p>45.740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8198">
                <text:p>45.819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.8988">
                <text:p>45.898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9778">
                <text:p>45.977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.0568">
                <text:p>46.056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1358">
                <text:p>46.135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.2148">
                <text:p>46.214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.2938">
                <text:p>46.293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728">
                <text:p>46.372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.4518">
                <text:p>46.4518</text:p>
              </table:table-cell>
              <table:table-cell office:value-type="float" office:value="1.2">
                <text:p>1.2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.5308">
                <text:p>46.530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6098">
                <text:p>46.609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6888">
                <text:p>46.688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">
                <text:p>46.767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8468">
                <text:p>46.846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9258">
                <text:p>46.9258</text:p>
              </table:table-cell>
              <table:table-cell office:value-type="float" office:value="1.25">
                <text:p>1.25</text:p>
              </table:table-cell>
              <table:table-cell office:value-type="float" office:value="0.900002">
                <text:p>0.9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0048">
                <text:p>47.004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0838">
                <text:p>47.083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.1628">
                <text:p>47.162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2418">
                <text:p>47.241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3208">
                <text:p>47.320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3998">
                <text:p>47.399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4788">
                <text:p>47.478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578">
                <text:p>47.557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6368">
                <text:p>47.636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.7158">
                <text:p>47.715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7948">
                <text:p>47.794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8738">
                <text:p>47.873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9528">
                <text:p>47.9528</text:p>
              </table:table-cell>
              <table:table-cell office:value-type="float" office:value="1.25">
                <text:p>1.25</text:p>
              </table:table-cell>
              <table:table-cell office:value-type="float" office:value="0.950002">
                <text:p>0.95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.0318">
                <text:p>48.03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1108">
                <text:p>48.110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.1898">
                <text:p>48.189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.2688">
                <text:p>48.268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.3478">
                <text:p>48.347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.4268">
                <text:p>48.426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5058">
                <text:p>48.505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5848">
                <text:p>48.584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6638">
                <text:p>48.663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.7428">
                <text:p>48.742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.8218">
                <text:p>48.821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.9008">
                <text:p>48.900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.9798">
                <text:p>48.979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.0588">
                <text:p>49.058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.1378">
                <text:p>49.1378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2168">
                <text:p>49.216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.2958">
                <text:p>49.295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.3748">
                <text:p>49.374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.4538">
                <text:p>49.453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.5328">
                <text:p>49.5328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.6118">
                <text:p>49.6118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.6908">
                <text:p>49.6908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.7697">
                <text:p>49.7697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82cm" svg:height="4.446cm" xlink:href=".." xlink:type="simple" chart:class="chart:scatter" chart:style-name="ch1">
        <chart:legend chart:legend-position="end" svg:x="5.529cm" svg:y="1.675cm" style:legend-expansion="high" chart:style-name="ch2"/>
        <chart:plot-area chart:style-name="ch3" table:cell-range-address="plot.B66:plot.D128" svg:x="0.167cm" svg:y="0.088cm" svg:width="5.196cm" svg:height="4.27cm">
          <chartooo:coordinate-region svg:x="0.894cm" svg:y="0.287cm" svg:width="4.282cm" svg:height="3.4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66:plot.C128" chart:class="chart:scatter">
            <chart:domain table:cell-range-address="plot.B66:plot.B128"/>
            <chart:data-point chart:repeated="63"/>
          </chart:series>
          <chart:series chart:style-name="ch7" chart:values-cell-range-address="plot.D66:plot.D128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5601">
                <text:p>5.05601</text:p>
                <draw:g>
                  <svg:desc>plot.B66:plot.B128</svg:desc>
                </draw:g>
              </table:table-cell>
              <table:table-cell office:value-type="float" office:value="1.9">
                <text:p>1.9</text:p>
                <draw:g>
                  <svg:desc>plot.C66:plot.C128</svg:desc>
                </draw:g>
              </table:table-cell>
              <table:table-cell office:value-type="float" office:value="1.9">
                <text:p>1.9</text:p>
                <draw:g>
                  <svg:desc>plot.D66:plot.D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3501">
                <text:p>5.135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1401">
                <text:p>5.214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9301">
                <text:p>5.293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7201">
                <text:p>5.372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101">
                <text:p>5.451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3001">
                <text:p>5.530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0901">
                <text:p>5.609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8801">
                <text:p>5.688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6701">
                <text:p>5.7670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4601">
                <text:p>5.84601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2501">
                <text:p>5.92501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401">
                <text:p>6.00401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83">
                <text:p>6.083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62">
                <text:p>6.162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41">
                <text:p>6.241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2">
                <text:p>6.32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99">
                <text:p>6.399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478">
                <text:p>6.478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57">
                <text:p>6.557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36">
                <text:p>6.636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15">
                <text:p>6.715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94">
                <text:p>6.794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73">
                <text:p>6.873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52">
                <text:p>6.952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31">
                <text:p>7.031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1">
                <text:p>7.11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89">
                <text:p>7.18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68">
                <text:p>7.268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47">
                <text:p>7.347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426">
                <text:p>7.426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05">
                <text:p>7.505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584">
                <text:p>7.584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63">
                <text:p>7.663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742">
                <text:p>7.742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21">
                <text:p>7.821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9">
                <text:p>7.9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979">
                <text:p>7.979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58">
                <text:p>8.058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37">
                <text:p>8.137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16">
                <text:p>8.216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95">
                <text:p>8.295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74">
                <text:p>8.374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453">
                <text:p>8.453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532">
                <text:p>8.532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611">
                <text:p>8.611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69">
                <text:p>8.69</text:p>
              </table:table-cell>
              <table:table-cell office:value-type="float" office:value="1.85">
                <text:p>1.8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69">
                <text:p>8.769</text:p>
              </table:table-cell>
              <table:table-cell office:value-type="float" office:value="1.85">
                <text:p>1.8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48">
                <text:p>8.848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927">
                <text:p>8.927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006">
                <text:p>9.006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085">
                <text:p>9.085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164">
                <text:p>9.164</text:p>
              </table:table-cell>
              <table:table-cell office:value-type="float" office:value="1.9">
                <text:p>1.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243">
                <text:p>9.243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322">
                <text:p>9.322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401">
                <text:p>9.401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48">
                <text:p>9.48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59">
                <text:p>9.559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38">
                <text:p>9.638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717">
                <text:p>9.717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96">
                <text:p>9.796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875">
                <text:p>9.875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54">
                <text:p>9.954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4cm" svg:height="4.739cm" xlink:href=".." xlink:type="simple" chart:class="chart:scatter" chart:style-name="ch1">
        <chart:legend chart:legend-position="end" svg:x="5.572cm" svg:y="1.821cm" style:legend-expansion="high" chart:style-name="ch2"/>
        <chart:plot-area chart:style-name="ch3" table:cell-range-address="plot.B129:plot.D191" svg:x="0.168cm" svg:y="0.094cm" svg:width="5.236cm" svg:height="4.551cm">
          <chartooo:coordinate-region svg:x="0.895cm" svg:y="0.294cm" svg:width="4.322cm" svg:height="3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129:plot.C191" chart:class="chart:scatter">
            <chart:domain table:cell-range-address="plot.B129:plot.B191"/>
            <chart:data-point chart:repeated="63"/>
          </chart:series>
          <chart:series chart:style-name="ch7" chart:values-cell-range-address="plot.D129:plot.D191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33">
                <text:p>10.033</text:p>
                <draw:g>
                  <svg:desc>plot.B129:plot.B191</svg:desc>
                </draw:g>
              </table:table-cell>
              <table:table-cell office:value-type="float" office:value="2.05">
                <text:p>2.05</text:p>
                <draw:g>
                  <svg:desc>plot.C129:plot.C191</svg:desc>
                </draw:g>
              </table:table-cell>
              <table:table-cell office:value-type="float" office:value="1.9">
                <text:p>1.9</text:p>
                <draw:g>
                  <svg:desc>plot.D129:plot.D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12">
                <text:p>10.112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91">
                <text:p>10.191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7">
                <text:p>10.27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49">
                <text:p>10.349</text:p>
              </table:table-cell>
              <table:table-cell office:value-type="float" office:value="2.05">
                <text:p>2.0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28">
                <text:p>10.428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07">
                <text:p>10.507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86">
                <text:p>10.586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65">
                <text:p>10.665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44">
                <text:p>10.744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23">
                <text:p>10.823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02">
                <text:p>10.902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81">
                <text:p>10.981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6">
                <text:p>11.06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39">
                <text:p>11.139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18">
                <text:p>11.218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97">
                <text:p>11.297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76">
                <text:p>11.376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55">
                <text:p>11.455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34">
                <text:p>11.534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13">
                <text:p>11.613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92">
                <text:p>11.692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71">
                <text:p>11.771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5">
                <text:p>11.85</text:p>
              </table:table-cell>
              <table:table-cell office:value-type="float" office:value="2.15">
                <text:p>2.1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29">
                <text:p>11.929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008">
                <text:p>12.008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87">
                <text:p>12.087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166">
                <text:p>12.166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45">
                <text:p>12.245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324">
                <text:p>12.324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031">
                <text:p>12.4031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821">
                <text:p>12.4821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5611">
                <text:p>12.5611</text:p>
              </table:table-cell>
              <table:table-cell office:value-type="float" office:value="2.2">
                <text:p>2.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6401">
                <text:p>12.640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7191">
                <text:p>12.719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7981">
                <text:p>12.798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771">
                <text:p>12.877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9561">
                <text:p>12.9561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0351">
                <text:p>13.0351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1141">
                <text:p>13.1141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1931">
                <text:p>13.193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2721">
                <text:p>13.272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511">
                <text:p>13.351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301">
                <text:p>13.430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091">
                <text:p>13.509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81">
                <text:p>13.5881</text:p>
              </table:table-cell>
              <table:table-cell office:value-type="float" office:value="2.25">
                <text:p>2.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6671">
                <text:p>13.667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7461">
                <text:p>13.746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251">
                <text:p>13.825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9041">
                <text:p>13.904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9831">
                <text:p>13.983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0621">
                <text:p>14.0621</text:p>
              </table:table-cell>
              <table:table-cell office:value-type="float" office:value="2.25">
                <text:p>2.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1411">
                <text:p>14.141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2201">
                <text:p>14.220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2991">
                <text:p>14.299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3781">
                <text:p>14.378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4571">
                <text:p>14.457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5361">
                <text:p>14.536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6151">
                <text:p>14.615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6941">
                <text:p>14.694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7731">
                <text:p>14.773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8521">
                <text:p>14.852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311">
                <text:p>14.931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49cm" svg:height="5.203cm" xlink:href=".." xlink:type="simple" chart:class="chart:scatter" chart:style-name="ch1">
        <chart:legend chart:legend-position="end" svg:x="6.397cm" svg:y="2.053cm" style:legend-expansion="high" chart:style-name="ch2"/>
        <chart:plot-area chart:style-name="ch3" table:cell-range-address="plot.B192:plot.D255" svg:x="0.184cm" svg:y="0.104cm" svg:width="6.029cm" svg:height="4.995cm">
          <chartooo:coordinate-region svg:x="1.096cm" svg:y="0.304cm" svg:width="4.93cm" svg:height="4.1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192:plot.C255" chart:class="chart:scatter">
            <chart:domain table:cell-range-address="plot.B192:plot.B255"/>
            <chart:data-point chart:repeated="64"/>
          </chart:series>
          <chart:series chart:style-name="ch7" chart:values-cell-range-address="plot.D192:plot.D255" chart:class="chart:scatte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0101">
                <text:p>15.0101</text:p>
                <draw:g>
                  <svg:desc>plot.B192:plot.B255</svg:desc>
                </draw:g>
              </table:table-cell>
              <table:table-cell office:value-type="float" office:value="2.25">
                <text:p>2.25</text:p>
                <draw:g>
                  <svg:desc>plot.C192:plot.C255</svg:desc>
                </draw:g>
              </table:table-cell>
              <table:table-cell office:value-type="float" office:value="2.25">
                <text:p>2.25</text:p>
                <draw:g>
                  <svg:desc>plot.D192:plot.D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891">
                <text:p>15.089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1681">
                <text:p>15.1681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471">
                <text:p>15.247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3261">
                <text:p>15.326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051">
                <text:p>15.405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841">
                <text:p>15.484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5631">
                <text:p>15.563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421">
                <text:p>15.6421</text:p>
              </table:table-cell>
              <table:table-cell office:value-type="float" office:value="2.25">
                <text:p>2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211">
                <text:p>15.7211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001">
                <text:p>15.8001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791">
                <text:p>15.8791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581">
                <text:p>15.9581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0371">
                <text:p>16.037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1161">
                <text:p>16.116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951">
                <text:p>16.195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2741">
                <text:p>16.274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531">
                <text:p>16.353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321">
                <text:p>16.432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5111">
                <text:p>16.511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5901">
                <text:p>16.590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6691">
                <text:p>16.669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481">
                <text:p>16.748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8271">
                <text:p>16.827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9061">
                <text:p>16.9061</text:p>
              </table:table-cell>
              <table:table-cell office:value-type="float" office:value="2.2">
                <text:p>2.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9851">
                <text:p>16.985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0641">
                <text:p>17.064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1431">
                <text:p>17.143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2221">
                <text:p>17.222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3011">
                <text:p>17.301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3801">
                <text:p>17.380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591">
                <text:p>17.459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5381">
                <text:p>17.538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6171">
                <text:p>17.617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6961">
                <text:p>17.696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751">
                <text:p>17.775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8541">
                <text:p>17.854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9331">
                <text:p>17.933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121">
                <text:p>18.012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0911">
                <text:p>18.0911</text:p>
              </table:table-cell>
              <table:table-cell office:value-type="float" office:value="2.15">
                <text:p>2.1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1701">
                <text:p>18.1701</text:p>
              </table:table-cell>
              <table:table-cell office:value-type="float" office:value="2.1">
                <text:p>2.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2491">
                <text:p>18.249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3281">
                <text:p>18.328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071">
                <text:p>18.407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4861">
                <text:p>18.486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5651">
                <text:p>18.565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6441">
                <text:p>18.644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7231">
                <text:p>18.723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8021">
                <text:p>18.802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8811">
                <text:p>18.881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9601">
                <text:p>18.960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0391">
                <text:p>19.039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1181">
                <text:p>19.118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1971">
                <text:p>19.197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2761">
                <text:p>19.2761</text:p>
              </table:table-cell>
              <table:table-cell office:value-type="float" office:value="2.1">
                <text:p>2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3551">
                <text:p>19.355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4341">
                <text:p>19.434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31">
                <text:p>19.513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5921">
                <text:p>19.592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6711">
                <text:p>19.671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7501">
                <text:p>19.750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8291">
                <text:p>19.8291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9081">
                <text:p>19.9081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9871">
                <text:p>19.9871</text:p>
              </table:table-cell>
              <table:table-cell office:value-type="float" office:value="2.1">
                <text:p>2.1</text:p>
              </table:table-cell>
              <table:table-cell office:value-type="float" office:value="2.15">
                <text:p>2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48cm" svg:height="5.877cm" xlink:href=".." xlink:type="simple" chart:class="chart:scatter" chart:style-name="ch1">
        <chart:legend chart:legend-position="end" svg:x="7.596cm" svg:y="2.39cm" style:legend-expansion="high" chart:style-name="ch2"/>
        <chart:plot-area chart:style-name="ch3" table:cell-range-address="plot.B256:plot.D318" svg:x="0.208cm" svg:y="0.117cm" svg:width="7.18cm" svg:height="5.643cm">
          <chartooo:coordinate-region svg:x="0.935cm" svg:y="0.316cm" svg:width="6.266cm" svg:height="4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256:plot.C318" chart:class="chart:scatter">
            <chart:domain table:cell-range-address="plot.B256:plot.B318"/>
            <chart:data-point chart:repeated="63"/>
          </chart:series>
          <chart:series chart:style-name="ch7" chart:values-cell-range-address="plot.D256:plot.D318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661">
                <text:p>20.0661</text:p>
                <draw:g>
                  <svg:desc>plot.B256:plot.B318</svg:desc>
                </draw:g>
              </table:table-cell>
              <table:table-cell office:value-type="float" office:value="2.15">
                <text:p>2.15</text:p>
                <draw:g>
                  <svg:desc>plot.C256:plot.C318</svg:desc>
                </draw:g>
              </table:table-cell>
              <table:table-cell office:value-type="float" office:value="2.15">
                <text:p>2.15</text:p>
                <draw:g>
                  <svg:desc>plot.D256:plot.D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451">
                <text:p>20.145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241">
                <text:p>20.224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031">
                <text:p>20.303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821">
                <text:p>20.382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611">
                <text:p>20.461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401">
                <text:p>20.540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6191">
                <text:p>20.6191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6981">
                <text:p>20.698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7771">
                <text:p>20.777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61">
                <text:p>20.856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9351">
                <text:p>20.935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0141">
                <text:p>21.014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931">
                <text:p>21.0931</text:p>
              </table:table-cell>
              <table:table-cell office:value-type="float" office:value="2.2">
                <text:p>2.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721">
                <text:p>21.172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511">
                <text:p>21.251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3301">
                <text:p>21.330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4091">
                <text:p>21.409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4881">
                <text:p>21.4881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5671">
                <text:p>21.567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6461">
                <text:p>21.646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251">
                <text:p>21.725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8041">
                <text:p>21.8041</text:p>
              </table:table-cell>
              <table:table-cell office:value-type="float" office:value="2.3">
                <text:p>2.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8831">
                <text:p>21.8831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9621">
                <text:p>21.962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0411">
                <text:p>22.041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201">
                <text:p>22.120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1991">
                <text:p>22.199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2781">
                <text:p>22.2781</text:p>
              </table:table-cell>
              <table:table-cell office:value-type="float" office:value="2.35">
                <text:p>2.3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3571">
                <text:p>22.3571</text:p>
              </table:table-cell>
              <table:table-cell office:value-type="float" office:value="2.35">
                <text:p>2.3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4361">
                <text:p>22.4361</text:p>
              </table:table-cell>
              <table:table-cell office:value-type="float" office:value="2.35">
                <text:p>2.3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5151">
                <text:p>22.5151</text:p>
              </table:table-cell>
              <table:table-cell office:value-type="float" office:value="2.4">
                <text:p>2.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5941">
                <text:p>22.5941</text:p>
              </table:table-cell>
              <table:table-cell office:value-type="float" office:value="2.4">
                <text:p>2.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6731">
                <text:p>22.6731</text:p>
              </table:table-cell>
              <table:table-cell office:value-type="float" office:value="2.4">
                <text:p>2.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7521">
                <text:p>22.7521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8311">
                <text:p>22.8311</text:p>
              </table:table-cell>
              <table:table-cell office:value-type="float" office:value="2.45">
                <text:p>2.4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9101">
                <text:p>22.9101</text:p>
              </table:table-cell>
              <table:table-cell office:value-type="float" office:value="2.45">
                <text:p>2.4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891">
                <text:p>22.9891</text:p>
              </table:table-cell>
              <table:table-cell office:value-type="float" office:value="2.45">
                <text:p>2.4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0681">
                <text:p>23.0681</text:p>
              </table:table-cell>
              <table:table-cell office:value-type="float" office:value="2.45">
                <text:p>2.4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1471">
                <text:p>23.1471</text:p>
              </table:table-cell>
              <table:table-cell office:value-type="float" office:value="2.45">
                <text:p>2.4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2261">
                <text:p>23.2261</text:p>
              </table:table-cell>
              <table:table-cell office:value-type="float" office:value="2.45">
                <text:p>2.4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3051">
                <text:p>23.3051</text:p>
              </table:table-cell>
              <table:table-cell office:value-type="float" office:value="2.5">
                <text:p>2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3841">
                <text:p>23.3841</text:p>
              </table:table-cell>
              <table:table-cell office:value-type="float" office:value="2.5">
                <text:p>2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4631">
                <text:p>23.4631</text:p>
              </table:table-cell>
              <table:table-cell office:value-type="float" office:value="2.5">
                <text:p>2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5421">
                <text:p>23.5421</text:p>
              </table:table-cell>
              <table:table-cell office:value-type="float" office:value="2.5">
                <text:p>2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6211">
                <text:p>23.6211</text:p>
              </table:table-cell>
              <table:table-cell office:value-type="float" office:value="2.55">
                <text:p>2.5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7001">
                <text:p>23.7001</text:p>
              </table:table-cell>
              <table:table-cell office:value-type="float" office:value="2.55">
                <text:p>2.5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7791">
                <text:p>23.7791</text:p>
              </table:table-cell>
              <table:table-cell office:value-type="float" office:value="2.55">
                <text:p>2.5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8581">
                <text:p>23.8581</text:p>
              </table:table-cell>
              <table:table-cell office:value-type="float" office:value="2.55">
                <text:p>2.5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9371">
                <text:p>23.9371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0161">
                <text:p>24.0161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0951">
                <text:p>24.0951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1741">
                <text:p>24.1741</text:p>
              </table:table-cell>
              <table:table-cell office:value-type="float" office:value="2.6">
                <text:p>2.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2531">
                <text:p>24.2531</text:p>
              </table:table-cell>
              <table:table-cell office:value-type="float" office:value="2.65">
                <text:p>2.6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3321">
                <text:p>24.3321</text:p>
              </table:table-cell>
              <table:table-cell office:value-type="float" office:value="2.65">
                <text:p>2.6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4111">
                <text:p>24.4111</text:p>
              </table:table-cell>
              <table:table-cell office:value-type="float" office:value="2.65">
                <text:p>2.6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4901">
                <text:p>24.4901</text:p>
              </table:table-cell>
              <table:table-cell office:value-type="float" office:value="2.65">
                <text:p>2.6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691">
                <text:p>24.5691</text:p>
              </table:table-cell>
              <table:table-cell office:value-type="float" office:value="2.65">
                <text:p>2.6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6481">
                <text:p>24.6481</text:p>
              </table:table-cell>
              <table:table-cell office:value-type="float" office:value="2.7">
                <text:p>2.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7271">
                <text:p>24.7271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8061">
                <text:p>24.8061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8851">
                <text:p>24.8851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9641">
                <text:p>24.9641</text:p>
              </table:table-cell>
              <table:table-cell office:value-type="float" office:value="2.75">
                <text:p>2.75</text:p>
              </table:table-cell>
              <table:table-cell office:value-type="float" office:value="2.65">
                <text:p>2.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6cm" svg:height="5.96cm" xlink:href=".." xlink:type="simple" chart:class="chart:scatter" chart:style-name="ch1">
        <chart:legend chart:legend-position="end" svg:x="7.744cm" svg:y="2.432cm" style:legend-expansion="high" chart:style-name="ch2"/>
        <chart:plot-area chart:style-name="ch3" table:cell-range-address="plot.B319:plot.D381" svg:x="0.211cm" svg:y="0.119cm" svg:width="7.322cm" svg:height="5.722cm">
          <chartooo:coordinate-region svg:x="0.938cm" svg:y="0.319cm" svg:width="6.408cm" svg:height="4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319:plot.C381" chart:class="chart:scatter">
            <chart:domain table:cell-range-address="plot.B319:plot.B381"/>
            <chart:data-point chart:repeated="63"/>
          </chart:series>
          <chart:series chart:style-name="ch7" chart:values-cell-range-address="plot.D319:plot.D381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0431">
                <text:p>25.0431</text:p>
                <draw:g>
                  <svg:desc>plot.B319:plot.B381</svg:desc>
                </draw:g>
              </table:table-cell>
              <table:table-cell office:value-type="float" office:value="2.75">
                <text:p>2.75</text:p>
                <draw:g>
                  <svg:desc>plot.C319:plot.C381</svg:desc>
                </draw:g>
              </table:table-cell>
              <table:table-cell office:value-type="float" office:value="2.65">
                <text:p>2.65</text:p>
                <draw:g>
                  <svg:desc>plot.D319:plot.D3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1221">
                <text:p>25.1221</text:p>
              </table:table-cell>
              <table:table-cell office:value-type="float" office:value="2.75">
                <text:p>2.7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2011">
                <text:p>25.2011</text:p>
              </table:table-cell>
              <table:table-cell office:value-type="float" office:value="2.75">
                <text:p>2.7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2801">
                <text:p>25.2801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3591">
                <text:p>25.3591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4381">
                <text:p>25.4381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5171">
                <text:p>25.5171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5961">
                <text:p>25.5961</text:p>
              </table:table-cell>
              <table:table-cell office:value-type="float" office:value="2.85">
                <text:p>2.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6751">
                <text:p>25.6751</text:p>
              </table:table-cell>
              <table:table-cell office:value-type="float" office:value="2.85">
                <text:p>2.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7541">
                <text:p>25.7541</text:p>
              </table:table-cell>
              <table:table-cell office:value-type="float" office:value="2.85">
                <text:p>2.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8331">
                <text:p>25.8331</text:p>
              </table:table-cell>
              <table:table-cell office:value-type="float" office:value="2.85">
                <text:p>2.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121">
                <text:p>25.9121</text:p>
              </table:table-cell>
              <table:table-cell office:value-type="float" office:value="2.85">
                <text:p>2.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9911">
                <text:p>25.9911</text:p>
              </table:table-cell>
              <table:table-cell office:value-type="float" office:value="2.9">
                <text:p>2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0701">
                <text:p>26.0701</text:p>
              </table:table-cell>
              <table:table-cell office:value-type="float" office:value="2.9">
                <text:p>2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1491">
                <text:p>26.1491</text:p>
              </table:table-cell>
              <table:table-cell office:value-type="float" office:value="2.9">
                <text:p>2.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2281">
                <text:p>26.2281</text:p>
              </table:table-cell>
              <table:table-cell office:value-type="float" office:value="2.95">
                <text:p>2.9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3071">
                <text:p>26.3071</text:p>
              </table:table-cell>
              <table:table-cell office:value-type="float" office:value="2.95">
                <text:p>2.9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861">
                <text:p>26.3861</text:p>
              </table:table-cell>
              <table:table-cell office:value-type="float" office:value="2.95">
                <text:p>2.9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4651">
                <text:p>26.4651</text:p>
              </table:table-cell>
              <table:table-cell office:value-type="float" office:value="2.95">
                <text:p>2.9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5441">
                <text:p>26.5441</text:p>
              </table:table-cell>
              <table:table-cell office:value-type="float" office:value="2.95">
                <text:p>2.9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6231">
                <text:p>26.6231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7021">
                <text:p>26.7021</text:p>
              </table:table-cell>
              <table:table-cell office:value-type="float" office:value="3">
                <text:p>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7811">
                <text:p>26.7811</text:p>
              </table:table-cell>
              <table:table-cell office:value-type="float" office:value="3">
                <text:p>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8601">
                <text:p>26.8601</text:p>
              </table:table-cell>
              <table:table-cell office:value-type="float" office:value="3">
                <text:p>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9391">
                <text:p>26.9391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0181">
                <text:p>27.0181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0971">
                <text:p>27.0971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1761">
                <text:p>27.1761</text:p>
              </table:table-cell>
              <table:table-cell office:value-type="float" office:value="3.05">
                <text:p>3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2551">
                <text:p>27.2551</text:p>
              </table:table-cell>
              <table:table-cell office:value-type="float" office:value="3.05">
                <text:p>3.0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3341">
                <text:p>27.3341</text:p>
              </table:table-cell>
              <table:table-cell office:value-type="float" office:value="3.1">
                <text:p>3.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4131">
                <text:p>27.4131</text:p>
              </table:table-cell>
              <table:table-cell office:value-type="float" office:value="3.1">
                <text:p>3.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4921">
                <text:p>27.4921</text:p>
              </table:table-cell>
              <table:table-cell office:value-type="float" office:value="3.1">
                <text:p>3.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5711">
                <text:p>27.571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6501">
                <text:p>27.650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7291">
                <text:p>27.729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8081">
                <text:p>27.808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8871">
                <text:p>27.887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9661">
                <text:p>27.966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0451">
                <text:p>28.045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1241">
                <text:p>28.124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2031">
                <text:p>28.203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2821">
                <text:p>28.282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611">
                <text:p>28.361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4401">
                <text:p>28.440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5191">
                <text:p>28.5191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5981">
                <text:p>28.59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6771">
                <text:p>28.67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7561">
                <text:p>28.75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.8351">
                <text:p>28.83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9141">
                <text:p>28.91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.9931">
                <text:p>28.99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0721">
                <text:p>29.07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1511">
                <text:p>29.15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2301">
                <text:p>29.23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091">
                <text:p>29.30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3881">
                <text:p>29.38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4671">
                <text:p>29.46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5461">
                <text:p>29.54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6251">
                <text:p>29.62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7041">
                <text:p>29.70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7831">
                <text:p>29.78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8621">
                <text:p>29.86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.9411">
                <text:p>29.94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84cm" svg:height="6.079cm" xlink:href=".." xlink:type="simple" chart:class="chart:scatter" chart:style-name="ch1">
        <chart:legend chart:legend-position="end" svg:x="8.032cm" svg:y="2.491cm" style:legend-expansion="high" chart:style-name="ch2"/>
        <chart:plot-area chart:style-name="ch3" table:cell-range-address="plot.B382:plot.D445" svg:x="0.217cm" svg:y="0.121cm" svg:width="7.598cm" svg:height="5.837cm">
          <chartooo:coordinate-region svg:x="0.944cm" svg:y="0.321cm" svg:width="6.683cm" svg:height="4.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382:plot.C445" chart:class="chart:scatter">
            <chart:domain table:cell-range-address="plot.B382:plot.B445"/>
            <chart:data-point chart:repeated="64"/>
          </chart:series>
          <chart:series chart:style-name="ch7" chart:values-cell-range-address="plot.D382:plot.D445" chart:class="chart:scatte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0201">
                <text:p>30.0201</text:p>
                <draw:g>
                  <svg:desc>plot.B382:plot.B445</svg:desc>
                </draw:g>
              </table:table-cell>
              <table:table-cell office:value-type="float" office:value="3.2">
                <text:p>3.2</text:p>
                <draw:g>
                  <svg:desc>plot.C382:plot.C445</svg:desc>
                </draw:g>
              </table:table-cell>
              <table:table-cell office:value-type="float" office:value="3.2">
                <text:p>3.2</text:p>
                <draw:g>
                  <svg:desc>plot.D382:plot.D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0991">
                <text:p>30.09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781">
                <text:p>30.17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571">
                <text:p>30.25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3361">
                <text:p>30.33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51">
                <text:p>30.41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941">
                <text:p>30.49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5731">
                <text:p>30.57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6521">
                <text:p>30.65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311">
                <text:p>30.73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8101">
                <text:p>30.81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8891">
                <text:p>30.88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9681">
                <text:p>30.96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0471">
                <text:p>31.04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1261">
                <text:p>31.12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2051">
                <text:p>31.20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2841">
                <text:p>31.28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3631">
                <text:p>31.36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421">
                <text:p>31.44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5211">
                <text:p>31.52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6001">
                <text:p>31.60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6791">
                <text:p>31.67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7581">
                <text:p>31.75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8371">
                <text:p>31.83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9161">
                <text:p>31.91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9951">
                <text:p>31.99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0741">
                <text:p>32.07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1531">
                <text:p>32.15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2321">
                <text:p>32.23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3111">
                <text:p>32.31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3901">
                <text:p>32.39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4691">
                <text:p>32.46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481">
                <text:p>32.54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6271">
                <text:p>32.62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7061">
                <text:p>32.70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7851">
                <text:p>32.78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8641">
                <text:p>32.86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.9431">
                <text:p>32.94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0221">
                <text:p>33.022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1011">
                <text:p>33.101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1801">
                <text:p>33.180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259">
                <text:p>33.25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338">
                <text:p>33.33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417">
                <text:p>33.41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.496">
                <text:p>33.49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575">
                <text:p>33.57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654">
                <text:p>33.65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733">
                <text:p>33.73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.812">
                <text:p>33.81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.891">
                <text:p>33.89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97">
                <text:p>33.9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049">
                <text:p>34.04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128">
                <text:p>34.12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207">
                <text:p>34.20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286">
                <text:p>34.28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65">
                <text:p>34.36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444">
                <text:p>34.44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523">
                <text:p>34.52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602">
                <text:p>34.60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681">
                <text:p>34.68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76">
                <text:p>34.7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839">
                <text:p>34.83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918">
                <text:p>34.91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997">
                <text:p>34.99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08cm" svg:height="5.573cm" xlink:href=".." xlink:type="simple" chart:class="chart:scatter" chart:style-name="ch1">
        <chart:legend chart:legend-position="end" svg:x="7.056cm" svg:y="2.238cm" style:legend-expansion="high" chart:style-name="ch2"/>
        <chart:plot-area chart:style-name="ch3" table:cell-range-address="plot.B446:plot.D508" svg:x="0.198cm" svg:y="0.111cm" svg:width="6.66cm" svg:height="5.351cm">
          <chartooo:coordinate-region svg:x="1.11cm" svg:y="0.31cm" svg:width="5.561cm" svg:height="4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446:plot.C508" chart:class="chart:scatter">
            <chart:domain table:cell-range-address="plot.B446:plot.B508"/>
            <chart:data-point chart:repeated="63"/>
          </chart:series>
          <chart:series chart:style-name="ch7" chart:values-cell-range-address="plot.D446:plot.D508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076">
                <text:p>35.076</text:p>
                <draw:g>
                  <svg:desc>plot.B446:plot.B508</svg:desc>
                </draw:g>
              </table:table-cell>
              <table:table-cell office:value-type="float" office:value="3.2">
                <text:p>3.2</text:p>
                <draw:g>
                  <svg:desc>plot.C446:plot.C508</svg:desc>
                </draw:g>
              </table:table-cell>
              <table:table-cell office:value-type="float" office:value="3.2">
                <text:p>3.2</text:p>
                <draw:g>
                  <svg:desc>plot.D446:plot.D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155">
                <text:p>35.15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34">
                <text:p>35.23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313">
                <text:p>35.31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392">
                <text:p>35.39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471">
                <text:p>35.4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55">
                <text:p>35.5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629">
                <text:p>35.62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708">
                <text:p>35.70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787">
                <text:p>35.78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866">
                <text:p>35.86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945">
                <text:p>35.94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024">
                <text:p>36.02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103">
                <text:p>36.10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182">
                <text:p>36.18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261">
                <text:p>36.26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34">
                <text:p>36.3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419">
                <text:p>36.41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498">
                <text:p>36.49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77">
                <text:p>36.57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656">
                <text:p>36.65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735">
                <text:p>36.73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814">
                <text:p>36.81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893">
                <text:p>36.89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972">
                <text:p>36.97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051">
                <text:p>37.05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13">
                <text:p>37.1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209">
                <text:p>37.20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288">
                <text:p>37.28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367">
                <text:p>37.36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446">
                <text:p>37.44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525">
                <text:p>37.52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.604">
                <text:p>37.60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683">
                <text:p>37.68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762">
                <text:p>37.76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.841">
                <text:p>37.84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92">
                <text:p>37.9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999">
                <text:p>37.99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078">
                <text:p>38.07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157">
                <text:p>38.157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236">
                <text:p>38.23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315">
                <text:p>38.31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394">
                <text:p>38.39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.473">
                <text:p>38.473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.552">
                <text:p>38.55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631">
                <text:p>38.63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.71">
                <text:p>38.71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7889">
                <text:p>38.788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8679">
                <text:p>38.867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9469">
                <text:p>38.946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0259">
                <text:p>39.025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1049">
                <text:p>39.104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.1839">
                <text:p>39.183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.2629">
                <text:p>39.262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.3419">
                <text:p>39.341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4209">
                <text:p>39.420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4999">
                <text:p>39.499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5789">
                <text:p>39.578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6579">
                <text:p>39.657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7369">
                <text:p>39.736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8159">
                <text:p>39.8159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8949">
                <text:p>39.8949</text:p>
              </table:table-cell>
              <table:table-cell office:value-type="float" office:value="3.15">
                <text:p>3.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9739">
                <text:p>39.9739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19cm" svg:height="5.017cm" xlink:href=".." xlink:type="simple" chart:class="chart:scatter" chart:style-name="ch1">
        <chart:legend chart:legend-position="end" svg:x="6.067cm" svg:y="1.96cm" style:legend-expansion="high" chart:style-name="ch2"/>
        <chart:plot-area chart:style-name="ch3" table:cell-range-address="plot.B509:plot.D571" svg:x="0.178cm" svg:y="0.1cm" svg:width="5.711cm" svg:height="4.817cm">
          <chartooo:coordinate-region svg:x="0.905cm" svg:y="0.299cm" svg:width="4.797cm" svg:height="3.9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C509:plot.C571" chart:class="chart:scatter">
            <chart:domain table:cell-range-address="plot.B509:plot.B571"/>
            <chart:data-point chart:repeated="63"/>
          </chart:series>
          <chart:series chart:style-name="ch7" chart:values-cell-range-address="plot.D509:plot.D571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0529">
                <text:p>40.0529</text:p>
                <draw:g>
                  <svg:desc>plot.B509:plot.B571</svg:desc>
                </draw:g>
              </table:table-cell>
              <table:table-cell office:value-type="float" office:value="3">
                <text:p>3</text:p>
                <draw:g>
                  <svg:desc>plot.C509:plot.C571</svg:desc>
                </draw:g>
              </table:table-cell>
              <table:table-cell office:value-type="float" office:value="3">
                <text:p>3</text:p>
                <draw:g>
                  <svg:desc>plot.D509:plot.D5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1319">
                <text:p>40.1319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2109">
                <text:p>40.2109</text:p>
              </table:table-cell>
              <table:table-cell office:value-type="float" office:value="2.65">
                <text:p>2.6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899">
                <text:p>40.2899</text:p>
              </table:table-cell>
              <table:table-cell office:value-type="float" office:value="2.55">
                <text:p>2.5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689">
                <text:p>40.3689</text:p>
              </table:table-cell>
              <table:table-cell office:value-type="float" office:value="2.4">
                <text:p>2.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4479">
                <text:p>40.4479</text:p>
              </table:table-cell>
              <table:table-cell office:value-type="float" office:value="2.15">
                <text:p>2.1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5269">
                <text:p>40.5269</text:p>
              </table:table-cell>
              <table:table-cell office:value-type="float" office:value="2.05">
                <text:p>2.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6059">
                <text:p>40.605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6849">
                <text:p>40.6849</text:p>
              </table:table-cell>
              <table:table-cell office:value-type="float" office:value="1.85">
                <text:p>1.8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7639">
                <text:p>40.7639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8429">
                <text:p>40.8429</text:p>
              </table:table-cell>
              <table:table-cell office:value-type="float" office:value="1.65">
                <text:p>1.6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9219">
                <text:p>40.9219</text:p>
              </table:table-cell>
              <table:table-cell office:value-type="float" office:value="1.65">
                <text:p>1.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009">
                <text:p>41.000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0799">
                <text:p>41.079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1589">
                <text:p>41.158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2379">
                <text:p>41.237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3169">
                <text:p>41.3169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3959">
                <text:p>41.395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4749">
                <text:p>41.474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.5539">
                <text:p>41.553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6329">
                <text:p>41.632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7119">
                <text:p>41.7119</text:p>
              </table:table-cell>
              <table:table-cell office:value-type="float" office:value="1.45">
                <text:p>1.4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7909">
                <text:p>41.790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8699">
                <text:p>41.869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9489">
                <text:p>41.948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0279">
                <text:p>42.027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1069">
                <text:p>42.106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.1859">
                <text:p>42.185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2649">
                <text:p>42.2649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3439">
                <text:p>42.3439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4229">
                <text:p>42.422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5019">
                <text:p>42.5019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5809">
                <text:p>42.5809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6599">
                <text:p>42.659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7389">
                <text:p>42.7389</text:p>
              </table:table-cell>
              <table:table-cell office:value-type="float" office:value="1.6">
                <text:p>1.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.8179">
                <text:p>42.8179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8969">
                <text:p>42.896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9759">
                <text:p>42.975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0549">
                <text:p>43.0549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1339">
                <text:p>43.1339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2129">
                <text:p>43.212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.2919">
                <text:p>43.291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.3709">
                <text:p>43.370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499">
                <text:p>43.449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5289">
                <text:p>43.528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6079">
                <text:p>43.607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6869">
                <text:p>43.6869</text:p>
              </table:table-cell>
              <table:table-cell office:value-type="float" office:value="1.8">
                <text:p>1.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7659">
                <text:p>43.7659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8449">
                <text:p>43.8449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9239">
                <text:p>43.9239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.0029">
                <text:p>44.0029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0819">
                <text:p>44.081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1609">
                <text:p>44.1609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2398">
                <text:p>44.2398</text:p>
              </table:table-cell>
              <table:table-cell office:value-type="float" office:value="1.5">
                <text:p>1.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3188">
                <text:p>44.3188</text:p>
              </table:table-cell>
              <table:table-cell office:value-type="float" office:value="1.45">
                <text:p>1.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3978">
                <text:p>44.3978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4768">
                <text:p>44.476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5558">
                <text:p>44.555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6348">
                <text:p>44.6348</text:p>
              </table:table-cell>
              <table:table-cell office:value-type="float" office:value="1.3">
                <text:p>1.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7138">
                <text:p>44.713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7928">
                <text:p>44.7928</text:p>
              </table:table-cell>
              <table:table-cell office:value-type="float" office:value="1.3">
                <text:p>1.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8718">
                <text:p>44.871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9508">
                <text:p>44.9508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